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2.708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294cm"/>
    </style:style>
    <style:style style:name="co12" style:family="table-column">
      <style:table-column-properties fo:break-before="auto" style:column-width="4.429cm"/>
    </style:style>
    <style:style style:name="co13" style:family="table-column">
      <style:table-column-properties fo:break-before="auto" style:column-width="5.341cm"/>
    </style:style>
    <style:style style:name="co14" style:family="table-column">
      <style:table-column-properties fo:break-before="auto" style:column-width="1.746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741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  <table:table-cell office:value-type="string">
            <text:p>tegeletud</text:p>
          </table:table-cell>
        </table:table-row>
        <table:table-row table:style-name="ro1">
          <table:table-cell office:value-type="float" office:value="16882957">
            <text:p>16882957</text:p>
          </table:table-cell>
          <table:table-cell office:value-type="float" office:value="214362784">
            <text:p>214362784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5481338620">
            <text:p>7548133862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eris süstoolne rõhk normis PAPs 30 mmHg</text:p>
          </table:table-cell>
          <table:table-cell office:value-type="string">
            <text:p>3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8110642">
            <text:p>18110642</text:p>
          </table:table-cell>
          <table:table-cell office:value-type="float" office:value="181298435">
            <text:p>181298435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3107373006">
            <text:p>531073730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inravi foonil Suurendab NovoMix 30/70 </text:p>
          </table:table-cell>
          <table:table-cell office:value-type="string">
            <text:p>30/70 </text:p>
          </table:table-cell>
          <table:table-cell office:value-type="string">
            <text:p>annust 26+0+26 TÜ Metformiini jä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3956864">
            <text:p>3956864</text:p>
          </table:table-cell>
          <table:table-cell office:value-type="float" office:value="125716359">
            <text:p>125716359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8691061587">
            <text:p>586910615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531/51</text:p>
          </table:table-cell>
          <table:table-cell office:value-type="string">
            <text:p>31/51</text:p>
          </table:table-cell>
          <table:table-cell table:style-name="ce1" office:value-type="string">
            <text:p>1 ,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238580">
            <text:p>1238580</text:p>
          </table:table-cell>
          <table:table-cell office:value-type="float" office:value="119311141">
            <text:p>119311141</text:p>
          </table:table-cell>
          <table:table-cell office:value-type="string">
            <text:p>2012-05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3686758711">
            <text:p>2368675871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V AcT 96 ms TR Vmax 2,8 m/sek ; 31 mmHg</text:p>
          </table:table-cell>
          <table:table-cell office:value-type="string">
            <text:p>31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5270136">
            <text:p>15270136</text:p>
          </table:table-cell>
          <table:table-cell office:value-type="float" office:value="170933636">
            <text:p>170933636</text:p>
          </table:table-cell>
          <table:table-cell office:value-type="string">
            <text:p>2013-04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8764318261">
            <text:p>8876431826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Kopsuringe róhk 33 mmHg</text:p>
          </table:table-cell>
          <table:table-cell office:value-type="string">
            <text:p>33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9063409">
            <text:p>9063409</text:p>
          </table:table-cell>
          <table:table-cell office:value-type="float" office:value="187416997">
            <text:p>187416997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8980642809">
            <text:p>8898064280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Arvestuslik SPAP : 32-33mmHg</text:p>
          </table:table-cell>
          <table:table-cell office:value-type="string">
            <text:p>33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20983888">
            <text:p>20983888</text:p>
          </table:table-cell>
          <table:table-cell office:value-type="float" office:value="209416309">
            <text:p>209416309</text:p>
          </table:table-cell>
          <table:table-cell office:value-type="string">
            <text:p>2013-11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5797293871">
            <text:p>257972938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paremasse kotta mõõtmetega 20 x 35 mm H</text:p>
          </table:table-cell>
          <table:table-cell office:value-type="string">
            <text:p>35 mm H</text:p>
          </table:table-cell>
          <table:table-cell office:value-type="string">
            <text:p>iilustes , aksillaarsel patoloog</text:p>
          </table:table-cell>
          <table:table-cell table:number-columns-repeated="4" office:value-type="string">
            <text:p>NULL</text:p>
          </table:table-cell>
          <table:table-cell office:value-type="string">
            <text:p>mm H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9785848">
            <text:p>9785848</text:p>
          </table:table-cell>
          <table:table-cell office:value-type="float" office:value="202351369">
            <text:p>202351369</text:p>
          </table:table-cell>
          <table:table-cell office:value-type="string">
            <text:p>2013-10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9824221">
            <text:p>6730398242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cm )/ Pea ümbermõõt ( cm ) : 2335/46/32</text:p>
          </table:table-cell>
          <table:table-cell office:value-type="string">
            <text:p>35/46/32</text:p>
          </table:table-cell>
          <table:table-cell office:value-type="string">
            <text:p><text:s/>Apgar ( 1'/5'/10 ' ) : 8/8 Naba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547926">
            <text:p>547926</text:p>
          </table:table-cell>
          <table:table-cell office:value-type="float" office:value="79921172">
            <text:p>79921172</text:p>
          </table:table-cell>
          <table:table-cell office:value-type="string">
            <text:p>2011-12-26</text:p>
          </table:table-cell>
          <table:table-cell office:value-type="string">
            <text:p>S</text:p>
          </table:table-cell>
          <table:table-cell table:style-name="ce1" office:value-type="string">
            <text:p>2011-12-19</text:p>
          </table:table-cell>
          <table:table-cell office:value-type="float" office:value="36042183064">
            <text:p>3604218306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psuringe rõhk kergelt tõusnud , 37 mmHg</text:p>
          </table:table-cell>
          <table:table-cell office:value-type="string">
            <text:p>37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304020">
            <text:p>1304020</text:p>
          </table:table-cell>
          <table:table-cell office:value-type="float" office:value="92882642">
            <text:p>92882642</text:p>
          </table:table-cell>
          <table:table-cell office:value-type="string">
            <text:p>2012-04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2156285589">
            <text:p>9215628558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Ao max grad 39 mmHg</text:p>
          </table:table-cell>
          <table:table-cell office:value-type="string">
            <text:p>39 mmHg</text:p>
          </table:table-cell>
          <table:table-cell office:value-type="string">
            <text:p><text:s/>; Ao kesk grad 21 mmHg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60009">
            <text:p>160009</text:p>
          </table:table-cell>
          <table:table-cell office:value-type="float" office:value="136565051">
            <text:p>136565051</text:p>
          </table:table-cell>
          <table:table-cell office:value-type="string">
            <text:p>2012-09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0043812535">
            <text:p>100438125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FEV11.40 / 41 </text:p>
          </table:table-cell>
          <table:table-cell office:value-type="string">
            <text:p>40 / 41 </text:p>
          </table:table-cell>
          <table:table-cell office:value-type="string">
            <text:p>% ja BD - järgselt 2.16 / 64 %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9776647">
            <text:p>19776647</text:p>
          </table:table-cell>
          <table:table-cell office:value-type="float" office:value="179031181">
            <text:p>179031181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2113173">
            <text:p>6730321131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22.05.2013 <text:s/>PINKA : 5,5k 7040 / 69 </text:p>
          </table:table-cell>
          <table:table-cell office:value-type="string">
            <text:p>40 / 69 </text:p>
          </table:table-cell>
          <table:table-cell office:value-type="string">
            <text:p>pea 43,5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8959188">
            <text:p>8959188</text:p>
          </table:table-cell>
          <table:table-cell office:value-type="float" office:value="206356346">
            <text:p>206356346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5155636936">
            <text:p>5515563693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slikult kopsuringe rõhk tõusnud~46 mmHg</text:p>
          </table:table-cell>
          <table:table-cell office:value-type="string">
            <text:p>46 mmHg</text:p>
          </table:table-cell>
          <table:table-cell office:value-type="string">
            <text:p><text:s/>Mõlema koja dlateerumine , vart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7934132">
            <text:p>17934132</text:p>
          </table:table-cell>
          <table:table-cell office:value-type="float" office:value="207512376">
            <text:p>207512376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table:style-name="ce1" office:value-type="string">
            <text:p>2013-10-18</text:p>
          </table:table-cell>
          <table:table-cell office:value-type="float" office:value="41863672447">
            <text:p>418636724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EKG : Järeldus : Siinusrütm fr 46-86</text:p>
          </table:table-cell>
          <table:table-cell office:value-type="string">
            <text:p>fr 46-86</text:p>
          </table:table-cell>
          <table:table-cell office:value-type="string">
            <text:p>x ' Semihorisontaalne el positsi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69490">
            <text:p>69490</text:p>
          </table:table-cell>
          <table:table-cell office:value-type="float" office:value="134087912">
            <text:p>134087912</text:p>
          </table:table-cell>
          <table:table-cell office:value-type="string">
            <text:p>2012-08-08</text:p>
          </table:table-cell>
          <table:table-cell office:value-type="string">
            <text:p>S</text:p>
          </table:table-cell>
          <table:table-cell table:style-name="ce1" office:value-type="string">
            <text:p>2012-07-30</text:p>
          </table:table-cell>
          <table:table-cell office:value-type="float" office:value="10488097221">
            <text:p>1048809722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Kopsuringe rõhk tõusnud : 49 mmHg</text:p>
          </table:table-cell>
          <table:table-cell office:value-type="string">
            <text:p>49 mmHg</text:p>
          </table:table-cell>
          <table:table-cell office:value-type="string">
            <text:p><text:s/>-&gt; 70 mmHg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2878844">
            <text:p>2878844</text:p>
          </table:table-cell>
          <table:table-cell office:value-type="float" office:value="121162768">
            <text:p>121162768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table:style-name="ce1" office:value-type="string">
            <text:p>2011-12-28</text:p>
          </table:table-cell>
          <table:table-cell office:value-type="float" office:value="58275927112">
            <text:p>582759271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Janumet 50/85</text:p>
          </table:table-cell>
          <table:table-cell office:value-type="string">
            <text:p>50/85</text:p>
          </table:table-cell>
          <table:table-cell office:value-type="string">
            <text:p>02k p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6998792">
            <text:p>6998792</text:p>
          </table:table-cell>
          <table:table-cell office:value-type="float" office:value="124566849">
            <text:p>124566849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table:style-name="ce1" office:value-type="string">
            <text:p>2012-02-20</text:p>
          </table:table-cell>
          <table:table-cell office:value-type="float" office:value="60470482252">
            <text:p>6047048225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avi : Janumet 50/100</text:p>
          </table:table-cell>
          <table:table-cell office:value-type="string">
            <text:p>50/100</text:p>
          </table:table-cell>
          <table:table-cell office:value-type="string">
            <text:p>0mgx2 , Diaprel MR 120mg H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22955084">
            <text:p>22955084</text:p>
          </table:table-cell>
          <table:table-cell office:value-type="float" office:value="215479104">
            <text:p>215479104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table:style-name="ce1" office:value-type="string">
            <text:p>2012-11-08</text:p>
          </table:table-cell>
          <table:table-cell office:value-type="float" office:value="53211039637">
            <text:p>532110396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quip 18 mg päevas , Sinemet CR 50/200</text:p>
          </table:table-cell>
          <table:table-cell office:value-type="string">
            <text:p>50/200</text:p>
          </table:table-cell>
          <table:table-cell office:value-type="string">
            <text:p>1 tbl hommikul , 1/2tbl lõunal ,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20062007">
            <text:p>20062007</text:p>
          </table:table-cell>
          <table:table-cell office:value-type="float" office:value="173630861">
            <text:p>173630861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table:style-name="ce1" office:value-type="string">
            <text:p>2013-02-19</text:p>
          </table:table-cell>
          <table:table-cell office:value-type="float" office:value="70240025700">
            <text:p>702400257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idevalt tarvitab seretide 50 / 50</text:p>
          </table:table-cell>
          <table:table-cell office:value-type="string">
            <text:p>50 / 50</text:p>
          </table:table-cell>
          <table:table-cell office:value-type="string">
            <text:p>0 ug x2 + atroventi 2dx2 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40281">
            <text:p>140281</text:p>
          </table:table-cell>
          <table:table-cell office:value-type="float" office:value="96864745">
            <text:p>96864745</text:p>
          </table:table-cell>
          <table:table-cell office:value-type="string">
            <text:p>2012-03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8845739861">
            <text:p>3884573986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<text:s/>pulmicort 250 ug x2 , seretide 50 / 50</text:p>
          </table:table-cell>
          <table:table-cell office:value-type="string">
            <text:p>50 / 50</text:p>
          </table:table-cell>
          <table:table-cell office:value-type="string">
            <text:p>0 ug 1dx2 , tbl , omeprazol 20m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22697578">
            <text:p>22697578</text:p>
          </table:table-cell>
          <table:table-cell office:value-type="float" office:value="208546034">
            <text:p>208546034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table:style-name="ce1" office:value-type="string">
            <text:p>2013-10-25</text:p>
          </table:table-cell>
          <table:table-cell office:value-type="float" office:value="82188361917">
            <text:p>821883619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efr od -0,25-1,50/103</text:p>
          </table:table-cell>
          <table:table-cell office:value-type="string">
            <text:p>50/103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03">
            <text:p>103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8478364">
            <text:p>8478364</text:p>
          </table:table-cell>
          <table:table-cell office:value-type="float" office:value="134432363">
            <text:p>134432363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5482764704">
            <text:p>6548276470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geene , siis alustame Seretidi 50/100 </text:p>
          </table:table-cell>
          <table:table-cell office:value-type="string">
            <text:p>50/100 </text:p>
          </table:table-cell>
          <table:table-cell office:value-type="string">
            <text:p>x2 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572978">
            <text:p>1572978</text:p>
          </table:table-cell>
          <table:table-cell office:value-type="float" office:value="127669186">
            <text:p>127669186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9339629585">
            <text:p>1933962958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aks , T1 fl3d nonfs aks , ep2d 50/40</text:p>
          </table:table-cell>
          <table:table-cell office:value-type="string">
            <text:p>50/40</text:p>
          </table:table-cell>
          <table:table-cell office:value-type="string">
            <text:p>0/800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2544771">
            <text:p>2544771</text:p>
          </table:table-cell>
          <table:table-cell office:value-type="float" office:value="144076121">
            <text:p>144076121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5812360414">
            <text:p>758123604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prololi 100 mgx1 , Tab Janumet 50/50</text:p>
          </table:table-cell>
          <table:table-cell office:value-type="string">
            <text:p>50/50</text:p>
          </table:table-cell>
          <table:table-cell office:value-type="string">
            <text:p>0x2 , Tab L-Thyroxini 125 mkgx1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7430417">
            <text:p>7430417</text:p>
          </table:table-cell>
          <table:table-cell office:value-type="float" office:value="125693741">
            <text:p>125693741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6063143723">
            <text:p>1606314372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552/54</text:p>
          </table:table-cell>
          <table:table-cell office:value-type="string">
            <text:p>52/54</text:p>
          </table:table-cell>
          <table:table-cell office:value-type="string">
            <text:p>6 , HRT od - Gl muutused , os -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5414136">
            <text:p>5414136</text:p>
          </table:table-cell>
          <table:table-cell office:value-type="float" office:value="123549183">
            <text:p>123549183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6635638911">
            <text:p>2663563891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Dp 58 / 56 </text:p>
          </table:table-cell>
          <table:table-cell office:value-type="string">
            <text:p>58 / 56 </text:p>
          </table:table-cell>
          <table:table-cell office:value-type="string">
            <text:p>mm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4562409">
            <text:p>14562409</text:p>
          </table:table-cell>
          <table:table-cell office:value-type="float" office:value="214576921">
            <text:p>214576921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0676248604">
            <text:p>506762486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rillid + 2,5ou + 4,5ou pd63/65</text:p>
          </table:table-cell>
          <table:table-cell office:value-type="string">
            <text:p>63/65</text:p>
          </table:table-cell>
          <table:table-cell office:value-type="string">
            <text:p>mm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8920263">
            <text:p>8920263</text:p>
          </table:table-cell>
          <table:table-cell office:value-type="float" office:value="176109873">
            <text:p>176109873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0403280824">
            <text:p>1040328082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SVR / DVR koormused 63 / 63 </text:p>
          </table:table-cell>
          <table:table-cell office:value-type="string">
            <text:p>63 / 63 </text:p>
          </table:table-cell>
          <table:table-cell office:value-type="string">
            <text:p>%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table:number-columns-repeated="2" office:value-type="float" office:value="63">
            <text:p>63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9606502">
            <text:p>9606502</text:p>
          </table:table-cell>
          <table:table-cell office:value-type="float" office:value="160664860">
            <text:p>160664860</text:p>
          </table:table-cell>
          <table:table-cell office:value-type="string">
            <text:p>2013-02-01</text:p>
          </table:table-cell>
          <table:table-cell office:value-type="string">
            <text:p>S</text:p>
          </table:table-cell>
          <table:table-cell table:style-name="ce1" office:value-type="string">
            <text:p>2012-08-15</text:p>
          </table:table-cell>
          <table:table-cell office:value-type="float" office:value="92992821223">
            <text:p>9299282122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hüpertensioon , kopsuringe rõhk 64 mmHg</text:p>
          </table:table-cell>
          <table:table-cell office:value-type="string">
            <text:p>64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5333200">
            <text:p>5333200</text:p>
          </table:table-cell>
          <table:table-cell office:value-type="float" office:value="99003614">
            <text:p>99003614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0017727988">
            <text:p>4001772798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rope : + 3,25 ou DP=64/62</text:p>
          </table:table-cell>
          <table:table-cell office:value-type="string">
            <text:p>64/62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1395161">
            <text:p>11395161</text:p>
          </table:table-cell>
          <table:table-cell office:value-type="float" office:value="179658394">
            <text:p>179658394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table:style-name="ce1" office:value-type="string">
            <text:p>2013-05-27</text:p>
          </table:table-cell>
          <table:table-cell office:value-type="float" office:value="92528945569">
            <text:p>925289455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skambrid suhteliselt madalad ( 73/76</text:p>
          </table:table-cell>
          <table:table-cell office:value-type="string">
            <text:p>73/76</text:p>
          </table:table-cell>
          <table:table-cell office:value-type="string">
            <text:p>mm3 )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5297116">
            <text:p>15297116</text:p>
          </table:table-cell>
          <table:table-cell office:value-type="float" office:value="203956908">
            <text:p>203956908</text:p>
          </table:table-cell>
          <table:table-cell office:value-type="string">
            <text:p>2013-10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5184318344">
            <text:p>95184318344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lmonaalne hüpertensioom PAPs 69-74 mmHg</text:p>
          </table:table-cell>
          <table:table-cell office:value-type="string">
            <text:p>74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8736894">
            <text:p>18736894</text:p>
          </table:table-cell>
          <table:table-cell office:value-type="float" office:value="161885732">
            <text:p>161885732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6316799195">
            <text:p>463167991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d kõrged : 187-241/95-113mmHg , fr 74-83</text:p>
          </table:table-cell>
          <table:table-cell office:value-type="string">
            <text:p>fr 74-83</text:p>
          </table:table-cell>
          <table:table-cell office:value-type="string">
            <text:p><text:s/>.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8266">
            <text:p>18266</text:p>
          </table:table-cell>
          <table:table-cell office:value-type="float" office:value="136124214">
            <text:p>136124214</text:p>
          </table:table-cell>
          <table:table-cell office:value-type="string">
            <text:p>2012-09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1010695821">
            <text:p>3101069582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zepami i/m ü/k , tbl Amoxiclav 875/125 </text:p>
          </table:table-cell>
          <table:table-cell office:value-type="string">
            <text:p>75/125 </text:p>
          </table:table-cell>
          <table:table-cell office:value-type="string">
            <text:p>mg 1 tbl x 2 ( 10 päeva ) , tbl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5741446">
            <text:p>15741446</text:p>
          </table:table-cell>
          <table:table-cell office:value-type="float" office:value="189444609">
            <text:p>189444609</text:p>
          </table:table-cell>
          <table:table-cell office:value-type="string">
            <text:p>2013-07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7475620757">
            <text:p>274756207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g ; Furasemid 40mg ; Augmentin 875/125</text:p>
          </table:table-cell>
          <table:table-cell office:value-type="string">
            <text:p>75/125</text:p>
          </table:table-cell>
          <table:table-cell office:value-type="string">
            <text:p>mg , Digoxin 0,125mg ; Cardace 2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7976411">
            <text:p>17976411</text:p>
          </table:table-cell>
          <table:table-cell office:value-type="float" office:value="156288834">
            <text:p>156288834</text:p>
          </table:table-cell>
          <table:table-cell office:value-type="string">
            <text:p>2013-01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312892805">
            <text:p>323128928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aviks Augmentin 875 / 125 </text:p>
          </table:table-cell>
          <table:table-cell office:value-type="string">
            <text:p>75 / 125 </text:p>
          </table:table-cell>
          <table:table-cell office:value-type="string">
            <text:p>mg x 2k/p , 7 päeva kuni 6.01 ,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4108015">
            <text:p>14108015</text:p>
          </table:table-cell>
          <table:table-cell office:value-type="float" office:value="180841802">
            <text:p>180841802</text:p>
          </table:table-cell>
          <table:table-cell office:value-type="string">
            <text:p>2013-06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04240">
            <text:p>6730303042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tsepti X 9905625 T Augmentini 875/125 </text:p>
          </table:table-cell>
          <table:table-cell office:value-type="string">
            <text:p>75/125 </text:p>
          </table:table-cell>
          <table:table-cell office:value-type="string">
            <text:p>mg 14 tab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4006117">
            <text:p>4006117</text:p>
          </table:table-cell>
          <table:table-cell office:value-type="float" office:value="153698315">
            <text:p>153698315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4427219498">
            <text:p>644272194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Micardis plus 80 / 121</text:p>
          </table:table-cell>
          <table:table-cell office:value-type="string">
            <text:p>80 / 121</text:p>
          </table:table-cell>
          <table:table-cell office:value-type="string">
            <text:p>,5 , Spirix 25 mg , Isoptin ret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office:value-type="float" office:value="121">
            <text:p>121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20331891">
            <text:p>20331891</text:p>
          </table:table-cell>
          <table:table-cell office:value-type="float" office:value="207686026">
            <text:p>207686026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table:style-name="ce1" office:value-type="string">
            <text:p>2013-05-13</text:p>
          </table:table-cell>
          <table:table-cell office:value-type="float" office:value="673030448105">
            <text:p>6730304481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adi , kaela rotatsioon vas/par 80/75 </text:p>
          </table:table-cell>
          <table:table-cell office:value-type="string">
            <text:p>80/75 </text:p>
          </table:table-cell>
          <table:table-cell office:value-type="string">
            <text:p>kraadi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9917075">
            <text:p>9917075</text:p>
          </table:table-cell>
          <table:table-cell office:value-type="float" office:value="179308853">
            <text:p>179308853</text:p>
          </table:table-cell>
          <table:table-cell office:value-type="string">
            <text:p>2013-05-24</text:p>
          </table:table-cell>
          <table:table-cell office:value-type="string">
            <text:p>S</text:p>
          </table:table-cell>
          <table:table-cell table:style-name="ce1" office:value-type="string">
            <text:p>2013-05-21</text:p>
          </table:table-cell>
          <table:table-cell office:value-type="float" office:value="673039538517">
            <text:p>67303953851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<text:s/>kg , BMI 38,0 RR 144/93 mmHg , fr 90-100</text:p>
          </table:table-cell>
          <table:table-cell office:value-type="string">
            <text:p>fr 90-100</text:p>
          </table:table-cell>
          <table:table-cell office:value-type="string">
            <text:p>x FA , patol kahinad ei ole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8751505">
            <text:p>8751505</text:p>
          </table:table-cell>
          <table:table-cell office:value-type="float" office:value="147395770">
            <text:p>147395770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table:style-name="ce1" office:value-type="string">
            <text:p>2012-10-29</text:p>
          </table:table-cell>
          <table:table-cell office:value-type="float" office:value="49450311244">
            <text:p>4945031124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nhiaalastma , kasutab Seretide 100/50 </text:p>
          </table:table-cell>
          <table:table-cell office:value-type="string">
            <text:p>100/50 </text:p>
          </table:table-cell>
          <table:table-cell office:value-type="string">
            <text:p>mikrogr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87371">
            <text:p>187371</text:p>
          </table:table-cell>
          <table:table-cell office:value-type="float" office:value="127741871">
            <text:p>127741871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2350331617">
            <text:p>7235033161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<text:s/>kodade tahhükardia/virvendus , fr 100-110</text:p>
          </table:table-cell>
          <table:table-cell office:value-type="string">
            <text:p>fr 100-110</text:p>
          </table:table-cell>
          <table:table-cell office:value-type="string">
            <text:p><text:s/>' Vasaku vatsakese süstoolne fu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0048930">
            <text:p>10048930</text:p>
          </table:table-cell>
          <table:table-cell office:value-type="float" office:value="155180440">
            <text:p>155180440</text:p>
          </table:table-cell>
          <table:table-cell office:value-type="string">
            <text:p>2012-12-2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3062840986">
            <text:p>4306284098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Seretide 250/50</text:p>
          </table:table-cell>
          <table:table-cell office:value-type="string">
            <text:p>250/50</text:p>
          </table:table-cell>
          <table:table-cell office:value-type="string">
            <text:p>1d 3-4 korda kuus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16236835">
            <text:p>16236835</text:p>
          </table:table-cell>
          <table:table-cell office:value-type="float" office:value="188716089">
            <text:p>188716089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table:style-name="ce1" office:value-type="string">
            <text:p>2013-07-08</text:p>
          </table:table-cell>
          <table:table-cell office:value-type="float" office:value="96049368617">
            <text:p>960493686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mHg , mõõdukas hüpokseemia , pCO274 mmHg</text:p>
          </table:table-cell>
          <table:table-cell office:value-type="string">
            <text:p>274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74">
            <text:p>274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6131497">
            <text:p>6131497</text:p>
          </table:table-cell>
          <table:table-cell office:value-type="float" office:value="145364307">
            <text:p>145364307</text:p>
          </table:table-cell>
          <table:table-cell office:value-type="string">
            <text:p>2012-11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2901251034">
            <text:p>1290125103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orne atsidoos ( hüperkapnia , CO286mmHg</text:p>
          </table:table-cell>
          <table:table-cell office:value-type="string">
            <text:p>286mmHg</text:p>
          </table:table-cell>
          <table:table-cell office:value-type="string">
            <text:p><text:s/>)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86">
            <text:p>286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float" office:value="5409183">
            <text:p>5409183</text:p>
          </table:table-cell>
          <table:table-cell office:value-type="float" office:value="129616117">
            <text:p>129616117</text:p>
          </table:table-cell>
          <table:table-cell office:value-type="string">
            <text:p>2012-07-20</text:p>
          </table:table-cell>
          <table:table-cell office:value-type="string">
            <text:p>A</text:p>
          </table:table-cell>
          <table:table-cell table:style-name="ce1" office:value-type="string">
            <text:p>2012-07-12</text:p>
          </table:table-cell>
          <table:table-cell office:value-type="float" office:value="77147538137">
            <text:p>7714753813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1436/95mmHg</text:p>
          </table:table-cell>
          <table:table-cell office:value-type="string">
            <text:p>36/95mmHg</text:p>
          </table:table-cell>
          <table:table-cell office:value-type="string">
            <text:p><text:s/>pulss 65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office:value-type="string">
            <text:p>?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9463438">
            <text:p>9463438</text:p>
          </table:table-cell>
          <table:table-cell office:value-type="float" office:value="186414528">
            <text:p>186414528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table:style-name="ce1" office:value-type="string">
            <text:p>2013-06-13</text:p>
          </table:table-cell>
          <table:table-cell office:value-type="float" office:value="12795052252">
            <text:p>1279505225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, peale Gelofusiini infusiooni 72/37 mmHg</text:p>
          </table:table-cell>
          <table:table-cell office:value-type="string">
            <text:p>72/37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float" office:value="5631894">
            <text:p>5631894</text:p>
          </table:table-cell>
          <table:table-cell office:value-type="float" office:value="144097426">
            <text:p>144097426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4914922120">
            <text:p>8491492212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31.10.2012 : 105/75</text:p>
          </table:table-cell>
          <table:table-cell office:value-type="string">
            <text:p>105/75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float" office:value="15737171">
            <text:p>15737171</text:p>
          </table:table-cell>
          <table:table-cell office:value-type="float" office:value="200665563">
            <text:p>200665563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table:style-name="ce1" office:value-type="string">
            <text:p>2013-09-08</text:p>
          </table:table-cell>
          <table:table-cell office:value-type="float" office:value="58140348900">
            <text:p>5814034890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Hommikune RR 117-120</text:p>
          </table:table-cell>
          <table:table-cell office:value-type="string">
            <text:p>RR 117-120</text:p>
          </table:table-cell>
          <table:table-cell office:value-type="string">
            <text:p>/70-80 , fr 80-86 x ´ , stim kom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office:value-type="string">
            <text:p>?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float" office:value="15722937">
            <text:p>15722937</text:p>
          </table:table-cell>
          <table:table-cell office:value-type="float" office:value="175399330">
            <text:p>175399330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8305475985">
            <text:p>18305475985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efektile asetatud VAC-süsteem ( 125 mmHg</text:p>
          </table:table-cell>
          <table:table-cell office:value-type="string">
            <text:p>125 mmHg</text:p>
          </table:table-cell>
          <table:table-cell office:value-type="string">
            <text:p><text:s/>; cont )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ULL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float" office:value="5746766">
            <text:p>5746766</text:p>
          </table:table-cell>
          <table:table-cell office:value-type="float" office:value="148071361">
            <text:p>148071361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3113773751">
            <text:p>5311377375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29.10.2012 <text:s/>RUŽE : 155/86</text:p>
          </table:table-cell>
          <table:table-cell office:value-type="string">
            <text:p>155/86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5">
            <text:p>155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float" office:value="16122099">
            <text:p>16122099</text:p>
          </table:table-cell>
          <table:table-cell office:value-type="float" office:value="173393406">
            <text:p>173393406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table:style-name="ce1" office:value-type="string">
            <text:p>2013-04-22</text:p>
          </table:table-cell>
          <table:table-cell office:value-type="float" office:value="673035959285">
            <text:p>6730359592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t mõõdetud vererõhk 45/31 mmHg</text:p>
          </table:table-cell>
          <table:table-cell office:value-type="string">
            <text:p>vererõhk 45/31 mmHg</text:p>
          </table:table-cell>
          <table:table-cell office:value-type="string">
            <text:p><text:s/>, pulss 90 .</text:p>
          </table:table-cell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015573">
            <text:p>16015573</text:p>
          </table:table-cell>
          <table:table-cell office:value-type="float" office:value="200423258">
            <text:p>200423258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8789260">
            <text:p>6730387892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Vererõhud olid 140-100/90-55 mmHg</text:p>
          </table:table-cell>
          <table:table-cell office:value-type="string">
            <text:p>55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09198">
            <text:p>21009198</text:p>
          </table:table-cell>
          <table:table-cell office:value-type="float" office:value="206991146">
            <text:p>206991146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table:style-name="ce1" office:value-type="string">
            <text:p>2013-09-11</text:p>
          </table:table-cell>
          <table:table-cell office:value-type="float" office:value="66182436358">
            <text:p>661824363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madalaks-tavaliselt alla 120/60-70 mmHg</text:p>
          </table:table-cell>
          <table:table-cell office:value-type="string">
            <text:p>70 mmHg</text:p>
          </table:table-cell>
          <table:table-cell office:value-type="string">
            <text:p><text:s/>, kord isegi süst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959568">
            <text:p>15959568</text:p>
          </table:table-cell>
          <table:table-cell office:value-type="float" office:value="167589888">
            <text:p>167589888</text:p>
          </table:table-cell>
          <table:table-cell office:value-type="string">
            <text:p>2013-02-08</text:p>
          </table:table-cell>
          <table:table-cell office:value-type="string">
            <text:p>S</text:p>
          </table:table-cell>
          <table:table-cell table:style-name="ce1" office:value-type="string">
            <text:p>2013-02-06</text:p>
          </table:table-cell>
          <table:table-cell office:value-type="float" office:value="673042980127">
            <text:p>6730429801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st kõrgemad AR stats 138-120/61-70 mmHg</text:p>
          </table:table-cell>
          <table:table-cell office:value-type="string">
            <text:p>7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46630">
            <text:p>23046630</text:p>
          </table:table-cell>
          <table:table-cell office:value-type="float" office:value="205411853">
            <text:p>205411853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table:style-name="ce1" office:value-type="string">
            <text:p>2013-10-28</text:p>
          </table:table-cell>
          <table:table-cell office:value-type="float" office:value="96231668556">
            <text:p>962316685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Vererõhud korras , 105-129/68-75mmHg</text:p>
          </table:table-cell>
          <table:table-cell office:value-type="string">
            <text:p>75mmHg</text:p>
          </table:table-cell>
          <table:table-cell office:value-type="string">
            <text:p><text:s/>, fr 74-76x ´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365352">
            <text:p>10365352</text:p>
          </table:table-cell>
          <table:table-cell office:value-type="float" office:value="193533961">
            <text:p>193533961</text:p>
          </table:table-cell>
          <table:table-cell office:value-type="string">
            <text:p>2013-08-22</text:p>
          </table:table-cell>
          <table:table-cell office:value-type="string">
            <text:p>S</text:p>
          </table:table-cell>
          <table:table-cell table:style-name="ce1" office:value-type="string">
            <text:p>2013-08-03</text:p>
          </table:table-cell>
          <table:table-cell office:value-type="float" office:value="673044829534">
            <text:p>67304482953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- Vererõhk langenud kell 16 : 0075/40 mmHg</text:p>
          </table:table-cell>
          <table:table-cell office:value-type="string">
            <text:p>75/40 mmHg</text:p>
          </table:table-cell>
          <table:table-cell office:value-type="string">
            <text:p><text:s/>, diurees vähene - manustatud 5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690834">
            <text:p>3690834</text:p>
          </table:table-cell>
          <table:table-cell office:value-type="float" office:value="154304569">
            <text:p>154304569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table:style-name="ce1" office:value-type="string">
            <text:p>2012-12-20</text:p>
          </table:table-cell>
          <table:table-cell office:value-type="float" office:value="51354235816">
            <text:p>513542358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<text:s/>Kol 6,08 RR kodus 113-120 / 70-80 mmHg</text:p>
          </table:table-cell>
          <table:table-cell office:value-type="string">
            <text:p>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19153">
            <text:p>1219153</text:p>
          </table:table-cell>
          <table:table-cell office:value-type="float" office:value="124534947">
            <text:p>124534947</text:p>
          </table:table-cell>
          <table:table-cell office:value-type="string">
            <text:p>2012-06-07</text:p>
          </table:table-cell>
          <table:table-cell office:value-type="string">
            <text:p>S</text:p>
          </table:table-cell>
          <table:table-cell table:style-name="ce1" office:value-type="string">
            <text:p>2012-05-08</text:p>
          </table:table-cell>
          <table:table-cell office:value-type="float" office:value="97441429099">
            <text:p>9744142909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BP readings above 80 mmHg</text:p>
          </table:table-cell>
          <table:table-cell office:value-type="string">
            <text:p>80 mmHg</text:p>
          </table:table-cell>
          <table:table-cell office:value-type="string">
            <text:p><text:s/>[%] 30.0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565592">
            <text:p>10565592</text:p>
          </table:table-cell>
          <table:table-cell office:value-type="float" office:value="178865016">
            <text:p>178865016</text:p>
          </table:table-cell>
          <table:table-cell office:value-type="string">
            <text:p>2013-05-22</text:p>
          </table:table-cell>
          <table:table-cell office:value-type="string">
            <text:p>S</text:p>
          </table:table-cell>
          <table:table-cell table:style-name="ce1" office:value-type="string">
            <text:p>2013-03-25</text:p>
          </table:table-cell>
          <table:table-cell office:value-type="float" office:value="83808185755">
            <text:p>8380818575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=80/60 mmHg</text:p>
          </table:table-cell>
          <table:table-cell office:value-type="string">
            <text:p><text:s/>vastuseid küsimustele ei saa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11158">
            <text:p>6511158</text:p>
          </table:table-cell>
          <table:table-cell office:value-type="float" office:value="147520732">
            <text:p>147520732</text:p>
          </table:table-cell>
          <table:table-cell office:value-type="string">
            <text:p>2012-06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2337433275">
            <text:p>9233743327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85/4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022">
            <text:p>197022</text:p>
          </table:table-cell>
          <table:table-cell office:value-type="float" office:value="133931984">
            <text:p>133931984</text:p>
          </table:table-cell>
          <table:table-cell office:value-type="string">
            <text:p>2012-08-23</text:p>
          </table:table-cell>
          <table:table-cell office:value-type="string">
            <text:p>S</text:p>
          </table:table-cell>
          <table:table-cell table:style-name="ce1" office:value-type="string">
            <text:p>2012-08-23</text:p>
          </table:table-cell>
          <table:table-cell office:value-type="float" office:value="48798112515">
            <text:p>487981125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i jooksul rahuldavad 130-115/80-85mmHg</text:p>
          </table:table-cell>
          <table:table-cell office:value-type="string">
            <text:p>85mmHg</text:p>
          </table:table-cell>
          <table:table-cell office:value-type="string">
            <text:p><text:s/>piires , uriini analüüs patoloo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67069">
            <text:p>22767069</text:p>
          </table:table-cell>
          <table:table-cell office:value-type="float" office:value="182290605">
            <text:p>182290605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table:style-name="ce1" office:value-type="string">
            <text:p>2013-05-10</text:p>
          </table:table-cell>
          <table:table-cell office:value-type="float" office:value="52929230530">
            <text:p>529292305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öösel 100/648115-85/75</text:p>
          </table:table-cell>
          <table:table-cell office:value-type="string">
            <text:p>85/75</text:p>
          </table:table-cell>
          <table:table-cell office:value-type="string">
            <text:p>-50 )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724334">
            <text:p>24724334</text:p>
          </table:table-cell>
          <table:table-cell office:value-type="float" office:value="181501861">
            <text:p>181501861</text:p>
          </table:table-cell>
          <table:table-cell office:value-type="string">
            <text:p>2013-05-26</text:p>
          </table:table-cell>
          <table:table-cell office:value-type="string">
            <text:p>A</text:p>
          </table:table-cell>
          <table:table-cell table:style-name="ce1" office:value-type="string">
            <text:p>2013-03-22</text:p>
          </table:table-cell>
          <table:table-cell office:value-type="float" office:value="80478994066">
            <text:p>804789940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Mõõdetud RR 140-150/78-85 mmHg</text:p>
          </table:table-cell>
          <table:table-cell office:value-type="string">
            <text:p>85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447976">
            <text:p>8447976</text:p>
          </table:table-cell>
          <table:table-cell office:value-type="float" office:value="145821053">
            <text:p>145821053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table:style-name="ce1" office:value-type="string">
            <text:p>2012-10-31</text:p>
          </table:table-cell>
          <table:table-cell office:value-type="float" office:value="17205235516">
            <text:p>1720523551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88/48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171536">
            <text:p>10171536</text:p>
          </table:table-cell>
          <table:table-cell office:value-type="float" office:value="182931544">
            <text:p>182931544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table:style-name="ce1" office:value-type="string">
            <text:p>2013-05-08</text:p>
          </table:table-cell>
          <table:table-cell office:value-type="float" office:value="51602066776">
            <text:p>5160206677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virvendusarütmia ja hüpotoonia 89/68 mmHg</text:p>
          </table:table-cell>
          <table:table-cell office:value-type="string">
            <text:p>89/68 mmHg</text:p>
          </table:table-cell>
          <table:table-cell office:value-type="string">
            <text:p><text:s/>Pt saanud Sol Gelofusini 500,0 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202389">
            <text:p>20202389</text:p>
          </table:table-cell>
          <table:table-cell office:value-type="float" office:value="215670159">
            <text:p>215670159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3969997462">
            <text:p>839699974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VR - 160-170/80-90 mm Hg</text:p>
          </table:table-cell>
          <table:table-cell office:value-type="string">
            <text:p>90 mm Hg</text:p>
          </table:table-cell>
          <table:table-cell office:value-type="string">
            <text:p><text:s/>, Hingeldus väikeste koormuste </text:p>
          </table:table-cell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942279">
            <text:p>15942279</text:p>
          </table:table-cell>
          <table:table-cell office:value-type="float" office:value="182275869">
            <text:p>182275869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table:style-name="ce1" office:value-type="string">
            <text:p>2013-05-13</text:p>
          </table:table-cell>
          <table:table-cell office:value-type="float" office:value="673043368913">
            <text:p>6730433689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sis 130-140 mmHg , keskimine 80-90 mmHg</text:p>
          </table:table-cell>
          <table:table-cell office:value-type="string">
            <text:p>90 mmHg</text:p>
          </table:table-cell>
          <table:table-cell office:value-type="string">
            <text:p><text:s/>peale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554888">
            <text:p>8554888</text:p>
          </table:table-cell>
          <table:table-cell office:value-type="float" office:value="141734700">
            <text:p>141734700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table:style-name="ce1" office:value-type="string">
            <text:p>2012-10-05</text:p>
          </table:table-cell>
          <table:table-cell office:value-type="float" office:value="54091659371">
            <text:p>5409165937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90/5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73281">
            <text:p>1773281</text:p>
          </table:table-cell>
          <table:table-cell office:value-type="float" office:value="90048307">
            <text:p>90048307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895765444">
            <text:p>39895765444</text:p>
          </table:table-cell>
          <table:table-cell office:value-type="string">
            <text:p>original</text:p>
          </table:table-cell>
          <table:table-cell office:value-type="string">
            <text:p>a_regime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7318442 ) . RR hoida alla 140 ( 90 mmHg</text:p>
          </table:table-cell>
          <table:table-cell office:value-type="string">
            <text:p>9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311165">
            <text:p>10311165</text:p>
          </table:table-cell>
          <table:table-cell office:value-type="float" office:value="188722625">
            <text:p>188722625</text:p>
          </table:table-cell>
          <table:table-cell office:value-type="string">
            <text:p>2013-07-18</text:p>
          </table:table-cell>
          <table:table-cell office:value-type="string">
            <text:p>S</text:p>
          </table:table-cell>
          <table:table-cell table:style-name="ce1" office:value-type="string">
            <text:p>2013-06-22</text:p>
          </table:table-cell>
          <table:table-cell office:value-type="float" office:value="11034573561">
            <text:p>1103457356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ndis , saabudes RR on madalad ( 90/45mmHg</text:p>
          </table:table-cell>
          <table:table-cell office:value-type="string">
            <text:p>90/45mmHg</text:p>
          </table:table-cell>
          <table:table-cell office:value-type="string">
            <text:p><text:s/>) , vajab lisa O2 hingamisel , 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597137">
            <text:p>9597137</text:p>
          </table:table-cell>
          <table:table-cell office:value-type="float" office:value="179200544">
            <text:p>179200544</text:p>
          </table:table-cell>
          <table:table-cell office:value-type="string">
            <text:p>2013-05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6898854697">
            <text:p>7689885469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õõtmiselpüsisid need 134-141/80-95 mmHg</text:p>
          </table:table-cell>
          <table:table-cell office:value-type="string">
            <text:p>95 mmHg</text:p>
          </table:table-cell>
          <table:table-cell office:value-type="string">
            <text:p><text:s/>Vajab vererõhu jägimist ambulat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881128">
            <text:p>6881128</text:p>
          </table:table-cell>
          <table:table-cell office:value-type="float" office:value="82524900">
            <text:p>82524900</text:p>
          </table:table-cell>
          <table:table-cell office:value-type="string">
            <text:p>2012-01-26</text:p>
          </table:table-cell>
          <table:table-cell office:value-type="string">
            <text:p>S</text:p>
          </table:table-cell>
          <table:table-cell table:style-name="ce1" office:value-type="string">
            <text:p>2012-01-22</text:p>
          </table:table-cell>
          <table:table-cell office:value-type="float" office:value="75336170773">
            <text:p>7533617077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<text:s/>väärtused kõiguvad 14-160 / 85-95 mmHg</text:p>
          </table:table-cell>
          <table:table-cell office:value-type="string">
            <text:p>95 mmHg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30422">
            <text:p>5530422</text:p>
          </table:table-cell>
          <table:table-cell office:value-type="float" office:value="84827451">
            <text:p>84827451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table:style-name="ce1" office:value-type="string">
            <text:p>2012-02-29</text:p>
          </table:table-cell>
          <table:table-cell office:value-type="float" office:value="40535516264">
            <text:p>4053551626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29.02.2012 - RR : 95/60mmHg</text:p>
          </table:table-cell>
          <table:table-cell office:value-type="string">
            <text:p>95/60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726627">
            <text:p>5726627</text:p>
          </table:table-cell>
          <table:table-cell office:value-type="float" office:value="148717987">
            <text:p>148717987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table:style-name="ce1" office:value-type="string">
            <text:p>2012-11-20</text:p>
          </table:table-cell>
          <table:table-cell office:value-type="float" office:value="63179434752">
            <text:p>6317943475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20.11.2012 - RR : 95/65mmHg</text:p>
          </table:table-cell>
          <table:table-cell office:value-type="string">
            <text:p>95/65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18416">
            <text:p>23018416</text:p>
          </table:table-cell>
          <table:table-cell office:value-type="float" office:value="196480573">
            <text:p>196480573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table:style-name="ce1" office:value-type="string">
            <text:p>2013-06-17</text:p>
          </table:table-cell>
          <table:table-cell office:value-type="float" office:value="673033273139">
            <text:p>6730332731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98/6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68315">
            <text:p>21568315</text:p>
          </table:table-cell>
          <table:table-cell office:value-type="float" office:value="157018173">
            <text:p>157018173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table:style-name="ce1" office:value-type="string">
            <text:p>2011-11-08</text:p>
          </table:table-cell>
          <table:table-cell office:value-type="float" office:value="54061595977">
            <text:p>540615959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00/60 </text:p>
          </table:table-cell>
          <table:table-cell office:value-type="string">
            <text:p>, F 22 , Ü 84 kaal 60,0 iive + 1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264589">
            <text:p>12264589</text:p>
          </table:table-cell>
          <table:table-cell office:value-type="float" office:value="197608716">
            <text:p>197608716</text:p>
          </table:table-cell>
          <table:table-cell office:value-type="string">
            <text:p>2013-09-14</text:p>
          </table:table-cell>
          <table:table-cell office:value-type="string">
            <text:p>A</text:p>
          </table:table-cell>
          <table:table-cell table:style-name="ce1" office:value-type="string">
            <text:p>2013-04-15</text:p>
          </table:table-cell>
          <table:table-cell office:value-type="float" office:value="30174566563">
            <text:p>301745665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table:number-columns-repeated="2" office:value-type="string">
            <text:p>RR 100 / 60</text:p>
          </table:table-cell>
          <table:table-cell office:value-type="string">
            <text:p>90 / 60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606220">
            <text:p>17606220</text:p>
          </table:table-cell>
          <table:table-cell office:value-type="float" office:value="211562839">
            <text:p>211562839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98059">
            <text:p>6730303980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lmesartani 20 mg foonil RR 100 / 60 mmHg</text:p>
          </table:table-cell>
          <table:table-cell office:value-type="string">
            <text:p>RR 100 / 6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18807">
            <text:p>19418807</text:p>
          </table:table-cell>
          <table:table-cell office:value-type="float" office:value="216860755">
            <text:p>216860755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5070740431">
            <text:p>450707404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0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933686">
            <text:p>5933686</text:p>
          </table:table-cell>
          <table:table-cell office:value-type="float" office:value="132250961">
            <text:p>132250961</text:p>
          </table:table-cell>
          <table:table-cell office:value-type="string">
            <text:p>2012-08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5865642986">
            <text:p>1586564298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, vajab vasopressorite toetust RR 100/60 mmHg</text:p>
          </table:table-cell>
          <table:table-cell office:value-type="string">
            <text:p>RR 100/60 mmHg</text:p>
          </table:table-cell>
          <table:table-cell office:value-type="string">
            <text:p><text:s/>, SR fr 80 x 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98365">
            <text:p>23098365</text:p>
          </table:table-cell>
          <table:table-cell office:value-type="float" office:value="195446913">
            <text:p>195446913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table:style-name="ce1" office:value-type="string">
            <text:p>2013-09-03</text:p>
          </table:table-cell>
          <table:table-cell office:value-type="float" office:value="51640285356">
            <text:p>516402853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00/55 mmHg</text:p>
          </table:table-cell>
          <table:table-cell office:value-type="string">
            <text:p>kaal 39,7 kgpikkus 152,5 cmEKG :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64225">
            <text:p>19464225</text:p>
          </table:table-cell>
          <table:table-cell office:value-type="float" office:value="206340662">
            <text:p>206340662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20909">
            <text:p>6730303209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idekaare alusi Cor fr 68 x min RR 100/70 mmHg</text:p>
          </table:table-cell>
          <table:table-cell office:value-type="string">
            <text:p>RR 10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732397">
            <text:p>11732397</text:p>
          </table:table-cell>
          <table:table-cell office:value-type="float" office:value="157705336">
            <text:p>157705336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table:style-name="ce1" office:value-type="string">
            <text:p>2012-06-27</text:p>
          </table:table-cell>
          <table:table-cell office:value-type="float" office:value="92337433275">
            <text:p>923374332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mikul ja õhtul vasemas küljes , RR 100/60 mmHg</text:p>
          </table:table-cell>
          <table:table-cell office:value-type="string">
            <text:p>RR 100/6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11184">
            <text:p>5511184</text:p>
          </table:table-cell>
          <table:table-cell office:value-type="float" office:value="81304113">
            <text:p>81304113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1254524824">
            <text:p>2125452482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tad , regulaarsed , fr ~ 67 x ' RR 100/70 mmHg</text:p>
          </table:table-cell>
          <table:table-cell office:value-type="string">
            <text:p>RR 10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031772">
            <text:p>18031772</text:p>
          </table:table-cell>
          <table:table-cell office:value-type="float" office:value="210965867">
            <text:p>210965867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26918">
            <text:p>6730304269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00/70mmhg</text:p>
          </table:table-cell>
          <table:table-cell office:value-type="string">
            <text:p><text:s/>, cor akts regul fr 66*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78336">
            <text:p>10978336</text:p>
          </table:table-cell>
          <table:table-cell office:value-type="float" office:value="173932599">
            <text:p>173932599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table:style-name="ce1" office:value-type="string">
            <text:p>2013-04-25</text:p>
          </table:table-cell>
          <table:table-cell office:value-type="float" office:value="673030538069">
            <text:p>6730305380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eriaalne RR dex ( mm/Hg ) : 100/66 </text:p>
          </table:table-cell>
          <table:table-cell office:value-type="string">
            <text:p>100/66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059773">
            <text:p>3059773</text:p>
          </table:table-cell>
          <table:table-cell office:value-type="float" office:value="126032397">
            <text:p>126032397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8322860923">
            <text:p>683228609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00/60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702442">
            <text:p>3702442</text:p>
          </table:table-cell>
          <table:table-cell office:value-type="float" office:value="141951362">
            <text:p>141951362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table:style-name="ce1" office:value-type="string">
            <text:p>2012-07-03</text:p>
          </table:table-cell>
          <table:table-cell office:value-type="float" office:value="96715477906">
            <text:p>967154779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03.07 Kaal-62,1 ( + 1,19 , RR-100/60 </text:p>
          </table:table-cell>
          <table:table-cell office:value-type="string">
            <text:p>RR-100/6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456016">
            <text:p>11456016</text:p>
          </table:table-cell>
          <table:table-cell office:value-type="float" office:value="160274256">
            <text:p>160274256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table:style-name="ce1" office:value-type="string">
            <text:p>2012-03-29</text:p>
          </table:table-cell>
          <table:table-cell office:value-type="float" office:value="93335816541">
            <text:p>933358165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eriaalne RR sin ( mmHg ) : 100/64 </text:p>
          </table:table-cell>
          <table:table-cell office:value-type="string">
            <text:p>100/64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431681">
            <text:p>5431681</text:p>
          </table:table-cell>
          <table:table-cell office:value-type="float" office:value="124795979">
            <text:p>124795979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table:style-name="ce1" office:value-type="string">
            <text:p>2012-05-31</text:p>
          </table:table-cell>
          <table:table-cell office:value-type="float" office:value="65833878198">
            <text:p>6583387819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regulaarne rütm , fr 80x ' Art RR 100/60mmHg</text:p>
          </table:table-cell>
          <table:table-cell office:value-type="string">
            <text:p>RR 100/6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8412">
            <text:p>2138412</text:p>
          </table:table-cell>
          <table:table-cell office:value-type="float" office:value="86623360">
            <text:p>86623360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5788920490">
            <text:p>357889204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00/70 </text:p>
          </table:table-cell>
          <table:table-cell office:value-type="string">
            <text:p>, fr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79655">
            <text:p>5579655</text:p>
          </table:table-cell>
          <table:table-cell office:value-type="float" office:value="83562135">
            <text:p>83562135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table:style-name="ce1" office:value-type="string">
            <text:p>2012-02-16</text:p>
          </table:table-cell>
          <table:table-cell office:value-type="float" office:value="70778934986">
            <text:p>7077893498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16.02.2012 - RR : 100/70mmHg</text:p>
          </table:table-cell>
          <table:table-cell office:value-type="string">
            <text:p>100/70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45256">
            <text:p>6545256</text:p>
          </table:table-cell>
          <table:table-cell office:value-type="float" office:value="135728012">
            <text:p>135728012</text:p>
          </table:table-cell>
          <table:table-cell office:value-type="string">
            <text:p>2012-09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7956518326">
            <text:p>879565183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<text:s/>stabiilne , püsib siinusrütm , RR 100-110</text:p>
          </table:table-cell>
          <table:table-cell office:value-type="string">
            <text:p>RR 100-110</text:p>
          </table:table-cell>
          <table:table-cell office:value-type="string">
            <text:p>/60 piires Konsulteeritud telefo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817507">
            <text:p>6817507</text:p>
          </table:table-cell>
          <table:table-cell office:value-type="float" office:value="128396956">
            <text:p>128396956</text:p>
          </table:table-cell>
          <table:table-cell office:value-type="string">
            <text:p>2012-07-09</text:p>
          </table:table-cell>
          <table:table-cell office:value-type="string">
            <text:p>S</text:p>
          </table:table-cell>
          <table:table-cell table:style-name="ce1" office:value-type="string">
            <text:p>2012-07-09</text:p>
          </table:table-cell>
          <table:table-cell office:value-type="float" office:value="15199956180">
            <text:p>1519995618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02/69 mmHg</text:p>
          </table:table-cell>
          <table:table-cell office:value-type="string">
            <text:p><text:s/>, pulss 73 xmin , pO298 %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2">
            <text:p>102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441436">
            <text:p>6441436</text:p>
          </table:table-cell>
          <table:table-cell office:value-type="float" office:value="123267420">
            <text:p>123267420</text:p>
          </table:table-cell>
          <table:table-cell office:value-type="string">
            <text:p>2012-06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0894240996">
            <text:p>7089424099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04/70 mmHG</text:p>
          </table:table-cell>
          <table:table-cell office:value-type="string">
            <text:p><text:s/>Kopsudel ves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339701">
            <text:p>3339701</text:p>
          </table:table-cell>
          <table:table-cell office:value-type="float" office:value="86735467">
            <text:p>86735467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table:style-name="ce1" office:value-type="string">
            <text:p>2012-03-02</text:p>
          </table:table-cell>
          <table:table-cell office:value-type="float" office:value="34112938738">
            <text:p>341129387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 käsi VR 104/64 mmHg</text:p>
          </table:table-cell>
          <table:table-cell office:value-type="string">
            <text:p>VR 104/64 mmHg</text:p>
          </table:table-cell>
          <table:table-cell/>
          <table:table-cell office:value-type="string">
            <text:p>V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742435">
            <text:p>20742435</text:p>
          </table:table-cell>
          <table:table-cell office:value-type="float" office:value="215121232">
            <text:p>215121232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415032414">
            <text:p>784150324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05/70mmHg</text:p>
          </table:table-cell>
          <table:table-cell office:value-type="string">
            <text:p><text:s/>, südame tegevus regulaarne , t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05110">
            <text:p>18305110</text:p>
          </table:table-cell>
          <table:table-cell office:value-type="float" office:value="168344330">
            <text:p>168344330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table:style-name="ce1" office:value-type="string">
            <text:p>2013-03-19</text:p>
          </table:table-cell>
          <table:table-cell office:value-type="float" office:value="47031422603">
            <text:p>470314226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aal 21kg , pikkus 119cm , RR 105/70mmHg</text:p>
          </table:table-cell>
          <table:table-cell office:value-type="string">
            <text:p>RR 105/7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365674">
            <text:p>10365674</text:p>
          </table:table-cell>
          <table:table-cell office:value-type="float" office:value="198505418">
            <text:p>198505418</text:p>
          </table:table-cell>
          <table:table-cell office:value-type="string">
            <text:p>2013-09-19</text:p>
          </table:table-cell>
          <table:table-cell office:value-type="string">
            <text:p>S</text:p>
          </table:table-cell>
          <table:table-cell table:style-name="ce1" office:value-type="string">
            <text:p>2013-09-17</text:p>
          </table:table-cell>
          <table:table-cell office:value-type="float" office:value="35069177757">
            <text:p>3506917775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05 / 6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97962">
            <text:p>18997962</text:p>
          </table:table-cell>
          <table:table-cell office:value-type="float" office:value="177092446">
            <text:p>177092446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1378388971">
            <text:p>513783889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nahk puhas Pulm ii , Cor fr 86x RR105/70 </text:p>
          </table:table-cell>
          <table:table-cell office:value-type="string">
            <text:p>RR105/70 </text:p>
          </table:table-cell>
          <table:table-cell office:value-type="string">
            <text:p>, kaal 57.7 , pikkus 168cm KMI 2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11868">
            <text:p>18811868</text:p>
          </table:table-cell>
          <table:table-cell office:value-type="float" office:value="178486939">
            <text:p>178486939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94516">
            <text:p>6730304945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Cor toonid rütmilised AR 105/74 </text:p>
          </table:table-cell>
          <table:table-cell office:value-type="string">
            <text:p>105/74 </text:p>
          </table:table-cell>
          <table:table-cell office:value-type="string">
            <text:p>P 70x/min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391250">
            <text:p>23391250</text:p>
          </table:table-cell>
          <table:table-cell office:value-type="float" office:value="208824889">
            <text:p>208824889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table:style-name="ce1" office:value-type="string">
            <text:p>2010-10-21</text:p>
          </table:table-cell>
          <table:table-cell office:value-type="float" office:value="68404252299">
            <text:p>684042522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 olnud 105/65 mm Hg</text:p>
          </table:table-cell>
          <table:table-cell office:value-type="string">
            <text:p>105/65 mm 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68517">
            <text:p>5668517</text:p>
          </table:table-cell>
          <table:table-cell office:value-type="float" office:value="131057044">
            <text:p>131057044</text:p>
          </table:table-cell>
          <table:table-cell office:value-type="string">
            <text:p>2012-08-02</text:p>
          </table:table-cell>
          <table:table-cell office:value-type="string">
            <text:p>A</text:p>
          </table:table-cell>
          <table:table-cell table:style-name="ce1" office:value-type="string">
            <text:p>2012-08-02</text:p>
          </table:table-cell>
          <table:table-cell office:value-type="float" office:value="84861084368">
            <text:p>8486108436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02.08.2012 - RR : 105/65 mmHg</text:p>
          </table:table-cell>
          <table:table-cell office:value-type="string">
            <text:p>105/65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601778">
            <text:p>21601778</text:p>
          </table:table-cell>
          <table:table-cell office:value-type="float" office:value="193515677">
            <text:p>193515677</text:p>
          </table:table-cell>
          <table:table-cell office:value-type="string">
            <text:p>2013-08-22</text:p>
          </table:table-cell>
          <table:table-cell office:value-type="string">
            <text:p>A</text:p>
          </table:table-cell>
          <table:table-cell table:style-name="ce1" office:value-type="string">
            <text:p>2013-08-22</text:p>
          </table:table-cell>
          <table:table-cell office:value-type="float" office:value="80013348240">
            <text:p>800133482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05/6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112720">
            <text:p>22112720</text:p>
          </table:table-cell>
          <table:table-cell office:value-type="float" office:value="211700820">
            <text:p>211700820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163971766">
            <text:p>781639717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Ööajal keskmine RR 106/52 mmHg</text:p>
          </table:table-cell>
          <table:table-cell office:value-type="string">
            <text:p>RR 106/52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6">
            <text:p>106</text:p>
          </table:table-cell>
          <table:table-cell office:value-type="float" office:value="52">
            <text:p>5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17807">
            <text:p>2417807</text:p>
          </table:table-cell>
          <table:table-cell office:value-type="float" office:value="144034922">
            <text:p>144034922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622162497">
            <text:p>936221624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Läbivaatus : RR -107/84 </text:p>
          </table:table-cell>
          <table:table-cell office:value-type="string">
            <text:p>RR -107/84 </text:p>
          </table:table-cell>
          <table:table-cell office:value-type="string">
            <text:p>Pulss -83 Südametoonid summutada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7">
            <text:p>107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104095">
            <text:p>18104095</text:p>
          </table:table-cell>
          <table:table-cell office:value-type="float" office:value="161073889">
            <text:p>161073889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9577792159">
            <text:p>895777921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-?\s*)?(?P&lt;systolic&gt;(([12][0-9]{2})|([3-9][0-9])))\s*[-/]\s*(?P&lt;diastolic&gt;(([12][0-9]{2})|([3-9][0-9])))\s*[Pp]\s*-?\s*(?P&lt;pulse&gt;(([12][0-9]{2})|([3-9][0-9])))</text:p>
          </table:table-cell>
          <table:table-cell office:value-type="string">
            <text:p>NULL</text:p>
          </table:table-cell>
          <table:table-cell office:value-type="string">
            <text:p><text:s/>, t 36,4 RR vas 112/72p 95 par 107/70p 83</text:p>
          </table:table-cell>
          <table:table-cell office:value-type="string">
            <text:p>107/70p 83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7">
            <text:p>107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float" office:value="12108779">
            <text:p>12108779</text:p>
          </table:table-cell>
          <table:table-cell office:value-type="float" office:value="217144299">
            <text:p>217144299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table:style-name="ce1" office:value-type="string">
            <text:p>2013-12-20</text:p>
          </table:table-cell>
          <table:table-cell office:value-type="float" office:value="56529352713">
            <text:p>565293527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ererõhk normis ( enne koormust 108/80mmHg</text:p>
          </table:table-cell>
          <table:table-cell office:value-type="string">
            <text:p>108/80mmHg</text:p>
          </table:table-cell>
          <table:table-cell office:value-type="string">
            <text:p><text:s/>)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978309">
            <text:p>8978309</text:p>
          </table:table-cell>
          <table:table-cell office:value-type="float" office:value="160050621">
            <text:p>160050621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2747642898">
            <text:p>8274764289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t keskmine vererõhk 108/73mmHG</text:p>
          </table:table-cell>
          <table:table-cell office:value-type="string">
            <text:p>vererõhk 108/73mmHG</text:p>
          </table:table-cell>
          <table:table-cell/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46053">
            <text:p>8146053</text:p>
          </table:table-cell>
          <table:table-cell office:value-type="float" office:value="143438784">
            <text:p>143438784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table:style-name="ce1" office:value-type="string">
            <text:p>2012-10-15</text:p>
          </table:table-cell>
          <table:table-cell office:value-type="float" office:value="87007464287">
            <text:p>8700746428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08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672576">
            <text:p>2672576</text:p>
          </table:table-cell>
          <table:table-cell office:value-type="float" office:value="138307117">
            <text:p>138307117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8019728452">
            <text:p>880197284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: RR 110/46 </text:p>
          </table:table-cell>
          <table:table-cell office:value-type="string">
            <text:p>RR 110/46 </text:p>
          </table:table-cell>
          <table:table-cell office:value-type="string">
            <text:p>, cor reg , fr 80x ' , toonid pu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46">
            <text:p>4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733418">
            <text:p>15733418</text:p>
          </table:table-cell>
          <table:table-cell office:value-type="float" office:value="165371317">
            <text:p>165371317</text:p>
          </table:table-cell>
          <table:table-cell office:value-type="string">
            <text:p>2013-03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7296479559">
            <text:p>572964795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573634">
            <text:p>24573634</text:p>
          </table:table-cell>
          <table:table-cell office:value-type="float" office:value="164227047">
            <text:p>164227047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table:style-name="ce1" office:value-type="string">
            <text:p>2013-02-11</text:p>
          </table:table-cell>
          <table:table-cell office:value-type="float" office:value="673033349033">
            <text:p>6730333490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110/65 ; 110/65mmHg</text:p>
          </table:table-cell>
          <table:table-cell office:value-type="string">
            <text:p>110/65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046131">
            <text:p>14046131</text:p>
          </table:table-cell>
          <table:table-cell office:value-type="float" office:value="200865243">
            <text:p>200865243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2858585022">
            <text:p>128585850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eriaalne RR dex ( mm/Hg ) : 110/90 </text:p>
          </table:table-cell>
          <table:table-cell office:value-type="string">
            <text:p>110/9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87263">
            <text:p>19187263</text:p>
          </table:table-cell>
          <table:table-cell office:value-type="float" office:value="198076480">
            <text:p>198076480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5914703">
            <text:p>6730459147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86601">
            <text:p>10986601</text:p>
          </table:table-cell>
          <table:table-cell office:value-type="float" office:value="157023511">
            <text:p>157023511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table:style-name="ce1" office:value-type="string">
            <text:p>2012-01-12</text:p>
          </table:table-cell>
          <table:table-cell office:value-type="float" office:value="54677183556">
            <text:p>546771835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0/75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408753">
            <text:p>6408753</text:p>
          </table:table-cell>
          <table:table-cell office:value-type="float" office:value="149865540">
            <text:p>149865540</text:p>
          </table:table-cell>
          <table:table-cell office:value-type="string">
            <text:p>2012-11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6394150875">
            <text:p>2639415087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dünaamika NA-toetusega 3 ml/t , RR 110/70 </text:p>
          </table:table-cell>
          <table:table-cell office:value-type="string">
            <text:p>RR 110/7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12755">
            <text:p>6512755</text:p>
          </table:table-cell>
          <table:table-cell office:value-type="float" office:value="147522008">
            <text:p>147522008</text:p>
          </table:table-cell>
          <table:table-cell office:value-type="string">
            <text:p>2012-05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0259781623">
            <text:p>6025978162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erõhk vasakul käel ( mm/Hg ) : 110 / 65</text:p>
          </table:table-cell>
          <table:table-cell office:value-type="string">
            <text:p>110 / 65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12839">
            <text:p>5612839</text:p>
          </table:table-cell>
          <table:table-cell office:value-type="float" office:value="151934077">
            <text:p>151934077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table:style-name="ce1" office:value-type="string">
            <text:p>2012-12-12</text:p>
          </table:table-cell>
          <table:table-cell office:value-type="float" office:value="83105320648">
            <text:p>8310532064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12.12.2012 - RR : 110/80 mmHg</text:p>
          </table:table-cell>
          <table:table-cell office:value-type="string">
            <text:p>110/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126930">
            <text:p>17126930</text:p>
          </table:table-cell>
          <table:table-cell office:value-type="float" office:value="198125161">
            <text:p>198125161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5346552906">
            <text:p>953465529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110/70 mmHg</text:p>
          </table:table-cell>
          <table:table-cell office:value-type="string">
            <text:p>110/7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977323">
            <text:p>21977323</text:p>
          </table:table-cell>
          <table:table-cell office:value-type="float" office:value="160269987">
            <text:p>160269987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table:style-name="ce1" office:value-type="string">
            <text:p>2012-03-15</text:p>
          </table:table-cell>
          <table:table-cell office:value-type="float" office:value="673030331606">
            <text:p>6730303316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eriaalne RR dex ( mm/Hg ) : 110/80 </text:p>
          </table:table-cell>
          <table:table-cell office:value-type="string">
            <text:p>110/8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87106">
            <text:p>10987106</text:p>
          </table:table-cell>
          <table:table-cell office:value-type="float" office:value="157698532">
            <text:p>157698532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table:style-name="ce1" office:value-type="string">
            <text:p>2012-06-27</text:p>
          </table:table-cell>
          <table:table-cell office:value-type="float" office:value="60548052361">
            <text:p>605480523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453275">
            <text:p>10453275</text:p>
          </table:table-cell>
          <table:table-cell office:value-type="float" office:value="160191973">
            <text:p>160191973</text:p>
          </table:table-cell>
          <table:table-cell office:value-type="string">
            <text:p>2013-01-26</text:p>
          </table:table-cell>
          <table:table-cell office:value-type="string">
            <text:p>S</text:p>
          </table:table-cell>
          <table:table-cell table:style-name="ce1" office:value-type="string">
            <text:p>2013-01-25</text:p>
          </table:table-cell>
          <table:table-cell office:value-type="float" office:value="85333823322">
            <text:p>8533382332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randate foonil madalapoolne 105-110/60</text:p>
          </table:table-cell>
          <table:table-cell office:value-type="string">
            <text:p>110/60</text:p>
          </table:table-cell>
          <table:table-cell office:value-type="string">
            <text:p>-65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209307">
            <text:p>6209307</text:p>
          </table:table-cell>
          <table:table-cell office:value-type="float" office:value="120799208">
            <text:p>120799208</text:p>
          </table:table-cell>
          <table:table-cell office:value-type="string">
            <text:p>2012-04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1876597111">
            <text:p>8187659711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690097">
            <text:p>6690097</text:p>
          </table:table-cell>
          <table:table-cell office:value-type="float" office:value="83705636">
            <text:p>83705636</text:p>
          </table:table-cell>
          <table:table-cell office:value-type="string">
            <text:p>2012-02-17</text:p>
          </table:table-cell>
          <table:table-cell office:value-type="string">
            <text:p>S</text:p>
          </table:table-cell>
          <table:table-cell table:style-name="ce1" office:value-type="string">
            <text:p>2012-02-10</text:p>
          </table:table-cell>
          <table:table-cell office:value-type="float" office:value="84735524457">
            <text:p>8473552445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0/65 mmHg</text:p>
          </table:table-cell>
          <table:table-cell office:value-type="string">
            <text:p><text:s/>, Kõht pehme , valutu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691621">
            <text:p>13691621</text:p>
          </table:table-cell>
          <table:table-cell office:value-type="float" office:value="219259853">
            <text:p>219259853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table:style-name="ce1" office:value-type="string">
            <text:p>2013-12-30</text:p>
          </table:table-cell>
          <table:table-cell office:value-type="float" office:value="673031686827">
            <text:p>6730316868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i toonid puhtad , Fr 60 x min , RR 110/70 mmHg</text:p>
          </table:table-cell>
          <table:table-cell office:value-type="string">
            <text:p>RR 11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173872">
            <text:p>20173872</text:p>
          </table:table-cell>
          <table:table-cell office:value-type="float" office:value="214873385">
            <text:p>214873385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76186">
            <text:p>6730305761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260508">
            <text:p>3260508</text:p>
          </table:table-cell>
          <table:table-cell office:value-type="float" office:value="91085174">
            <text:p>91085174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table:style-name="ce1" office:value-type="string">
            <text:p>2012-01-05</text:p>
          </table:table-cell>
          <table:table-cell office:value-type="float" office:value="15083762986">
            <text:p>150837629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table:number-columns-repeated="2" office:value-type="string">
            <text:p>110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35025">
            <text:p>5535025</text:p>
          </table:table-cell>
          <table:table-cell office:value-type="float" office:value="87292195">
            <text:p>87292195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3821697508">
            <text:p>6382169750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0/70 mm/Hg</text:p>
          </table:table-cell>
          <table:table-cell office:value-type="string">
            <text:p><text:s/>,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43806">
            <text:p>5543806</text:p>
          </table:table-cell>
          <table:table-cell office:value-type="float" office:value="84986120">
            <text:p>84986120</text:p>
          </table:table-cell>
          <table:table-cell office:value-type="string">
            <text:p>2012-03-01</text:p>
          </table:table-cell>
          <table:table-cell office:value-type="string">
            <text:p>A</text:p>
          </table:table-cell>
          <table:table-cell table:style-name="ce1" office:value-type="string">
            <text:p>2012-02-21</text:p>
          </table:table-cell>
          <table:table-cell office:value-type="float" office:value="22575614044">
            <text:p>2257561404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11/73mmHg</text:p>
          </table:table-cell>
          <table:table-cell office:value-type="string">
            <text:p><text:s/>pulss 75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192579">
            <text:p>10192579</text:p>
          </table:table-cell>
          <table:table-cell office:value-type="float" office:value="158084050">
            <text:p>158084050</text:p>
          </table:table-cell>
          <table:table-cell office:value-type="string">
            <text:p>2013-01-2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0282934">
            <text:p>67304028293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uvõte : Rahuldavas seisundis , RR=111/70 mm Hg</text:p>
          </table:table-cell>
          <table:table-cell office:value-type="string">
            <text:p>RR=111/70 mm Hg</text:p>
          </table:table-cell>
          <table:table-cell office:value-type="string">
            <text:p><text:s/>, fr 79x ´ , regulaarne , kopsu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1">
            <text:p>111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681448">
            <text:p>20681448</text:p>
          </table:table-cell>
          <table:table-cell office:value-type="float" office:value="210870461">
            <text:p>210870461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ce1" office:value-type="string">
            <text:p>2013-08-27</text:p>
          </table:table-cell>
          <table:table-cell office:value-type="float" office:value="673030431251">
            <text:p>6730304312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HD stabiilne - RR 111/63 mmHg</text:p>
          </table:table-cell>
          <table:table-cell office:value-type="string">
            <text:p>RR 111/63 mmHg</text:p>
          </table:table-cell>
          <table:table-cell office:value-type="string">
            <text:p><text:s/>, P 90 x ' , SpO298 % , T 36,7 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1">
            <text:p>111</text:p>
          </table:table-cell>
          <table:table-cell office:value-type="float" office:value="63">
            <text:p>6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013518">
            <text:p>24013518</text:p>
          </table:table-cell>
          <table:table-cell office:value-type="float" office:value="156376008">
            <text:p>156376008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table:style-name="ce1" office:value-type="string">
            <text:p>2011-09-22</text:p>
          </table:table-cell>
          <table:table-cell office:value-type="float" office:value="673030464575">
            <text:p>6730304645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2/65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2">
            <text:p>112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053761">
            <text:p>16053761</text:p>
          </table:table-cell>
          <table:table-cell office:value-type="float" office:value="155172457">
            <text:p>155172457</text:p>
          </table:table-cell>
          <table:table-cell office:value-type="string">
            <text:p>2012-11-23</text:p>
          </table:table-cell>
          <table:table-cell office:value-type="string">
            <text:p>S</text:p>
          </table:table-cell>
          <table:table-cell table:style-name="ce1" office:value-type="string">
            <text:p>2012-11-12</text:p>
          </table:table-cell>
          <table:table-cell office:value-type="float" office:value="67030538914">
            <text:p>670305389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, hiljem osakonnas RR mõõdetud 112/60 mmHg</text:p>
          </table:table-cell>
          <table:table-cell office:value-type="string">
            <text:p>112/6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84460">
            <text:p>9484460</text:p>
          </table:table-cell>
          <table:table-cell office:value-type="float" office:value="219293659">
            <text:p>219293659</text:p>
          </table:table-cell>
          <table:table-cell office:value-type="string">
            <text:p>2013-12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7914903">
            <text:p>6730379149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Hemodünaamiliselt stabiilne RR 112/56 mmHg</text:p>
          </table:table-cell>
          <table:table-cell office:value-type="string">
            <text:p>RR 112/56 mmHg</text:p>
          </table:table-cell>
          <table:table-cell office:value-type="string">
            <text:p><text:s/>,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2">
            <text:p>112</text:p>
          </table:table-cell>
          <table:table-cell office:value-type="float" office:value="56">
            <text:p>5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321274">
            <text:p>9321274</text:p>
          </table:table-cell>
          <table:table-cell office:value-type="float" office:value="180384547">
            <text:p>180384547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55924">
            <text:p>67303035592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Ööajal keskmine RR 114/65 mmHg</text:p>
          </table:table-cell>
          <table:table-cell office:value-type="string">
            <text:p>RR 114/65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4">
            <text:p>114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96835">
            <text:p>4996835</text:p>
          </table:table-cell>
          <table:table-cell office:value-type="float" office:value="131698408">
            <text:p>131698408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table:style-name="ce1" office:value-type="string">
            <text:p>2012-08-07</text:p>
          </table:table-cell>
          <table:table-cell office:value-type="float" office:value="74484578409">
            <text:p>744845784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70xmin RR 115/70 mm Hg</text:p>
          </table:table-cell>
          <table:table-cell office:value-type="string">
            <text:p>RR 115/7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096152">
            <text:p>12096152</text:p>
          </table:table-cell>
          <table:table-cell office:value-type="float" office:value="157999974">
            <text:p>157999974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table:style-name="ce1" office:value-type="string">
            <text:p>2012-10-19</text:p>
          </table:table-cell>
          <table:table-cell office:value-type="float" office:value="38907095615">
            <text:p>389070956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5/6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545034">
            <text:p>11545034</text:p>
          </table:table-cell>
          <table:table-cell office:value-type="float" office:value="218546531">
            <text:p>218546531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table:style-name="ce1" office:value-type="string">
            <text:p>2013-12-11</text:p>
          </table:table-cell>
          <table:table-cell office:value-type="float" office:value="90794761488">
            <text:p>907947614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5/80 mmHg</text:p>
          </table:table-cell>
          <table:table-cell office:value-type="string">
            <text:p><text:s/>115/70 mmH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077007">
            <text:p>18077007</text:p>
          </table:table-cell>
          <table:table-cell office:value-type="float" office:value="169298871">
            <text:p>169298871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table:style-name="ce1" office:value-type="string">
            <text:p>2011-04-11</text:p>
          </table:table-cell>
          <table:table-cell office:value-type="float" office:value="69513016379">
            <text:p>695130163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dex 115/70 mmHg</text:p>
          </table:table-cell>
          <table:table-cell office:value-type="string">
            <text:p>115/70 mmHg</text:p>
          </table:table-cell>
          <table:table-cell office:value-type="string">
            <text:p><text:s/>, fr = 72 x ´ Kopsudes vesikula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334690">
            <text:p>12334690</text:p>
          </table:table-cell>
          <table:table-cell office:value-type="float" office:value="169920722">
            <text:p>169920722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table:style-name="ce1" office:value-type="string">
            <text:p>2013-03-11</text:p>
          </table:table-cell>
          <table:table-cell office:value-type="float" office:value="673046895401">
            <text:p>6730468954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täna 115/80 </text:p>
          </table:table-cell>
          <table:table-cell office:value-type="string">
            <text:p>115/80 </text:p>
          </table:table-cell>
          <table:table-cell office:value-type="string">
            <text:p>ja 120/80 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267016">
            <text:p>13267016</text:p>
          </table:table-cell>
          <table:table-cell office:value-type="float" office:value="158000101">
            <text:p>158000101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ce1" office:value-type="string">
            <text:p>2012-08-29</text:p>
          </table:table-cell>
          <table:table-cell office:value-type="float" office:value="78866039777">
            <text:p>788660397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5/75 mmHg</text:p>
          </table:table-cell>
          <table:table-cell office:value-type="string">
            <text:p><text:s/>ja 120 / 70 mmHg , KÜ 96 cm , F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472230">
            <text:p>13472230</text:p>
          </table:table-cell>
          <table:table-cell office:value-type="float" office:value="219171144">
            <text:p>219171144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table:style-name="ce1" office:value-type="string">
            <text:p>2013-12-13</text:p>
          </table:table-cell>
          <table:table-cell office:value-type="float" office:value="20645670881">
            <text:p>206456708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Ööajal keskmine 116/60 mmHg</text:p>
          </table:table-cell>
          <table:table-cell office:value-type="string">
            <text:p>116/60 mmHg</text:p>
          </table:table-cell>
          <table:table-cell office:value-type="string">
            <text:p><text:s/>, max149/78mmHg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6">
            <text:p>116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276614">
            <text:p>24276614</text:p>
          </table:table-cell>
          <table:table-cell office:value-type="float" office:value="204982878">
            <text:p>204982878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table:style-name="ce1" office:value-type="string">
            <text:p>2012-01-17</text:p>
          </table:table-cell>
          <table:table-cell office:value-type="float" office:value="80894992170">
            <text:p>808949921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eriaalne RR sin ( mmHg ) : 116/76 </text:p>
          </table:table-cell>
          <table:table-cell office:value-type="string">
            <text:p>116/76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6">
            <text:p>116</text:p>
          </table:table-cell>
          <table:table-cell office:value-type="float" office:value="76">
            <text:p>7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9203">
            <text:p>1639203</text:p>
          </table:table-cell>
          <table:table-cell office:value-type="float" office:value="82565697">
            <text:p>82565697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6649219668">
            <text:p>2664921966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Ööpäeva keskmine 117/72 mmHg</text:p>
          </table:table-cell>
          <table:table-cell office:value-type="string">
            <text:p>117/72 mmHg</text:p>
          </table:table-cell>
          <table:table-cell office:value-type="string">
            <text:p><text:s/>, max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7">
            <text:p>117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624909">
            <text:p>24624909</text:p>
          </table:table-cell>
          <table:table-cell office:value-type="float" office:value="213759522">
            <text:p>213759522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80457">
            <text:p>6730305804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õrreldes eelnevaga vastuvõtul : RR 117/76 mmHg</text:p>
          </table:table-cell>
          <table:table-cell office:value-type="string">
            <text:p>RR 117/76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859574">
            <text:p>13859574</text:p>
          </table:table-cell>
          <table:table-cell office:value-type="float" office:value="192078116">
            <text:p>192078116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table:style-name="ce1" office:value-type="string">
            <text:p>2013-05-24</text:p>
          </table:table-cell>
          <table:table-cell office:value-type="float" office:value="673043184022">
            <text:p>6730431840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18/6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321694">
            <text:p>12321694</text:p>
          </table:table-cell>
          <table:table-cell office:value-type="float" office:value="208260777">
            <text:p>208260777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table:style-name="ce1" office:value-type="string">
            <text:p>2013-09-14</text:p>
          </table:table-cell>
          <table:table-cell office:value-type="float" office:value="673030529810">
            <text:p>6730305298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18/75 </text:p>
          </table:table-cell>
          <table:table-cell office:value-type="string">
            <text:p>pl110 spo98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8">
            <text:p>118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49106">
            <text:p>23549106</text:p>
          </table:table-cell>
          <table:table-cell office:value-type="float" office:value="189915975">
            <text:p>189915975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8754830628">
            <text:p>887548306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19/77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9">
            <text:p>119</text:p>
          </table:table-cell>
          <table:table-cell office:value-type="float" office:value="77">
            <text:p>7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319369">
            <text:p>13319369</text:p>
          </table:table-cell>
          <table:table-cell office:value-type="float" office:value="200590831">
            <text:p>200590831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table:style-name="ce1" office:value-type="string">
            <text:p>2013-05-27</text:p>
          </table:table-cell>
          <table:table-cell office:value-type="float" office:value="40394526494">
            <text:p>403945264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0/70 mmHg</text:p>
          </table:table-cell>
          <table:table-cell office:value-type="string">
            <text:p><text:s/>, F 25 , cor regul , loode tuha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990788">
            <text:p>12990788</text:p>
          </table:table-cell>
          <table:table-cell office:value-type="float" office:value="159894223">
            <text:p>159894223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9331854494">
            <text:p>993318544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30.01.2013 <text:s text:c="2"/>: ÕV : art RR 120/80 mm Hg</text:p>
          </table:table-cell>
          <table:table-cell office:value-type="string">
            <text:p>RR 120/8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882034">
            <text:p>9882034</text:p>
          </table:table-cell>
          <table:table-cell office:value-type="float" office:value="194996748">
            <text:p>194996748</text:p>
          </table:table-cell>
          <table:table-cell office:value-type="string">
            <text:p>2013-08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0530288244">
            <text:p>5053028824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KG Fikseerunud FA RR140/70--120/70mmHg</text:p>
          </table:table-cell>
          <table:table-cell office:value-type="string">
            <text:p>120/70mmHg</text:p>
          </table:table-cell>
          <table:table-cell office:value-type="string">
            <text:p><text:s/>piires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13366">
            <text:p>9413366</text:p>
          </table:table-cell>
          <table:table-cell office:value-type="float" office:value="187087177">
            <text:p>187087177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160642324">
            <text:p>2416064232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eskmine päevane RR 120/72 mm Hg</text:p>
          </table:table-cell>
          <table:table-cell office:value-type="string">
            <text:p>RR 120/72 mm Hg</text:p>
          </table:table-cell>
          <table:table-cell office:value-type="string">
            <text:p><text:s/>, max R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745533">
            <text:p>20745533</text:p>
          </table:table-cell>
          <table:table-cell office:value-type="float" office:value="192306248">
            <text:p>192306248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1899515">
            <text:p>6730318995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TUS pULSS 96 XMIN , sPO299 % , rr 120/70 </text:p>
          </table:table-cell>
          <table:table-cell office:value-type="string">
            <text:p>rr 120/70 </text:p>
          </table:table-cell>
          <table:table-cell office:value-type="string">
            <text:p>MMhG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940512">
            <text:p>14940512</text:p>
          </table:table-cell>
          <table:table-cell office:value-type="float" office:value="157010111">
            <text:p>157010111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table:style-name="ce1" office:value-type="string">
            <text:p>2011-12-16</text:p>
          </table:table-cell>
          <table:table-cell office:value-type="float" office:value="65381867077">
            <text:p>653818670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125/70mmHg , 120/65mmHg</text:p>
          </table:table-cell>
          <table:table-cell office:value-type="string">
            <text:p>120/65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83531">
            <text:p>9483531</text:p>
          </table:table-cell>
          <table:table-cell office:value-type="float" office:value="174979399">
            <text:p>174979399</text:p>
          </table:table-cell>
          <table:table-cell office:value-type="string">
            <text:p>2013-04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0840614982">
            <text:p>908406149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ne , jälgimisel stabiilselt 105-120/70</text:p>
          </table:table-cell>
          <table:table-cell office:value-type="string">
            <text:p>120/70</text:p>
          </table:table-cell>
          <table:table-cell office:value-type="string">
            <text:p>-90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563308">
            <text:p>24563308</text:p>
          </table:table-cell>
          <table:table-cell office:value-type="float" office:value="157703890">
            <text:p>157703890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table:style-name="ce1" office:value-type="string">
            <text:p>2012-07-30</text:p>
          </table:table-cell>
          <table:table-cell office:value-type="float" office:value="55378312952">
            <text:p>553783129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0/75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280563">
            <text:p>21280563</text:p>
          </table:table-cell>
          <table:table-cell office:value-type="float" office:value="213031897">
            <text:p>213031897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8879350">
            <text:p>6730388793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0/86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995554">
            <text:p>22995554</text:p>
          </table:table-cell>
          <table:table-cell office:value-type="float" office:value="157032170">
            <text:p>157032170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ce1" office:value-type="string">
            <text:p>2012-04-11</text:p>
          </table:table-cell>
          <table:table-cell office:value-type="float" office:value="77992452510">
            <text:p>779924525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F 32;KÜ 106;RR 120/70,120/80</text:p>
          </table:table-cell>
          <table:table-cell office:value-type="string">
            <text:p>120/80</text:p>
          </table:table-cell>
          <table:table-cell office:value-type="string">
            <text:p>;kaalu iive + 1,7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657278">
            <text:p>12657278</text:p>
          </table:table-cell>
          <table:table-cell office:value-type="float" office:value="176786101">
            <text:p>176786101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table:style-name="ce1" office:value-type="string">
            <text:p>2013-05-03</text:p>
          </table:table-cell>
          <table:table-cell office:value-type="float" office:value="673030406201">
            <text:p>6730304062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ahuoleku RR 120/80 mmHg</text:p>
          </table:table-cell>
          <table:table-cell office:value-type="string">
            <text:p>RR 120/80 mmHg</text:p>
          </table:table-cell>
          <table:table-cell office:value-type="string">
            <text:p><text:s/>, maksimaalne RR 160/100 mmH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023481">
            <text:p>15023481</text:p>
          </table:table-cell>
          <table:table-cell office:value-type="float" office:value="185505795">
            <text:p>185505795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ce1" office:value-type="string">
            <text:p>2013-06-25</text:p>
          </table:table-cell>
          <table:table-cell office:value-type="float" office:value="673036604443">
            <text:p>6730366044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ahuoleku vererõhk 120/75mmHg</text:p>
          </table:table-cell>
          <table:table-cell office:value-type="string">
            <text:p>vererõhk 120/75mmHg</text:p>
          </table:table-cell>
          <table:table-cell office:value-type="string">
            <text:p><text:s/>, pulss 68x `</text:p>
          </table:table-cell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1605">
            <text:p>2271605</text:p>
          </table:table-cell>
          <table:table-cell office:value-type="float" office:value="83353073">
            <text:p>83353073</text:p>
          </table:table-cell>
          <table:table-cell office:value-type="string">
            <text:p>2011-10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1245430883">
            <text:p>912454308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kesk RR 117/78 mm / hg Päevane 120/80 mm / hg</text:p>
          </table:table-cell>
          <table:table-cell office:value-type="string">
            <text:p>120/80 mm / hg</text:p>
          </table:table-cell>
          <table:table-cell office:value-type="string">
            <text:p><text:s/>. öine 112/70 mm / hg</text:p>
          </table:table-cell>
          <table:table-cell table:number-columns-repeated="4" office:value-type="string">
            <text:p>NULL</text:p>
          </table:table-cell>
          <table:table-cell office:value-type="string">
            <text:p>mm /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106566">
            <text:p>24106566</text:p>
          </table:table-cell>
          <table:table-cell office:value-type="float" office:value="157704774">
            <text:p>157704774</text:p>
          </table:table-cell>
          <table:table-cell office:value-type="string">
            <text:p>2012-07-21</text:p>
          </table:table-cell>
          <table:table-cell office:value-type="string">
            <text:p>A</text:p>
          </table:table-cell>
          <table:table-cell table:style-name="ce1" office:value-type="string">
            <text:p>2012-02-27</text:p>
          </table:table-cell>
          <table:table-cell office:value-type="float" office:value="47666783626">
            <text:p>476667836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table:number-columns-repeated="2" office:value-type="string">
            <text:p>RR 120 / 70</text:p>
          </table:table-cell>
          <table:table-cell office:value-type="string">
            <text:p>120 / 70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539159">
            <text:p>8539159</text:p>
          </table:table-cell>
          <table:table-cell office:value-type="float" office:value="131891609">
            <text:p>131891609</text:p>
          </table:table-cell>
          <table:table-cell office:value-type="string">
            <text:p>2012-07-01</text:p>
          </table:table-cell>
          <table:table-cell office:value-type="string">
            <text:p>A</text:p>
          </table:table-cell>
          <table:table-cell table:style-name="ce1" office:value-type="string">
            <text:p>2012-07-01</text:p>
          </table:table-cell>
          <table:table-cell office:value-type="float" office:value="80708590420">
            <text:p>8070859042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eriaalne RR sin ( mmHg ) : 120/70 </text:p>
          </table:table-cell>
          <table:table-cell office:value-type="string">
            <text:p>120/7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12129">
            <text:p>18512129</text:p>
          </table:table-cell>
          <table:table-cell office:value-type="float" office:value="204491733">
            <text:p>204491733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4961621">
            <text:p>6730449616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seljal acne , limaskestad puhtadRR 120/80 mmHg</text:p>
          </table:table-cell>
          <table:table-cell office:value-type="string">
            <text:p>RR 120/80 mmHg</text:p>
          </table:table-cell>
          <table:table-cell office:value-type="string">
            <text:p>Südametoonid : regulaarsed , puh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471733">
            <text:p>18471733</text:p>
          </table:table-cell>
          <table:table-cell office:value-type="float" office:value="171362890">
            <text:p>171362890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6751172704">
            <text:p>967511727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36.6 , VR 120/75 </text:p>
          </table:table-cell>
          <table:table-cell office:value-type="string">
            <text:p>VR 120/75 </text:p>
          </table:table-cell>
          <table:table-cell office:value-type="string">
            <text:p>Kopsudes vesikulaarne h / kahin</text:p>
          </table:table-cell>
          <table:table-cell office:value-type="string">
            <text:p>V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888220">
            <text:p>10888220</text:p>
          </table:table-cell>
          <table:table-cell office:value-type="float" office:value="157018344">
            <text:p>157018344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table:style-name="ce1" office:value-type="string">
            <text:p>2012-03-22</text:p>
          </table:table-cell>
          <table:table-cell office:value-type="float" office:value="76558088705">
            <text:p>765580887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g , tursed , RR 120 / 75 mmHg , 120 / 80 mmHg</text:p>
          </table:table-cell>
          <table:table-cell office:value-type="string">
            <text:p>120 / 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896369">
            <text:p>6896369</text:p>
          </table:table-cell>
          <table:table-cell office:value-type="float" office:value="147518654">
            <text:p>147518654</text:p>
          </table:table-cell>
          <table:table-cell office:value-type="string">
            <text:p>2012-03-05</text:p>
          </table:table-cell>
          <table:table-cell office:value-type="string">
            <text:p>S</text:p>
          </table:table-cell>
          <table:table-cell table:style-name="ce1" office:value-type="string">
            <text:p>2012-03-05</text:p>
          </table:table-cell>
          <table:table-cell office:value-type="float" office:value="27727071970">
            <text:p>2772707197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0/70 </text:p>
          </table:table-cell>
          <table:table-cell office:value-type="string">
            <text:p>ja 130/80 mmHg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240804">
            <text:p>10240804</text:p>
          </table:table-cell>
          <table:table-cell office:value-type="float" office:value="207383502">
            <text:p>207383502</text:p>
          </table:table-cell>
          <table:table-cell office:value-type="string">
            <text:p>2013-11-06</text:p>
          </table:table-cell>
          <table:table-cell office:value-type="string">
            <text:p>S</text:p>
          </table:table-cell>
          <table:table-cell table:style-name="ce1" office:value-type="string">
            <text:p>2013-11-05</text:p>
          </table:table-cell>
          <table:table-cell office:value-type="float" office:value="673040592744">
            <text:p>67304059274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0/8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02550">
            <text:p>9402550</text:p>
          </table:table-cell>
          <table:table-cell office:value-type="float" office:value="177992509">
            <text:p>177992509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14801">
            <text:p>67303051480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ahuoleku RR 120/80 mmHg</text:p>
          </table:table-cell>
          <table:table-cell office:value-type="string">
            <text:p>RR 120/80 mmHg</text:p>
          </table:table-cell>
          <table:table-cell office:value-type="string">
            <text:p><text:s/>, maksimaalne RR 220/90 mmH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84658">
            <text:p>18984658</text:p>
          </table:table-cell>
          <table:table-cell office:value-type="float" office:value="189840582">
            <text:p>189840582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1033313999">
            <text:p>310333139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0/70 mmHg</text:p>
          </table:table-cell>
          <table:table-cell office:value-type="string">
            <text:p><text:s/>Cor : idem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578753">
            <text:p>10578753</text:p>
          </table:table-cell>
          <table:table-cell office:value-type="float" office:value="182344907">
            <text:p>182344907</text:p>
          </table:table-cell>
          <table:table-cell office:value-type="string">
            <text:p>2013-06-10</text:p>
          </table:table-cell>
          <table:table-cell office:value-type="string">
            <text:p>S</text:p>
          </table:table-cell>
          <table:table-cell table:style-name="ce1" office:value-type="string">
            <text:p>2013-06-04</text:p>
          </table:table-cell>
          <table:table-cell office:value-type="float" office:value="673039619920">
            <text:p>67303961992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04.06.2013 - RR 120/70 mmHg</text:p>
          </table:table-cell>
          <table:table-cell office:value-type="string">
            <text:p>RR 120/70 mmHg</text:p>
          </table:table-cell>
          <table:table-cell office:value-type="string">
            <text:p><text:s/>, fr 72x ´ , pt pearinglust ei 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920155">
            <text:p>8920155</text:p>
          </table:table-cell>
          <table:table-cell office:value-type="float" office:value="215121215">
            <text:p>215121215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966462864">
            <text:p>8796646286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R : 120/80 </text:p>
          </table:table-cell>
          <table:table-cell office:value-type="string">
            <text:p>120/80 </text:p>
          </table:table-cell>
          <table:table-cell office:value-type="string">
            <text:p>-&gt; 200/80-&gt; 160/80mmHg , reaktsi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71609">
            <text:p>22071609</text:p>
          </table:table-cell>
          <table:table-cell office:value-type="float" office:value="207163163">
            <text:p>207163163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table:style-name="ce1" office:value-type="string">
            <text:p>2013-04-08</text:p>
          </table:table-cell>
          <table:table-cell office:value-type="float" office:value="97294559062">
            <text:p>972945590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0/7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66183">
            <text:p>6966183</text:p>
          </table:table-cell>
          <table:table-cell office:value-type="float" office:value="123625619">
            <text:p>123625619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table:style-name="ce1" office:value-type="string">
            <text:p>2012-05-09</text:p>
          </table:table-cell>
          <table:table-cell office:value-type="float" office:value="95252497864">
            <text:p>9525249786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eriaalne RR sin ( mmHg ) : 120/85 </text:p>
          </table:table-cell>
          <table:table-cell office:value-type="string">
            <text:p>120/85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79740">
            <text:p>6579740</text:p>
          </table:table-cell>
          <table:table-cell office:value-type="float" office:value="97154921">
            <text:p>97154921</text:p>
          </table:table-cell>
          <table:table-cell office:value-type="string">
            <text:p>2012-04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3498947938">
            <text:p>6349894793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Cor : RR 120/60 mmHg</text:p>
          </table:table-cell>
          <table:table-cell office:value-type="string">
            <text:p>RR 120/60 mmHg</text:p>
          </table:table-cell>
          <table:table-cell office:value-type="string">
            <text:p><text:s/>, fr 90x 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806603">
            <text:p>23806603</text:p>
          </table:table-cell>
          <table:table-cell office:value-type="float" office:value="200879531">
            <text:p>200879531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table:style-name="ce1" office:value-type="string">
            <text:p>2013-07-09</text:p>
          </table:table-cell>
          <table:table-cell office:value-type="float" office:value="23762951492">
            <text:p>237629514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0/75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10865">
            <text:p>7910865</text:p>
          </table:table-cell>
          <table:table-cell office:value-type="float" office:value="150003491">
            <text:p>150003491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table:style-name="ce1" office:value-type="string">
            <text:p>2009-03-05</text:p>
          </table:table-cell>
          <table:table-cell office:value-type="float" office:value="32292989037">
            <text:p>3229298903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eriaalne RR sin ( mmHg ) : 120/80 </text:p>
          </table:table-cell>
          <table:table-cell office:value-type="string">
            <text:p>120/8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10919">
            <text:p>1610919</text:p>
          </table:table-cell>
          <table:table-cell office:value-type="float" office:value="125014222">
            <text:p>125014222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247633813">
            <text:p>3924763381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120 / 76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6">
            <text:p>7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32829">
            <text:p>18332829</text:p>
          </table:table-cell>
          <table:table-cell office:value-type="float" office:value="183670634">
            <text:p>183670634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9144413351">
            <text:p>691444133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Kodus VR 161/80-120/80</text:p>
          </table:table-cell>
          <table:table-cell office:value-type="string">
            <text:p>120/80</text:p>
          </table:table-cell>
          <table:table-cell office:value-type="string">
            <text:p>-130/80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706034">
            <text:p>2706034</text:p>
          </table:table-cell>
          <table:table-cell office:value-type="float" office:value="148162710">
            <text:p>148162710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1427729864">
            <text:p>214277298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Üldseisund rahuldav . RR 120-80</text:p>
          </table:table-cell>
          <table:table-cell office:value-type="string">
            <text:p>RR 120-80</text:p>
          </table:table-cell>
          <table:table-cell office:value-type="string">
            <text:p><text:s/>. fr-60 Südame toonit rütmilise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813620">
            <text:p>5813620</text:p>
          </table:table-cell>
          <table:table-cell office:value-type="float" office:value="150552844">
            <text:p>150552844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1858857782">
            <text:p>8185885778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029462">
            <text:p>13029462</text:p>
          </table:table-cell>
          <table:table-cell office:value-type="float" office:value="157205461">
            <text:p>157205461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table:style-name="ce1" office:value-type="string">
            <text:p>2011-11-28</text:p>
          </table:table-cell>
          <table:table-cell office:value-type="float" office:value="68617197369">
            <text:p>686171973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130/70120/70</text:p>
          </table:table-cell>
          <table:table-cell office:value-type="string">
            <text:p>120/70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051052">
            <text:p>13051052</text:p>
          </table:table-cell>
          <table:table-cell office:value-type="float" office:value="168631553">
            <text:p>168631553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table:style-name="ce1" office:value-type="string">
            <text:p>2013-02-08</text:p>
          </table:table-cell>
          <table:table-cell office:value-type="float" office:value="673041053334">
            <text:p>6730410533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0/7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757087">
            <text:p>3757087</text:p>
          </table:table-cell>
          <table:table-cell office:value-type="float" office:value="152346008">
            <text:p>152346008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0121490955">
            <text:p>201214909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 RR 120/92 mmHg</text:p>
          </table:table-cell>
          <table:table-cell office:value-type="string">
            <text:p>RR 120/92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92">
            <text:p>9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83837">
            <text:p>9483837</text:p>
          </table:table-cell>
          <table:table-cell office:value-type="float" office:value="181122514">
            <text:p>181122514</text:p>
          </table:table-cell>
          <table:table-cell office:value-type="string">
            <text:p>2013-06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1773625">
            <text:p>67304177362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, sööb , joob personali abiga , RR 120/80</text:p>
          </table:table-cell>
          <table:table-cell office:value-type="string">
            <text:p>RR 120/80</text:p>
          </table:table-cell>
          <table:table-cell office:value-type="string">
            <text:p>-85/60 , T 36,6-36,7 Pärasoolest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991250">
            <text:p>16991250</text:p>
          </table:table-cell>
          <table:table-cell office:value-type="float" office:value="208655648">
            <text:p>208655648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93287">
            <text:p>6730303932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11.11.2013 <text:s text:c="2"/>: RR 120/75 mmHg</text:p>
          </table:table-cell>
          <table:table-cell office:value-type="string">
            <text:p>RR 120/7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62285">
            <text:p>5562285</text:p>
          </table:table-cell>
          <table:table-cell office:value-type="float" office:value="81152577">
            <text:p>81152577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table:style-name="ce1" office:value-type="string">
            <text:p>2012-01-23</text:p>
          </table:table-cell>
          <table:table-cell office:value-type="float" office:value="76039939379">
            <text:p>7603993937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23.01.2012 - RR : 120/85 mmHg</text:p>
          </table:table-cell>
          <table:table-cell office:value-type="string">
            <text:p>120/85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998067">
            <text:p>15998067</text:p>
          </table:table-cell>
          <table:table-cell office:value-type="float" office:value="214921951">
            <text:p>214921951</text:p>
          </table:table-cell>
          <table:table-cell office:value-type="string">
            <text:p>2013-12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9353430265">
            <text:p>1935343026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206042">
            <text:p>14206042</text:p>
          </table:table-cell>
          <table:table-cell office:value-type="float" office:value="192083681">
            <text:p>192083681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table:style-name="ce1" office:value-type="string">
            <text:p>2013-02-26</text:p>
          </table:table-cell>
          <table:table-cell office:value-type="float" office:value="73356471087">
            <text:p>733564710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20/6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788159">
            <text:p>6788159</text:p>
          </table:table-cell>
          <table:table-cell office:value-type="float" office:value="147760908">
            <text:p>147760908</text:p>
          </table:table-cell>
          <table:table-cell office:value-type="string">
            <text:p>2012-11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6750049348">
            <text:p>9675004934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raviga Vererõhud statsionaaris 120/80 mmHg</text:p>
          </table:table-cell>
          <table:table-cell office:value-type="string">
            <text:p>120/80 mmHg</text:p>
          </table:table-cell>
          <table:table-cell office:value-type="string">
            <text:p><text:s/>piirides Haige väljakirjutatud 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702804">
            <text:p>14702804</text:p>
          </table:table-cell>
          <table:table-cell office:value-type="float" office:value="199264908">
            <text:p>199264908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table:style-name="ce1" office:value-type="string">
            <text:p>2013-08-27</text:p>
          </table:table-cell>
          <table:table-cell office:value-type="float" office:value="673037679702">
            <text:p>6730376797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140/80 , 120/80 mmHg</text:p>
          </table:table-cell>
          <table:table-cell office:value-type="string">
            <text:p>120/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476033">
            <text:p>6476033</text:p>
          </table:table-cell>
          <table:table-cell office:value-type="float" office:value="142328976">
            <text:p>142328976</text:p>
          </table:table-cell>
          <table:table-cell office:value-type="string">
            <text:p>2012-10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2021836164">
            <text:p>4202183616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1õ , zocor 10mgx1õ , dieet 10 , RR120/70</text:p>
          </table:table-cell>
          <table:table-cell office:value-type="string">
            <text:p>RR120/7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384235">
            <text:p>5384235</text:p>
          </table:table-cell>
          <table:table-cell office:value-type="float" office:value="124371471">
            <text:p>124371471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table:style-name="ce1" office:value-type="string">
            <text:p>2012-06-05</text:p>
          </table:table-cell>
          <table:table-cell office:value-type="float" office:value="30913835372">
            <text:p>3091383537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05.06.2012 - RR : 120/80mmHg</text:p>
          </table:table-cell>
          <table:table-cell office:value-type="string">
            <text:p>120/80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52958">
            <text:p>6552958</text:p>
          </table:table-cell>
          <table:table-cell office:value-type="float" office:value="139825698">
            <text:p>139825698</text:p>
          </table:table-cell>
          <table:table-cell office:value-type="string">
            <text:p>2012-06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0523125937">
            <text:p>6052312593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Hemodünaamiliselt stabiilne - RR120-140</text:p>
          </table:table-cell>
          <table:table-cell office:value-type="string">
            <text:p>RR120-140</text:p>
          </table:table-cell>
          <table:table-cell office:value-type="string">
            <text:p>/70 mm Hg , fr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09785">
            <text:p>4609785</text:p>
          </table:table-cell>
          <table:table-cell office:value-type="float" office:value="82535790">
            <text:p>82535790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table:style-name="ce1" office:value-type="string">
            <text:p>2011-12-28</text:p>
          </table:table-cell>
          <table:table-cell office:value-type="float" office:value="97648030623">
            <text:p>976480306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20 / 60 </text:p>
          </table:table-cell>
          <table:table-cell office:value-type="string">
            <text:p>Cor - toonid tasased , tuhmid , 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497049">
            <text:p>20497049</text:p>
          </table:table-cell>
          <table:table-cell office:value-type="float" office:value="164378876">
            <text:p>164378876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table:style-name="ce1" office:value-type="string">
            <text:p>2013-02-11</text:p>
          </table:table-cell>
          <table:table-cell office:value-type="float" office:value="673030526043">
            <text:p>6730305260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20/88mm/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26533">
            <text:p>18326533</text:p>
          </table:table-cell>
          <table:table-cell office:value-type="float" office:value="170311108">
            <text:p>170311108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560842678">
            <text:p>475608426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sin 121/90mmHg</text:p>
          </table:table-cell>
          <table:table-cell office:value-type="string">
            <text:p>121/90mmHg</text:p>
          </table:table-cell>
          <table:table-cell office:value-type="string">
            <text:p><text:s/>, fr 96x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1">
            <text:p>121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09318">
            <text:p>1609318</text:p>
          </table:table-cell>
          <table:table-cell office:value-type="float" office:value="121757135">
            <text:p>121757135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0950838960">
            <text:p>6095083896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eskmine öine RR 121/75 mm Hg</text:p>
          </table:table-cell>
          <table:table-cell office:value-type="string">
            <text:p>RR 121/75 mm Hg</text:p>
          </table:table-cell>
          <table:table-cell office:value-type="string">
            <text:p><text:s/>, max , R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02452">
            <text:p>6502452</text:p>
          </table:table-cell>
          <table:table-cell office:value-type="float" office:value="96906872">
            <text:p>96906872</text:p>
          </table:table-cell>
          <table:table-cell office:value-type="string">
            <text:p>2012-03-08</text:p>
          </table:table-cell>
          <table:table-cell office:value-type="string">
            <text:p>S</text:p>
          </table:table-cell>
          <table:table-cell table:style-name="ce1" office:value-type="string">
            <text:p>2011-12-15</text:p>
          </table:table-cell>
          <table:table-cell office:value-type="float" office:value="20979230015">
            <text:p>2097923001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l , Cor regulaarne fr . 90 x ’ RR 121/90 mmHg</text:p>
          </table:table-cell>
          <table:table-cell office:value-type="string">
            <text:p>RR 121/90 mmHg</text:p>
          </table:table-cell>
          <table:table-cell office:value-type="string">
            <text:p><text:s/>Pulm auskult vesikul h/k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1">
            <text:p>121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879437">
            <text:p>2879437</text:p>
          </table:table-cell>
          <table:table-cell office:value-type="float" office:value="121149618">
            <text:p>121149618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table:style-name="ce1" office:value-type="string">
            <text:p>2012-05-03</text:p>
          </table:table-cell>
          <table:table-cell office:value-type="float" office:value="77951931803">
            <text:p>779519318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2/70 mmHg</text:p>
          </table:table-cell>
          <table:table-cell office:value-type="string">
            <text:p><text:s/>EKG Magne B8.1x2 Arvestades va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855024">
            <text:p>8855024</text:p>
          </table:table-cell>
          <table:table-cell office:value-type="float" office:value="199080163">
            <text:p>199080163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7089784316">
            <text:p>2708978431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t keskmine vererõhk 122/78mmHG</text:p>
          </table:table-cell>
          <table:table-cell office:value-type="string">
            <text:p>vererõhk 122/78mmHG</text:p>
          </table:table-cell>
          <table:table-cell/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2">
            <text:p>122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226578">
            <text:p>19226578</text:p>
          </table:table-cell>
          <table:table-cell office:value-type="float" office:value="189143427">
            <text:p>189143427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3199254387">
            <text:p>43199254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: RR dex 120/70 , RR sin 122/62 </text:p>
          </table:table-cell>
          <table:table-cell office:value-type="string">
            <text:p>122/62 </text:p>
          </table:table-cell>
          <table:table-cell office:value-type="string">
            <text:p>, Fr-66x , üksikud vahelöögid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2">
            <text:p>122</text:p>
          </table:table-cell>
          <table:table-cell office:value-type="float" office:value="62">
            <text:p>6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444703">
            <text:p>10444703</text:p>
          </table:table-cell>
          <table:table-cell office:value-type="float" office:value="210180396">
            <text:p>210180396</text:p>
          </table:table-cell>
          <table:table-cell office:value-type="string">
            <text:p>2013-11-14</text:p>
          </table:table-cell>
          <table:table-cell office:value-type="string">
            <text:p>S</text:p>
          </table:table-cell>
          <table:table-cell table:style-name="ce1" office:value-type="string">
            <text:p>2013-10-25</text:p>
          </table:table-cell>
          <table:table-cell office:value-type="float" office:value="45912178888">
            <text:p>4591217888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=122/62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2">
            <text:p>122</text:p>
          </table:table-cell>
          <table:table-cell office:value-type="float" office:value="62">
            <text:p>6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12655">
            <text:p>19412655</text:p>
          </table:table-cell>
          <table:table-cell office:value-type="float" office:value="160860473">
            <text:p>160860473</text:p>
          </table:table-cell>
          <table:table-cell office:value-type="string">
            <text:p>2011-08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83005">
            <text:p>6730303830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-?\s*)?(?P&lt;systolic&gt;(([12][0-9]{2})|([3-9][0-9])))\s*[-/]\s*(?P&lt;diastolic&gt;(([12][0-9]{2})|([3-9][0-9])))\s*[Pp]\s*-?\s*(?P&lt;pulse&gt;(([12][0-9]{2})|([3-9][0-9])))</text:p>
          </table:table-cell>
          <table:table-cell office:value-type="string">
            <text:p>NULL</text:p>
          </table:table-cell>
          <table:table-cell office:value-type="string">
            <text:p>* 23.08.2011 <text:s text:c="2"/>: RR123/83 p76</text:p>
          </table:table-cell>
          <table:table-cell office:value-type="string">
            <text:p>RR123/83 p76</text:p>
          </table:table-cell>
          <table:table-cell office:value-type="string">
            <text:p><text:s/>EKG , uriin norm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3">
            <text:p>123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1051798">
            <text:p>1051798</text:p>
          </table:table-cell>
          <table:table-cell office:value-type="float" office:value="142875587">
            <text:p>142875587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6903033545">
            <text:p>26903033545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nne jooksu 130/80 peale jooksu 123/75 mmHg</text:p>
          </table:table-cell>
          <table:table-cell office:value-type="string">
            <text:p>123/75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3">
            <text:p>123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677314">
            <text:p>9677314</text:p>
          </table:table-cell>
          <table:table-cell office:value-type="float" office:value="168175064">
            <text:p>168175064</text:p>
          </table:table-cell>
          <table:table-cell office:value-type="string">
            <text:p>2013-03-19</text:p>
          </table:table-cell>
          <table:table-cell office:value-type="string">
            <text:p>S</text:p>
          </table:table-cell>
          <table:table-cell table:style-name="ce1" office:value-type="string">
            <text:p>2013-03-17</text:p>
          </table:table-cell>
          <table:table-cell office:value-type="float" office:value="673036435568">
            <text:p>67303643556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Fr 96x min RR 123 / 82 mmHg</text:p>
          </table:table-cell>
          <table:table-cell office:value-type="string">
            <text:p>RR 123 / 82 mmHg</text:p>
          </table:table-cell>
          <table:table-cell office:value-type="string">
            <text:p><text:s/>; Vähene valulikkus keskkõhus p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3">
            <text:p>123</text:p>
          </table:table-cell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670693">
            <text:p>20670693</text:p>
          </table:table-cell>
          <table:table-cell office:value-type="float" office:value="169386092">
            <text:p>169386092</text:p>
          </table:table-cell>
          <table:table-cell office:value-type="string">
            <text:p>2013-03-31</text:p>
          </table:table-cell>
          <table:table-cell office:value-type="string">
            <text:p>A</text:p>
          </table:table-cell>
          <table:table-cell table:style-name="ce1" office:value-type="string">
            <text:p>2013-02-13</text:p>
          </table:table-cell>
          <table:table-cell office:value-type="float" office:value="69855316388">
            <text:p>698553163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ulmones ii vererõhu mõõtmine [ 124/80 mmHg</text:p>
          </table:table-cell>
          <table:table-cell office:value-type="string">
            <text:p>124/80 mmHg</text:p>
          </table:table-cell>
          <table:table-cell office:value-type="string">
            <text:p><text:s/>]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218561">
            <text:p>24218561</text:p>
          </table:table-cell>
          <table:table-cell office:value-type="float" office:value="199066597">
            <text:p>199066597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table:style-name="ce1" office:value-type="string">
            <text:p>2012-08-17</text:p>
          </table:table-cell>
          <table:table-cell office:value-type="float" office:value="673030463028">
            <text:p>6730304630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keskmine 124/66 mm/Hg</text:p>
          </table:table-cell>
          <table:table-cell office:value-type="string">
            <text:p>124/66 mm/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4">
            <text:p>124</text:p>
          </table:table-cell>
          <table:table-cell office:value-type="float" office:value="66">
            <text:p>6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71931">
            <text:p>1571931</text:p>
          </table:table-cell>
          <table:table-cell office:value-type="float" office:value="92859839">
            <text:p>92859839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0226931091">
            <text:p>5022693109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Ööajal keskmine RR 125/74 mmHg</text:p>
          </table:table-cell>
          <table:table-cell office:value-type="string">
            <text:p>RR 125/74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09172">
            <text:p>21009172</text:p>
          </table:table-cell>
          <table:table-cell office:value-type="float" office:value="191249668">
            <text:p>191249668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table:style-name="ce1" office:value-type="string">
            <text:p>2013-07-05</text:p>
          </table:table-cell>
          <table:table-cell office:value-type="float" office:value="79037939488">
            <text:p>790379394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, rutm regulaarne , fr 74 x min RR 125/75 mm Hg</text:p>
          </table:table-cell>
          <table:table-cell office:value-type="string">
            <text:p>RR 125/75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984100">
            <text:p>9984100</text:p>
          </table:table-cell>
          <table:table-cell office:value-type="float" office:value="188711590">
            <text:p>188711590</text:p>
          </table:table-cell>
          <table:table-cell office:value-type="string">
            <text:p>2013-07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0717033">
            <text:p>67304071703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Vererõhk 125/65 mmHg</text:p>
          </table:table-cell>
          <table:table-cell office:value-type="string">
            <text:p><text:s/>, südame fr</text:p>
          </table:table-cell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83307">
            <text:p>1583307</text:p>
          </table:table-cell>
          <table:table-cell office:value-type="float" office:value="125243411">
            <text:p>125243411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7244774721">
            <text:p>2724477472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lg - max koormus - taastumine ) 125/90 </text:p>
          </table:table-cell>
          <table:table-cell office:value-type="string">
            <text:p>125/90 </text:p>
          </table:table-cell>
          <table:table-cell office:value-type="string">
            <text:p>, 170/100,135/90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93929">
            <text:p>2293929</text:p>
          </table:table-cell>
          <table:table-cell office:value-type="float" office:value="82859164">
            <text:p>82859164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0131926107">
            <text:p>401319261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Auskul l cor rütm ebaregulaarne RR 125/80</text:p>
          </table:table-cell>
          <table:table-cell office:value-type="string">
            <text:p>RR 125/80</text:p>
          </table:table-cell>
          <table:table-cell office:value-type="string">
            <text:p>mm Kehaehitus asteeniline KMI 17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243125">
            <text:p>13243125</text:p>
          </table:table-cell>
          <table:table-cell office:value-type="float" office:value="158007848">
            <text:p>158007848</text:p>
          </table:table-cell>
          <table:table-cell office:value-type="string">
            <text:p>2012-12-31</text:p>
          </table:table-cell>
          <table:table-cell office:value-type="string">
            <text:p>A</text:p>
          </table:table-cell>
          <table:table-cell table:style-name="ce1" office:value-type="string">
            <text:p>2012-12-11</text:p>
          </table:table-cell>
          <table:table-cell office:value-type="float" office:value="673033641933">
            <text:p>6730336419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5 / 70 mmHg</text:p>
          </table:table-cell>
          <table:table-cell office:value-type="string">
            <text:p><text:s/>, pea Loote s / t regulaarne F 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53616">
            <text:p>17953616</text:p>
          </table:table-cell>
          <table:table-cell office:value-type="float" office:value="212314689">
            <text:p>212314689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43032">
            <text:p>6730303430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75 x ` RR 125/85 mmHg</text:p>
          </table:table-cell>
          <table:table-cell office:value-type="string">
            <text:p>RR 125/85 mmHg</text:p>
          </table:table-cell>
          <table:table-cell office:value-type="string">
            <text:p>29.11.2013 : CRP 2.8 mg/L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6706">
            <text:p>76706</text:p>
          </table:table-cell>
          <table:table-cell office:value-type="float" office:value="82959103">
            <text:p>82959103</text:p>
          </table:table-cell>
          <table:table-cell office:value-type="string">
            <text:p>2012-01-3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4364738481">
            <text:p>5436473848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5/77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7">
            <text:p>7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745848">
            <text:p>20745848</text:p>
          </table:table-cell>
          <table:table-cell office:value-type="float" office:value="210310607">
            <text:p>210310607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2206874161">
            <text:p>222068741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5/70 mmHg</text:p>
          </table:table-cell>
          <table:table-cell office:value-type="string">
            <text:p><text:s/>, SpO298 % , p 67x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641319">
            <text:p>11641319</text:p>
          </table:table-cell>
          <table:table-cell office:value-type="float" office:value="156378843">
            <text:p>156378843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table:style-name="ce1" office:value-type="string">
            <text:p>2011-12-15</text:p>
          </table:table-cell>
          <table:table-cell office:value-type="float" office:value="13841673520">
            <text:p>138416735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5/70 </text:p>
          </table:table-cell>
          <table:table-cell office:value-type="string">
            <text:p>, uriiin normis , turseid ei ole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680331">
            <text:p>6680331</text:p>
          </table:table-cell>
          <table:table-cell office:value-type="float" office:value="90507599">
            <text:p>90507599</text:p>
          </table:table-cell>
          <table:table-cell office:value-type="string">
            <text:p>2012-03-16</text:p>
          </table:table-cell>
          <table:table-cell office:value-type="string">
            <text:p>S</text:p>
          </table:table-cell>
          <table:table-cell table:style-name="ce1" office:value-type="string">
            <text:p>2012-03-12</text:p>
          </table:table-cell>
          <table:table-cell office:value-type="float" office:value="57394065197">
            <text:p>5739406519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s ebaregulaarne , Fr 76 x min , RR 125/80 mmHg</text:p>
          </table:table-cell>
          <table:table-cell office:value-type="string">
            <text:p>RR 125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5547">
            <text:p>1665547</text:p>
          </table:table-cell>
          <table:table-cell office:value-type="float" office:value="85474893">
            <text:p>85474893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4802857978">
            <text:p>6480285797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Ööpäeva keskmine RR 125/79 mmHg</text:p>
          </table:table-cell>
          <table:table-cell office:value-type="string">
            <text:p>RR 125/79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928357">
            <text:p>3928357</text:p>
          </table:table-cell>
          <table:table-cell office:value-type="float" office:value="150822562">
            <text:p>150822562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table:style-name="ce1" office:value-type="string">
            <text:p>2012-12-03</text:p>
          </table:table-cell>
          <table:table-cell office:value-type="float" office:value="25638251026">
            <text:p>256382510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mol l pikkus 166 sm kaal 100 kg RR 125/80</text:p>
          </table:table-cell>
          <table:table-cell office:value-type="string">
            <text:p>RR 125/8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163985">
            <text:p>17163985</text:p>
          </table:table-cell>
          <table:table-cell office:value-type="float" office:value="210807360">
            <text:p>210807360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756519438">
            <text:p>787565194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tugevusega , fr seistes 86x � , RR 126/84mmHg</text:p>
          </table:table-cell>
          <table:table-cell office:value-type="string">
            <text:p>RR 126/84mmHg</text:p>
          </table:table-cell>
          <table:table-cell office:value-type="string">
            <text:p><text:s/>, jalad turseta , s��rte eesp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6">
            <text:p>126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32580">
            <text:p>7332580</text:p>
          </table:table-cell>
          <table:table-cell office:value-type="float" office:value="123389632">
            <text:p>123389632</text:p>
          </table:table-cell>
          <table:table-cell office:value-type="string">
            <text:p>2012-04-22</text:p>
          </table:table-cell>
          <table:table-cell office:value-type="string">
            <text:p>A</text:p>
          </table:table-cell>
          <table:table-cell table:style-name="ce1" office:value-type="string">
            <text:p>2012-04-22</text:p>
          </table:table-cell>
          <table:table-cell office:value-type="float" office:value="61709921538">
            <text:p>6170992153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ne 120 l/min , istuma tõustes 126/90 mmHg</text:p>
          </table:table-cell>
          <table:table-cell office:value-type="string">
            <text:p>126/90 mmHg</text:p>
          </table:table-cell>
          <table:table-cell office:value-type="string">
            <text:p><text:s/>, püsti 5 min pea läheb pahaks 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6">
            <text:p>126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03190">
            <text:p>5603190</text:p>
          </table:table-cell>
          <table:table-cell office:value-type="float" office:value="87038456">
            <text:p>87038456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0622457702">
            <text:p>706224577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me toonid rütmilised , fr 72 , 126/77</text:p>
          </table:table-cell>
          <table:table-cell office:value-type="string">
            <text:p>126/77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6">
            <text:p>126</text:p>
          </table:table-cell>
          <table:table-cell office:value-type="float" office:value="77">
            <text:p>7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90926">
            <text:p>21490926</text:p>
          </table:table-cell>
          <table:table-cell office:value-type="float" office:value="171100750">
            <text:p>171100750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ce1" office:value-type="string">
            <text:p>2013-04-09</text:p>
          </table:table-cell>
          <table:table-cell office:value-type="float" office:value="24590226750">
            <text:p>245902267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ererõhk rahuolekus 122-126/60 mmHg</text:p>
          </table:table-cell>
          <table:table-cell office:value-type="string">
            <text:p>126/6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6">
            <text:p>126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49476">
            <text:p>18249476</text:p>
          </table:table-cell>
          <table:table-cell office:value-type="float" office:value="173427911">
            <text:p>173427911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22953">
            <text:p>6730303229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cor regul fr 70 x min RR 126/70</text:p>
          </table:table-cell>
          <table:table-cell office:value-type="string">
            <text:p>RR 126/7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6">
            <text:p>126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148030">
            <text:p>13148030</text:p>
          </table:table-cell>
          <table:table-cell office:value-type="float" office:value="213709872">
            <text:p>213709872</text:p>
          </table:table-cell>
          <table:table-cell office:value-type="string">
            <text:p>2013-11-17</text:p>
          </table:table-cell>
          <table:table-cell office:value-type="string">
            <text:p>A</text:p>
          </table:table-cell>
          <table:table-cell table:style-name="ce1" office:value-type="string">
            <text:p>2013-11-17</text:p>
          </table:table-cell>
          <table:table-cell office:value-type="float" office:value="12946443745">
            <text:p>129464437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6/88 mmHg</text:p>
          </table:table-cell>
          <table:table-cell office:value-type="string">
            <text:p><text:s/>--&gt; 111/65 mmH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6">
            <text:p>126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67550">
            <text:p>18767550</text:p>
          </table:table-cell>
          <table:table-cell office:value-type="float" office:value="211493029">
            <text:p>211493029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0069068">
            <text:p>6730400690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: RR 126/86 mmHg</text:p>
          </table:table-cell>
          <table:table-cell office:value-type="string">
            <text:p>RR 126/86 mmHg</text:p>
          </table:table-cell>
          <table:table-cell office:value-type="string">
            <text:p><text:s/>,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6">
            <text:p>126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482664">
            <text:p>8482664</text:p>
          </table:table-cell>
          <table:table-cell office:value-type="float" office:value="133330379">
            <text:p>133330379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table:style-name="ce1" office:value-type="string">
            <text:p>2011-12-13</text:p>
          </table:table-cell>
          <table:table-cell office:value-type="float" office:value="30199842482">
            <text:p>3019984248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3 tunni RR 12.19126/65 mmHg</text:p>
          </table:table-cell>
          <table:table-cell office:value-type="string">
            <text:p>126/65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6">
            <text:p>126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331978">
            <text:p>12331978</text:p>
          </table:table-cell>
          <table:table-cell office:value-type="float" office:value="193015477">
            <text:p>193015477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table:style-name="ce1" office:value-type="string">
            <text:p>2013-03-20</text:p>
          </table:table-cell>
          <table:table-cell office:value-type="float" office:value="21866878481">
            <text:p>218668784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7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7">
            <text:p>127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703280">
            <text:p>24703280</text:p>
          </table:table-cell>
          <table:table-cell office:value-type="float" office:value="214386245">
            <text:p>214386245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table:style-name="ce1" office:value-type="string">
            <text:p>2013-08-26</text:p>
          </table:table-cell>
          <table:table-cell office:value-type="float" office:value="28544373440">
            <text:p>285443734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8/72 </text:p>
          </table:table-cell>
          <table:table-cell office:value-type="string">
            <text:p>, 122/80 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8">
            <text:p>128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97056">
            <text:p>5697056</text:p>
          </table:table-cell>
          <table:table-cell office:value-type="float" office:value="153666477">
            <text:p>153666477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730137459">
            <text:p>4773013745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Rd-128/86 mm HG</text:p>
          </table:table-cell>
          <table:table-cell office:value-type="string">
            <text:p>128/86 mm HG</text:p>
          </table:table-cell>
          <table:table-cell office:value-type="string">
            <text:p><text:s/>ps - 83 x min</text:p>
          </table:table-cell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178495">
            <text:p>11178495</text:p>
          </table:table-cell>
          <table:table-cell office:value-type="float" office:value="185754318">
            <text:p>185754318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896952">
            <text:p>6730308969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nid puhtad , kahinaid ei ole , RR 128/68 mm Hg</text:p>
          </table:table-cell>
          <table:table-cell office:value-type="string">
            <text:p>RR 128/68 mm Hg</text:p>
          </table:table-cell>
          <table:table-cell office:value-type="string">
            <text:p><text:s/>, SpO2 ilma lisahapnikuta 100 %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8">
            <text:p>128</text:p>
          </table:table-cell>
          <table:table-cell office:value-type="float" office:value="68">
            <text:p>6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932683">
            <text:p>16932683</text:p>
          </table:table-cell>
          <table:table-cell office:value-type="float" office:value="214672549">
            <text:p>214672549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table:style-name="ce1" office:value-type="string">
            <text:p>2013-12-03</text:p>
          </table:table-cell>
          <table:table-cell office:value-type="float" office:value="49692879340">
            <text:p>496928793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Ööajal keskmine 128/81 mmHg</text:p>
          </table:table-cell>
          <table:table-cell office:value-type="string">
            <text:p>128/81 mmHg</text:p>
          </table:table-cell>
          <table:table-cell office:value-type="string">
            <text:p><text:s/>, max107/64mmHg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8">
            <text:p>128</text:p>
          </table:table-cell>
          <table:table-cell office:value-type="float" office:value="81">
            <text:p>8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140199">
            <text:p>10140199</text:p>
          </table:table-cell>
          <table:table-cell office:value-type="float" office:value="158948944">
            <text:p>158948944</text:p>
          </table:table-cell>
          <table:table-cell office:value-type="string">
            <text:p>2013-01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6304243680">
            <text:p>8630424368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28/67mmHg</text:p>
          </table:table-cell>
          <table:table-cell office:value-type="string">
            <text:p><text:s/>, fr 82x/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8">
            <text:p>128</text:p>
          </table:table-cell>
          <table:table-cell office:value-type="float" office:value="67">
            <text:p>6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730284">
            <text:p>9730284</text:p>
          </table:table-cell>
          <table:table-cell office:value-type="float" office:value="160736410">
            <text:p>160736410</text:p>
          </table:table-cell>
          <table:table-cell office:value-type="string">
            <text:p>2013-02-04</text:p>
          </table:table-cell>
          <table:table-cell office:value-type="string">
            <text:p>S</text:p>
          </table:table-cell>
          <table:table-cell table:style-name="ce1" office:value-type="string">
            <text:p>2013-01-25</text:p>
          </table:table-cell>
          <table:table-cell office:value-type="float" office:value="673040341026">
            <text:p>67304034102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128/69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8">
            <text:p>128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04133">
            <text:p>21504133</text:p>
          </table:table-cell>
          <table:table-cell office:value-type="float" office:value="195969998">
            <text:p>195969998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table:style-name="ce1" office:value-type="string">
            <text:p>2013-09-05</text:p>
          </table:table-cell>
          <table:table-cell office:value-type="float" office:value="82292038957">
            <text:p>822920389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hu väärtused , ööpäeva keskmine RR 128/75 mmhg</text:p>
          </table:table-cell>
          <table:table-cell office:value-type="string">
            <text:p>RR 128/7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8">
            <text:p>128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27707">
            <text:p>19527707</text:p>
          </table:table-cell>
          <table:table-cell office:value-type="float" office:value="201160017">
            <text:p>201160017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0757011727">
            <text:p>607570117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30.09.2013 <text:s/>NAPP : RR 129/84 </text:p>
          </table:table-cell>
          <table:table-cell office:value-type="string">
            <text:p>RR 129/84 </text:p>
          </table:table-cell>
          <table:table-cell office:value-type="string">
            <text:p>fr 72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9">
            <text:p>129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218586">
            <text:p>24218586</text:p>
          </table:table-cell>
          <table:table-cell office:value-type="float" office:value="199066597">
            <text:p>199066597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table:style-name="ce1" office:value-type="string">
            <text:p>2012-11-30</text:p>
          </table:table-cell>
          <table:table-cell office:value-type="float" office:value="673030463028">
            <text:p>6730304630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keskmine 129/83mm/Hg</text:p>
          </table:table-cell>
          <table:table-cell office:value-type="string">
            <text:p>129/83mm/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9">
            <text:p>129</text:p>
          </table:table-cell>
          <table:table-cell office:value-type="float" office:value="83">
            <text:p>8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314902">
            <text:p>19314902</text:p>
          </table:table-cell>
          <table:table-cell office:value-type="float" office:value="214659872">
            <text:p>214659872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7276221608">
            <text:p>972762216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st hommikul siis vererõhk normis129/69 mm/hg</text:p>
          </table:table-cell>
          <table:table-cell office:value-type="string">
            <text:p>129/69 mm/hg</text:p>
          </table:table-cell>
          <table:table-cell office:value-type="string">
            <text:p><text:s/>, kõrgemad väärtused alates kel</text:p>
          </table:table-cell>
          <table:table-cell table:number-columns-repeated="4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9">
            <text:p>129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869676">
            <text:p>22869676</text:p>
          </table:table-cell>
          <table:table-cell office:value-type="float" office:value="157241938">
            <text:p>157241938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table:style-name="ce1" office:value-type="string">
            <text:p>2012-06-15</text:p>
          </table:table-cell>
          <table:table-cell office:value-type="float" office:value="10281422119">
            <text:p>102814221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0/80 </text:p>
          </table:table-cell>
          <table:table-cell office:value-type="string">
            <text:p>; 125/85 mmHg , uriini analüüs k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907681">
            <text:p>3907681</text:p>
          </table:table-cell>
          <table:table-cell office:value-type="float" office:value="139506919">
            <text:p>139506919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6708239188">
            <text:p>367082391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hiajaline teadvuse kaotuse hoog RR oli 130/90</text:p>
          </table:table-cell>
          <table:table-cell office:value-type="string">
            <text:p>RR oli 130/90</text:p>
          </table:table-cell>
          <table:table-cell office:value-type="string">
            <text:p>.22.08.12 Enesetunne rahuldav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49256">
            <text:p>1849256</text:p>
          </table:table-cell>
          <table:table-cell office:value-type="float" office:value="121345514">
            <text:p>121345514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2682756241">
            <text:p>926827562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Südame-veresoonkond - Rr 130/70 mmHg</text:p>
          </table:table-cell>
          <table:table-cell office:value-type="string">
            <text:p>130/70 mmHg</text:p>
          </table:table-cell>
          <table:table-cell office:value-type="string">
            <text:p><text:s/>, toonid regul fr=64x min perif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855851">
            <text:p>8855851</text:p>
          </table:table-cell>
          <table:table-cell office:value-type="float" office:value="186466363">
            <text:p>186466363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8275075826">
            <text:p>2827507582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ahuoleku RR 130/80 mmHg</text:p>
          </table:table-cell>
          <table:table-cell office:value-type="string">
            <text:p>RR 130/80 mmHg</text:p>
          </table:table-cell>
          <table:table-cell office:value-type="string">
            <text:p><text:s/>, maksimaalne RR 160/90 mmH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189031">
            <text:p>12189031</text:p>
          </table:table-cell>
          <table:table-cell office:value-type="float" office:value="169451823">
            <text:p>169451823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table:style-name="ce1" office:value-type="string">
            <text:p>2013-03-07</text:p>
          </table:table-cell>
          <table:table-cell office:value-type="float" office:value="12319367643">
            <text:p>123193676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140/80 , 130/80 </text:p>
          </table:table-cell>
          <table:table-cell office:value-type="string">
            <text:p>130/8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842196">
            <text:p>22842196</text:p>
          </table:table-cell>
          <table:table-cell office:value-type="float" office:value="210174693">
            <text:p>210174693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2201142188">
            <text:p>622011421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lg - max koormus - taastumine ) 130/80 </text:p>
          </table:table-cell>
          <table:table-cell office:value-type="string">
            <text:p>130/80 </text:p>
          </table:table-cell>
          <table:table-cell office:value-type="string">
            <text:p>, 185/95,142/60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97533">
            <text:p>6597533</text:p>
          </table:table-cell>
          <table:table-cell office:value-type="float" office:value="131290652">
            <text:p>131290652</text:p>
          </table:table-cell>
          <table:table-cell office:value-type="string">
            <text:p>2012-08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9712318498">
            <text:p>2971231849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sakonnas normotensiivne : alla 130 / 70 mmHg</text:p>
          </table:table-cell>
          <table:table-cell office:value-type="string">
            <text:p>130 / 7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707514">
            <text:p>17707514</text:p>
          </table:table-cell>
          <table:table-cell office:value-type="float" office:value="162082115">
            <text:p>162082115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23727">
            <text:p>6730303237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Üldseisund rahuldav . RR 130-80</text:p>
          </table:table-cell>
          <table:table-cell office:value-type="string">
            <text:p>RR 130-80</text:p>
          </table:table-cell>
          <table:table-cell office:value-type="string">
            <text:p><text:s/>. fr-62 Südame toonit rütmilise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26837">
            <text:p>17926837</text:p>
          </table:table-cell>
          <table:table-cell office:value-type="float" office:value="200377404">
            <text:p>200377404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table:style-name="ce1" office:value-type="string">
            <text:p>2012-04-09</text:p>
          </table:table-cell>
          <table:table-cell office:value-type="float" office:value="84658113057">
            <text:p>846581130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ops bilat karen h/k Rr130/80mmHg</text:p>
          </table:table-cell>
          <table:table-cell office:value-type="string">
            <text:p>130/80mmHg</text:p>
          </table:table-cell>
          <table:table-cell office:value-type="string">
            <text:p><text:s/>fr 75reg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25351">
            <text:p>17925351</text:p>
          </table:table-cell>
          <table:table-cell office:value-type="float" office:value="184991117">
            <text:p>184991117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392563748">
            <text:p>573925637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cor regul fr 70 x min RR 130/70</text:p>
          </table:table-cell>
          <table:table-cell office:value-type="string">
            <text:p>RR 130/7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76506">
            <text:p>4476506</text:p>
          </table:table-cell>
          <table:table-cell office:value-type="float" office:value="79712949">
            <text:p>79712949</text:p>
          </table:table-cell>
          <table:table-cell office:value-type="string">
            <text:p>2012-01-09</text:p>
          </table:table-cell>
          <table:table-cell office:value-type="string">
            <text:p>A</text:p>
          </table:table-cell>
          <table:table-cell table:style-name="ce1" office:value-type="string">
            <text:p>2011-12-05</text:p>
          </table:table-cell>
          <table:table-cell office:value-type="float" office:value="21127946668">
            <text:p>211279466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mid rütm regulaarne , fr 75xmin RR 130/80 mm Hg</text:p>
          </table:table-cell>
          <table:table-cell office:value-type="string">
            <text:p>RR 130/8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711932">
            <text:p>17711932</text:p>
          </table:table-cell>
          <table:table-cell office:value-type="float" office:value="206531315">
            <text:p>206531315</text:p>
          </table:table-cell>
          <table:table-cell office:value-type="string">
            <text:p>2010-02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8113661123">
            <text:p>581136611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0/75 </text:p>
          </table:table-cell>
          <table:table-cell office:value-type="string">
            <text:p>sin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36651">
            <text:p>2036651</text:p>
          </table:table-cell>
          <table:table-cell office:value-type="float" office:value="123773953">
            <text:p>123773953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table:style-name="ce1" office:value-type="string">
            <text:p>2012-05-15</text:p>
          </table:table-cell>
          <table:table-cell office:value-type="float" office:value="64248738601">
            <text:p>642487386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: 130/83 </text:p>
          </table:table-cell>
          <table:table-cell office:value-type="string">
            <text:p>130/83 </text:p>
          </table:table-cell>
          <table:table-cell office:value-type="string">
            <text:p>, pulss 87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3">
            <text:p>8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45395">
            <text:p>17945395</text:p>
          </table:table-cell>
          <table:table-cell office:value-type="float" office:value="181960732">
            <text:p>181960732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851730">
            <text:p>6730308517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28.05.2013 : RR 130/91 </text:p>
          </table:table-cell>
          <table:table-cell office:value-type="string">
            <text:p>RR 130/91 </text:p>
          </table:table-cell>
          <table:table-cell office:value-type="string">
            <text:p>, fr 70 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1">
            <text:p>9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77371">
            <text:p>18277371</text:p>
          </table:table-cell>
          <table:table-cell office:value-type="float" office:value="206541077">
            <text:p>206541077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9802293771">
            <text:p>898022937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76 x min , AR 130/80 mmHg</text:p>
          </table:table-cell>
          <table:table-cell office:value-type="string">
            <text:p>130/80 mmHg</text:p>
          </table:table-cell>
          <table:table-cell office:value-type="string">
            <text:p><text:s/>, kõhukatted palpatsioonil pehm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944776">
            <text:p>19944776</text:p>
          </table:table-cell>
          <table:table-cell office:value-type="float" office:value="202607088">
            <text:p>202607088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22851">
            <text:p>6730305228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0/80 mm/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80981">
            <text:p>19880981</text:p>
          </table:table-cell>
          <table:table-cell office:value-type="float" office:value="212910417">
            <text:p>212910417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0884141584">
            <text:p>808841415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VR - 130/80 </text:p>
          </table:table-cell>
          <table:table-cell office:value-type="string">
            <text:p>.</text:p>
          </table:table-cell>
          <table:table-cell office:value-type="string">
            <text:p>V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36398">
            <text:p>336398</text:p>
          </table:table-cell>
          <table:table-cell office:value-type="float" office:value="143400192">
            <text:p>143400192</text:p>
          </table:table-cell>
          <table:table-cell office:value-type="string">
            <text:p>2012-10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5368533405">
            <text:p>353685334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nt kaebusteta , RR ravi foonil 130/80 mmHg</text:p>
          </table:table-cell>
          <table:table-cell office:value-type="string">
            <text:p>130/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960479">
            <text:p>9960479</text:p>
          </table:table-cell>
          <table:table-cell office:value-type="float" office:value="161837173">
            <text:p>161837173</text:p>
          </table:table-cell>
          <table:table-cell office:value-type="string">
            <text:p>2013-02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0366923326">
            <text:p>7036692332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x , m-ra sedatiiva , dieet 10 , RR130/80</text:p>
          </table:table-cell>
          <table:table-cell office:value-type="string">
            <text:p>RR130/80</text:p>
          </table:table-cell>
          <table:table-cell office:value-type="string">
            <text:p>Naispatsient suunatud taastusrav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304800">
            <text:p>10304800</text:p>
          </table:table-cell>
          <table:table-cell office:value-type="float" office:value="179597411">
            <text:p>179597411</text:p>
          </table:table-cell>
          <table:table-cell office:value-type="string">
            <text:p>2013-04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3860570515">
            <text:p>1386057051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7,9-5,8-7,0-5,2mmol/l RR 124/80-130/86</text:p>
          </table:table-cell>
          <table:table-cell office:value-type="string">
            <text:p>130/86</text:p>
          </table:table-cell>
          <table:table-cell office:value-type="string">
            <text:p>-114/78 mm Hg Patsiendil on mnes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824643">
            <text:p>8824643</text:p>
          </table:table-cell>
          <table:table-cell office:value-type="float" office:value="211503630">
            <text:p>211503630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3526946847">
            <text:p>6352694684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table:number-columns-repeated="2" office:value-type="string">
            <text:p>VR130/90</text:p>
          </table:table-cell>
          <table:table-cell office:value-type="string">
            <text:p>&gt; 200/110 : &gt; 140/90 mmHg , reak</text:p>
          </table:table-cell>
          <table:table-cell office:value-type="string">
            <text:p>V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7112">
            <text:p>237112</text:p>
          </table:table-cell>
          <table:table-cell office:value-type="float" office:value="87089454">
            <text:p>87089454</text:p>
          </table:table-cell>
          <table:table-cell office:value-type="string">
            <text:p>2012-01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4956354867">
            <text:p>9495635486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monotooring : öseislajal 130 / 80 </text:p>
          </table:table-cell>
          <table:table-cell office:value-type="string">
            <text:p>130 / 80 </text:p>
          </table:table-cell>
          <table:table-cell office:value-type="string">
            <text:p>ja päevasel ajal 140 / 80 piires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48026">
            <text:p>19748026</text:p>
          </table:table-cell>
          <table:table-cell office:value-type="float" office:value="184025149">
            <text:p>184025149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0668339591">
            <text:p>106683395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0/80mmHg</text:p>
          </table:table-cell>
          <table:table-cell office:value-type="string">
            <text:p><text:s/>, fr 66x/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237290">
            <text:p>9237290</text:p>
          </table:table-cell>
          <table:table-cell office:value-type="float" office:value="215666086">
            <text:p>215666086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2854523201">
            <text:p>8285452320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Taastusperioodi lõpus : RR 130/80 mmHg</text:p>
          </table:table-cell>
          <table:table-cell office:value-type="string">
            <text:p>RR 130/80 mmHg</text:p>
          </table:table-cell>
          <table:table-cell office:value-type="string">
            <text:p><text:s/>; fr 103 x 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85206">
            <text:p>2185206</text:p>
          </table:table-cell>
          <table:table-cell office:value-type="float" office:value="86268201">
            <text:p>86268201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011538844">
            <text:p>570115388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R 150/80-130/80</text:p>
          </table:table-cell>
          <table:table-cell office:value-type="string">
            <text:p>130/80</text:p>
          </table:table-cell>
          <table:table-cell office:value-type="string">
            <text:p>PS 84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584260">
            <text:p>3584260</text:p>
          </table:table-cell>
          <table:table-cell office:value-type="float" office:value="147053338">
            <text:p>147053338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table:style-name="ce1" office:value-type="string">
            <text:p>2012-11-06</text:p>
          </table:table-cell>
          <table:table-cell office:value-type="float" office:value="63284350777">
            <text:p>632843507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130-80</text:p>
          </table:table-cell>
          <table:table-cell office:value-type="string">
            <text:p><text:s/>, KAAL 132 KG BMI 41.0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42751">
            <text:p>18342751</text:p>
          </table:table-cell>
          <table:table-cell office:value-type="float" office:value="206897527">
            <text:p>206897527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table:style-name="ce1" office:value-type="string">
            <text:p>2013-10-15</text:p>
          </table:table-cell>
          <table:table-cell office:value-type="float" office:value="673037244680">
            <text:p>6730372446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täna 45 RR 120-75 pulss eile 53 RR 130-85</text:p>
          </table:table-cell>
          <table:table-cell office:value-type="string">
            <text:p>RR 130-85</text:p>
          </table:table-cell>
          <table:table-cell office:value-type="string">
            <text:p><text:s/>nõrkust ei ole Betaloci vähenda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805488">
            <text:p>2805488</text:p>
          </table:table-cell>
          <table:table-cell office:value-type="float" office:value="148095943">
            <text:p>148095943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5691870531">
            <text:p>656918705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36.8 , RR 130/70 </text:p>
          </table:table-cell>
          <table:table-cell office:value-type="string">
            <text:p>RR 130/7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90097">
            <text:p>19490097</text:p>
          </table:table-cell>
          <table:table-cell office:value-type="float" office:value="158328036">
            <text:p>158328036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5654745">
            <text:p>6730456547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30/8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19822">
            <text:p>19119822</text:p>
          </table:table-cell>
          <table:table-cell office:value-type="float" office:value="164065668">
            <text:p>164065668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6230567589">
            <text:p>962305675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soonkond - Cor fr 68 t tasased RR 130/80 </text:p>
          </table:table-cell>
          <table:table-cell office:value-type="string">
            <text:p>RR 130/80 </text:p>
          </table:table-cell>
          <table:table-cell office:value-type="string">
            <text:p>piires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66549">
            <text:p>23166549</text:p>
          </table:table-cell>
          <table:table-cell office:value-type="float" office:value="178008957">
            <text:p>178008957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table:style-name="ce1" office:value-type="string">
            <text:p>2013-05-16</text:p>
          </table:table-cell>
          <table:table-cell office:value-type="float" office:value="673030514206">
            <text:p>6730305142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ioos , palp-l lihaspinged seljalRR 130/90mmHg</text:p>
          </table:table-cell>
          <table:table-cell office:value-type="string">
            <text:p>RR 130/90mmHg</text:p>
          </table:table-cell>
          <table:table-cell office:value-type="string">
            <text:p>Cor : toonid puhtad , rütm regul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008218">
            <text:p>14008218</text:p>
          </table:table-cell>
          <table:table-cell office:value-type="float" office:value="177848049">
            <text:p>177848049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8469396157">
            <text:p>684693961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INR 2.74 RR 130/90 </text:p>
          </table:table-cell>
          <table:table-cell office:value-type="string">
            <text:p>RR 130/90 </text:p>
          </table:table-cell>
          <table:table-cell office:value-type="string">
            <text:p>Cor toonid arütmilised Turseid e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444082">
            <text:p>12444082</text:p>
          </table:table-cell>
          <table:table-cell office:value-type="float" office:value="157028504">
            <text:p>157028504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table:style-name="ce1" office:value-type="string">
            <text:p>2012-04-13</text:p>
          </table:table-cell>
          <table:table-cell office:value-type="float" office:value="26916089155">
            <text:p>269160891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0 / 95 mmHg</text:p>
          </table:table-cell>
          <table:table-cell office:value-type="string">
            <text:p><text:s/>, d=s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236827">
            <text:p>19236827</text:p>
          </table:table-cell>
          <table:table-cell office:value-type="float" office:value="208502391">
            <text:p>208502391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table:style-name="ce1" office:value-type="string">
            <text:p>2013-11-06</text:p>
          </table:table-cell>
          <table:table-cell office:value-type="float" office:value="92563791893">
            <text:p>925637918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30/70 </text:p>
          </table:table-cell>
          <table:table-cell office:value-type="string">
            <text:p>, fr 60 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914">
            <text:p>81914</text:p>
          </table:table-cell>
          <table:table-cell office:value-type="float" office:value="87322321">
            <text:p>87322321</text:p>
          </table:table-cell>
          <table:table-cell office:value-type="string">
            <text:p>2012-03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2903949110">
            <text:p>4290394911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vus ebaregulaarne , 62 x min , RR - 130/85 mm Hg</text:p>
          </table:table-cell>
          <table:table-cell office:value-type="string">
            <text:p>RR - 130/85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108652">
            <text:p>7108652</text:p>
          </table:table-cell>
          <table:table-cell office:value-type="float" office:value="124125692">
            <text:p>124125692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table:style-name="ce1" office:value-type="string">
            <text:p>2012-02-28</text:p>
          </table:table-cell>
          <table:table-cell office:value-type="float" office:value="70904996915">
            <text:p>7090499691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0/85 mmHg</text:p>
          </table:table-cell>
          <table:table-cell office:value-type="string">
            <text:p><text:s/>südametoonid kahinateta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096338">
            <text:p>20096338</text:p>
          </table:table-cell>
          <table:table-cell office:value-type="float" office:value="203330131">
            <text:p>203330131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246281652">
            <text:p>872462816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õhk stabiliseerunud - 120/70 - 130/80 mm Hg</text:p>
          </table:table-cell>
          <table:table-cell office:value-type="string">
            <text:p>130/80 mm Hg</text:p>
          </table:table-cell>
          <table:table-cell office:value-type="string">
            <text:p><text:s/>, SKG - N , võtab patsient mela</text:p>
          </table:table-cell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73897">
            <text:p>1173897</text:p>
          </table:table-cell>
          <table:table-cell office:value-type="float" office:value="83972771">
            <text:p>83972771</text:p>
          </table:table-cell>
          <table:table-cell office:value-type="string">
            <text:p>2012-02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1875772268">
            <text:p>8187577226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ahuoleku RR 130/90 mmHg</text:p>
          </table:table-cell>
          <table:table-cell office:value-type="string">
            <text:p>RR 130/90 mmHg</text:p>
          </table:table-cell>
          <table:table-cell office:value-type="string">
            <text:p><text:s/>, maksimaalne RR 170/90 mmH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66128">
            <text:p>5566128</text:p>
          </table:table-cell>
          <table:table-cell office:value-type="float" office:value="81537530">
            <text:p>81537530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table:style-name="ce1" office:value-type="string">
            <text:p>2012-01-26</text:p>
          </table:table-cell>
          <table:table-cell office:value-type="float" office:value="78826721905">
            <text:p>7882672190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26.01.2012 - RR : 130 / 80 mmHg</text:p>
          </table:table-cell>
          <table:table-cell office:value-type="string">
            <text:p>130 / 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837140">
            <text:p>2837140</text:p>
          </table:table-cell>
          <table:table-cell office:value-type="float" office:value="123083957">
            <text:p>123083957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ce1" office:value-type="string">
            <text:p>2012-02-13</text:p>
          </table:table-cell>
          <table:table-cell office:value-type="float" office:value="51635130848">
            <text:p>516351308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saab : VR 130/80mmgh</text:p>
          </table:table-cell>
          <table:table-cell office:value-type="string">
            <text:p>VR 130/80mmgh</text:p>
          </table:table-cell>
          <table:table-cell/>
          <table:table-cell office:value-type="string">
            <text:p>VR</text:p>
          </table:table-cell>
          <table:table-cell table:number-columns-repeated="3" office:value-type="string">
            <text:p>NULL</text:p>
          </table:table-cell>
          <table:table-cell office:value-type="string">
            <text:p>mmgh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757325">
            <text:p>15757325</text:p>
          </table:table-cell>
          <table:table-cell office:value-type="float" office:value="190646877">
            <text:p>190646877</text:p>
          </table:table-cell>
          <table:table-cell office:value-type="string">
            <text:p>2013-08-01</text:p>
          </table:table-cell>
          <table:table-cell office:value-type="string">
            <text:p>S</text:p>
          </table:table-cell>
          <table:table-cell table:style-name="ce1" office:value-type="string">
            <text:p>2013-07-26</text:p>
          </table:table-cell>
          <table:table-cell office:value-type="float" office:value="91504760049">
            <text:p>915047600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0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147814">
            <text:p>18147814</text:p>
          </table:table-cell>
          <table:table-cell office:value-type="float" office:value="164995717">
            <text:p>164995717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35302">
            <text:p>6730305353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: RR 130/85 mm/hg</text:p>
          </table:table-cell>
          <table:table-cell office:value-type="string">
            <text:p>RR 130/85 mm/hg</text:p>
          </table:table-cell>
          <table:table-cell office:value-type="string">
            <text:p><text:s/>, säärte eespinnal kratsitud pu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87811">
            <text:p>5087811</text:p>
          </table:table-cell>
          <table:table-cell office:value-type="float" office:value="151234321">
            <text:p>151234321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table:style-name="ce1" office:value-type="string">
            <text:p>2012-11-26</text:p>
          </table:table-cell>
          <table:table-cell office:value-type="float" office:value="96341064853">
            <text:p>963410648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eriaalne RR sin ( mmHg ) : 130/96 </text:p>
          </table:table-cell>
          <table:table-cell office:value-type="string">
            <text:p>130/96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6">
            <text:p>9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298379">
            <text:p>20298379</text:p>
          </table:table-cell>
          <table:table-cell office:value-type="float" office:value="180404012">
            <text:p>180404012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ce1" office:value-type="string">
            <text:p>2012-04-11</text:p>
          </table:table-cell>
          <table:table-cell office:value-type="float" office:value="61314464967">
            <text:p>613144649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0/80 </text:p>
          </table:table-cell>
          <table:table-cell office:value-type="string">
            <text:p>kaal 122 kg v s 5,6 mmol l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166004">
            <text:p>17166004</text:p>
          </table:table-cell>
          <table:table-cell office:value-type="float" office:value="182378162">
            <text:p>182378162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5404278">
            <text:p>6730354042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130/30</text:p>
          </table:table-cell>
          <table:table-cell office:value-type="string">
            <text:p>/10 viib tuharale , 30-0-090 abd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35450">
            <text:p>19535450</text:p>
          </table:table-cell>
          <table:table-cell office:value-type="float" office:value="205814755">
            <text:p>205814755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178883586">
            <text:p>131788835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3/111mmHg , lamades peale EKG - 131/79mmHg</text:p>
          </table:table-cell>
          <table:table-cell office:value-type="string">
            <text:p>131/79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1">
            <text:p>131</text:p>
          </table:table-cell>
          <table:table-cell office:value-type="float" office:value="79">
            <text:p>7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62807">
            <text:p>5662807</text:p>
          </table:table-cell>
          <table:table-cell office:value-type="float" office:value="151466516">
            <text:p>151466516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3638222075">
            <text:p>2363822207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32/74mmHg</text:p>
          </table:table-cell>
          <table:table-cell office:value-type="string">
            <text:p><text:s/>, HR 76 x min , p176cm , k68k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2">
            <text:p>132</text:p>
          </table:table-cell>
          <table:table-cell office:value-type="float" office:value="74">
            <text:p>7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657585">
            <text:p>17657585</text:p>
          </table:table-cell>
          <table:table-cell office:value-type="float" office:value="197082918">
            <text:p>197082918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6473685765">
            <text:p>364736857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cor regul fr 66 x min RR 132/80</text:p>
          </table:table-cell>
          <table:table-cell office:value-type="string">
            <text:p>RR 132/8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2">
            <text:p>132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90124">
            <text:p>18990124</text:p>
          </table:table-cell>
          <table:table-cell office:value-type="float" office:value="201794231">
            <text:p>201794231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table:style-name="ce1" office:value-type="string">
            <text:p>2013-09-19</text:p>
          </table:table-cell>
          <table:table-cell office:value-type="float" office:value="66644147819">
            <text:p>666441478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24.09.13 RR 132/80 </text:p>
          </table:table-cell>
          <table:table-cell office:value-type="string">
            <text:p>RR 132/80 </text:p>
          </table:table-cell>
          <table:table-cell office:value-type="string">
            <text:p>, kasutab dironorm urineerimine 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2">
            <text:p>132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76343">
            <text:p>21476343</text:p>
          </table:table-cell>
          <table:table-cell office:value-type="float" office:value="211678228">
            <text:p>211678228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ce1" office:value-type="string">
            <text:p>2013-11-05</text:p>
          </table:table-cell>
          <table:table-cell office:value-type="float" office:value="673042715940">
            <text:p>6730427159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asemal käel 132/60 mmHg</text:p>
          </table:table-cell>
          <table:table-cell office:value-type="string">
            <text:p>132/6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2">
            <text:p>132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573624">
            <text:p>9573624</text:p>
          </table:table-cell>
          <table:table-cell office:value-type="float" office:value="176670116">
            <text:p>176670116</text:p>
          </table:table-cell>
          <table:table-cell office:value-type="string">
            <text:p>2013-05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3588803">
            <text:p>6730335888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<text:s/>. 7502NTT 1/102mm kahtlaneRR : 133/74</text:p>
          </table:table-cell>
          <table:table-cell office:value-type="string">
            <text:p>133/74</text:p>
          </table:table-cell>
          <table:table-cell office:value-type="string">
            <text:p>SaO2 : 97Pulss : 77PEF : 520 l/m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3">
            <text:p>133</text:p>
          </table:table-cell>
          <table:table-cell office:value-type="float" office:value="74">
            <text:p>7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84294">
            <text:p>19684294</text:p>
          </table:table-cell>
          <table:table-cell office:value-type="float" office:value="163908051">
            <text:p>163908051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9719351567">
            <text:p>997193515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dipini 5 mg x 2 ) , praegu vv-l RR 134/90 mmHg</text:p>
          </table:table-cell>
          <table:table-cell office:value-type="string">
            <text:p>RR 134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574020">
            <text:p>2574020</text:p>
          </table:table-cell>
          <table:table-cell office:value-type="float" office:value="141029154">
            <text:p>141029154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table:style-name="ce1" office:value-type="string">
            <text:p>2012-09-21</text:p>
          </table:table-cell>
          <table:table-cell office:value-type="float" office:value="16334072070">
            <text:p>163340720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les tuli ! -20min pärast RR dex 134/84 m hg</text:p>
          </table:table-cell>
          <table:table-cell office:value-type="string">
            <text:p>134/84 m 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4">
            <text:p>134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08406">
            <text:p>1308406</text:p>
          </table:table-cell>
          <table:table-cell office:value-type="float" office:value="151494253">
            <text:p>151494253</text:p>
          </table:table-cell>
          <table:table-cell office:value-type="string">
            <text:p>2012-12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1806637921">
            <text:p>7180663792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4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4">
            <text:p>134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117287">
            <text:p>3117287</text:p>
          </table:table-cell>
          <table:table-cell office:value-type="float" office:value="125883280">
            <text:p>125883280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425460430">
            <text:p>934254604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4/80 mm HG</text:p>
          </table:table-cell>
          <table:table-cell office:value-type="string">
            <text:p><text:s/>,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4">
            <text:p>134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383278">
            <text:p>13383278</text:p>
          </table:table-cell>
          <table:table-cell office:value-type="float" office:value="208308316">
            <text:p>208308316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table:style-name="ce1" office:value-type="string">
            <text:p>2013-11-01</text:p>
          </table:table-cell>
          <table:table-cell office:value-type="float" office:value="673030303136">
            <text:p>6730303031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- 134/8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4">
            <text:p>134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351313">
            <text:p>22351313</text:p>
          </table:table-cell>
          <table:table-cell office:value-type="float" office:value="215576049">
            <text:p>21557604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4778850">
            <text:p>6730347788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toonid regulaarsed , kahinata , fr 134-138</text:p>
          </table:table-cell>
          <table:table-cell office:value-type="string">
            <text:p>fr 134-138</text:p>
          </table:table-cell>
          <table:table-cell office:value-type="string">
            <text:p>x ' , a femoralisel pulsid bil p</text:p>
          </table:table-cell>
          <table:table-cell office:value-type="string">
            <text:p>f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4">
            <text:p>134</text:p>
          </table:table-cell>
          <table:table-cell office:value-type="float" office:value="138">
            <text:p>13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688559">
            <text:p>17688559</text:p>
          </table:table-cell>
          <table:table-cell office:value-type="float" office:value="189568208">
            <text:p>189568208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5542664052">
            <text:p>255426640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: RR 135/70</text:p>
          </table:table-cell>
          <table:table-cell office:value-type="string">
            <text:p>RR 135/7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896235">
            <text:p>7896235</text:p>
          </table:table-cell>
          <table:table-cell office:value-type="float" office:value="143018182">
            <text:p>143018182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2048274325">
            <text:p>2204827432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el normis , südametegevus 68 , RR 135/80 </text:p>
          </table:table-cell>
          <table:table-cell office:value-type="string">
            <text:p>RR 135/80 </text:p>
          </table:table-cell>
          <table:table-cell office:value-type="string">
            <text:p>, kops-n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96171">
            <text:p>19896171</text:p>
          </table:table-cell>
          <table:table-cell office:value-type="float" office:value="164744328">
            <text:p>164744328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4089785398">
            <text:p>140897853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odus RR 135/80mmHg</text:p>
          </table:table-cell>
          <table:table-cell office:value-type="string">
            <text:p>RR 135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102084">
            <text:p>3102084</text:p>
          </table:table-cell>
          <table:table-cell office:value-type="float" office:value="129583910">
            <text:p>129583910</text:p>
          </table:table-cell>
          <table:table-cell office:value-type="string">
            <text:p>2012-07-20</text:p>
          </table:table-cell>
          <table:table-cell office:value-type="string">
            <text:p>A</text:p>
          </table:table-cell>
          <table:table-cell table:style-name="ce1" office:value-type="string">
            <text:p>2012-04-16</text:p>
          </table:table-cell>
          <table:table-cell office:value-type="float" office:value="31801933069">
            <text:p>318019330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2010 : 135/85 mmHg</text:p>
          </table:table-cell>
          <table:table-cell office:value-type="string">
            <text:p>135/85 mmHg</text:p>
          </table:table-cell>
          <table:table-cell office:value-type="string">
            <text:p><text:s/>, 151/94 mmHg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764181">
            <text:p>24764181</text:p>
          </table:table-cell>
          <table:table-cell office:value-type="float" office:value="160261739">
            <text:p>160261739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table:style-name="ce1" office:value-type="string">
            <text:p>2012-01-18</text:p>
          </table:table-cell>
          <table:table-cell office:value-type="float" office:value="41023172818">
            <text:p>410231728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5/85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19119">
            <text:p>1219119</text:p>
          </table:table-cell>
          <table:table-cell office:value-type="float" office:value="132214455">
            <text:p>132214455</text:p>
          </table:table-cell>
          <table:table-cell office:value-type="string">
            <text:p>2012-08-01</text:p>
          </table:table-cell>
          <table:table-cell office:value-type="string">
            <text:p>S</text:p>
          </table:table-cell>
          <table:table-cell table:style-name="ce1" office:value-type="string">
            <text:p>2012-07-25</text:p>
          </table:table-cell>
          <table:table-cell office:value-type="float" office:value="89339369242">
            <text:p>8933936924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BP readings above 135 mmHg</text:p>
          </table:table-cell>
          <table:table-cell office:value-type="string">
            <text:p>135 mmHg</text:p>
          </table:table-cell>
          <table:table-cell office:value-type="string">
            <text:p><text:s/>[%] 36.6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43680">
            <text:p>5543680</text:p>
          </table:table-cell>
          <table:table-cell office:value-type="float" office:value="92295331">
            <text:p>92295331</text:p>
          </table:table-cell>
          <table:table-cell office:value-type="string">
            <text:p>2012-03-25</text:p>
          </table:table-cell>
          <table:table-cell office:value-type="string">
            <text:p>A</text:p>
          </table:table-cell>
          <table:table-cell table:style-name="ce1" office:value-type="string">
            <text:p>2012-02-15</text:p>
          </table:table-cell>
          <table:table-cell office:value-type="float" office:value="52372597989">
            <text:p>5237259798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15.02.2012 RR 135/90 mmHg</text:p>
          </table:table-cell>
          <table:table-cell office:value-type="string">
            <text:p>RR 135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159688">
            <text:p>6159688</text:p>
          </table:table-cell>
          <table:table-cell office:value-type="float" office:value="130188360">
            <text:p>130188360</text:p>
          </table:table-cell>
          <table:table-cell office:value-type="string">
            <text:p>2012-07-17</text:p>
          </table:table-cell>
          <table:table-cell office:value-type="string">
            <text:p>S</text:p>
          </table:table-cell>
          <table:table-cell table:style-name="ce1" office:value-type="string">
            <text:p>2012-07-11</text:p>
          </table:table-cell>
          <table:table-cell office:value-type="float" office:value="59910259689">
            <text:p>599102596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5/6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154777">
            <text:p>20154777</text:p>
          </table:table-cell>
          <table:table-cell office:value-type="float" office:value="187716585">
            <text:p>187716585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table:style-name="ce1" office:value-type="string">
            <text:p>2013-03-22</text:p>
          </table:table-cell>
          <table:table-cell office:value-type="float" office:value="673030519951">
            <text:p>6730305199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va tundnud vahelööke RR138/101-135/98 </text:p>
          </table:table-cell>
          <table:table-cell office:value-type="string">
            <text:p>135/98 </text:p>
          </table:table-cell>
          <table:table-cell office:value-type="string">
            <text:p>fr 74 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98">
            <text:p>9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50294">
            <text:p>5650294</text:p>
          </table:table-cell>
          <table:table-cell office:value-type="float" office:value="135747689">
            <text:p>135747689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table:style-name="ce1" office:value-type="string">
            <text:p>2012-09-04</text:p>
          </table:table-cell>
          <table:table-cell office:value-type="float" office:value="46976662233">
            <text:p>4697666223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: 150/100 mmHg norm kuni 135/85 mmHg</text:p>
          </table:table-cell>
          <table:table-cell office:value-type="string">
            <text:p>135/85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721154">
            <text:p>20721154</text:p>
          </table:table-cell>
          <table:table-cell office:value-type="float" office:value="171208417">
            <text:p>171208417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ce1" office:value-type="string">
            <text:p>2013-03-21</text:p>
          </table:table-cell>
          <table:table-cell office:value-type="float" office:value="673030423879">
            <text:p>6730304238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Vererõhk 137 / 89 mm/Hg</text:p>
          </table:table-cell>
          <table:table-cell/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7">
            <text:p>137</text:p>
          </table:table-cell>
          <table:table-cell office:value-type="float" office:value="89">
            <text:p>8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976854">
            <text:p>19976854</text:p>
          </table:table-cell>
          <table:table-cell office:value-type="float" office:value="212311782">
            <text:p>212311782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43176">
            <text:p>6730303431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8/90 mmHg</text:p>
          </table:table-cell>
          <table:table-cell office:value-type="string">
            <text:p><text:s/>, varem pole ka RR kõrgem olnud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8">
            <text:p>138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22944">
            <text:p>4122944</text:p>
          </table:table-cell>
          <table:table-cell office:value-type="float" office:value="124543135">
            <text:p>124543135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table:style-name="ce1" office:value-type="string">
            <text:p>2012-04-16</text:p>
          </table:table-cell>
          <table:table-cell office:value-type="float" office:value="81832063174">
            <text:p>818320631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: RR 138 / 86 mmHg</text:p>
          </table:table-cell>
          <table:table-cell office:value-type="string">
            <text:p>RR 138 / 86 mmHg</text:p>
          </table:table-cell>
          <table:table-cell office:value-type="string">
            <text:p><text:s/>,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8">
            <text:p>138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762731">
            <text:p>8762731</text:p>
          </table:table-cell>
          <table:table-cell office:value-type="float" office:value="131887994">
            <text:p>131887994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table:style-name="ce1" office:value-type="string">
            <text:p>2012-06-20</text:p>
          </table:table-cell>
          <table:table-cell office:value-type="float" office:value="65827711295">
            <text:p>6582771129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stus algtasemele 10 minutiga ( 138/76 mm Hg</text:p>
          </table:table-cell>
          <table:table-cell office:value-type="string">
            <text:p>138/76 mm Hg</text:p>
          </table:table-cell>
          <table:table-cell office:value-type="string">
            <text:p><text:s/>)</text:p>
          </table:table-cell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8">
            <text:p>138</text:p>
          </table:table-cell>
          <table:table-cell office:value-type="float" office:value="76">
            <text:p>7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61074">
            <text:p>19761074</text:p>
          </table:table-cell>
          <table:table-cell office:value-type="float" office:value="174954532">
            <text:p>174954532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8803773781">
            <text:p>688037737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WPW sündroom RR 138/80</text:p>
          </table:table-cell>
          <table:table-cell office:value-type="string">
            <text:p>RR 138/8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8">
            <text:p>138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64573">
            <text:p>4964573</text:p>
          </table:table-cell>
          <table:table-cell office:value-type="float" office:value="152478681">
            <text:p>152478681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table:style-name="ce1" office:value-type="string">
            <text:p>2012-12-07</text:p>
          </table:table-cell>
          <table:table-cell office:value-type="float" office:value="49462555190">
            <text:p>494625551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38/7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8">
            <text:p>138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768257">
            <text:p>17768257</text:p>
          </table:table-cell>
          <table:table-cell office:value-type="float" office:value="216281390">
            <text:p>216281390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1698218153">
            <text:p>116982181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vimite , m��datud verer�hku ad 138/78 </text:p>
          </table:table-cell>
          <table:table-cell office:value-type="string">
            <text:p>138/78 </text:p>
          </table:table-cell>
          <table:table-cell office:value-type="string">
            <text:p>dieet reziim kontroll RR , regul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8">
            <text:p>138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09278">
            <text:p>18909278</text:p>
          </table:table-cell>
          <table:table-cell office:value-type="float" office:value="208042633">
            <text:p>208042633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0235272328">
            <text:p>102352723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-139/87 </text:p>
          </table:table-cell>
          <table:table-cell office:value-type="string">
            <text:p>pulss -101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9">
            <text:p>139</text:p>
          </table:table-cell>
          <table:table-cell office:value-type="float" office:value="87">
            <text:p>8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398776">
            <text:p>5398776</text:p>
          </table:table-cell>
          <table:table-cell office:value-type="float" office:value="128724186">
            <text:p>128724186</text:p>
          </table:table-cell>
          <table:table-cell office:value-type="string">
            <text:p>2010-06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9895475903">
            <text:p>4989547590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Südameleid : * 07.06.2010 <text:s text:c="2"/>: RR 139/86 x min</text:p>
          </table:table-cell>
          <table:table-cell office:value-type="string">
            <text:p>RR 139/86 x min</text:p>
          </table:table-cell>
          <table:table-cell office:value-type="string">
            <text:p><text:s/>fr 81 x 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x min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9">
            <text:p>139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28760">
            <text:p>4328760</text:p>
          </table:table-cell>
          <table:table-cell office:value-type="float" office:value="95998995">
            <text:p>95998995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table:style-name="ce1" office:value-type="string">
            <text:p>2012-03-22</text:p>
          </table:table-cell>
          <table:table-cell office:value-type="float" office:value="65013634934">
            <text:p>650136349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eriaalne RR dex ( mm/Hg ) : 140/90 </text:p>
          </table:table-cell>
          <table:table-cell office:value-type="string">
            <text:p>140/9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491438">
            <text:p>20491438</text:p>
          </table:table-cell>
          <table:table-cell office:value-type="float" office:value="216048732">
            <text:p>216048732</text:p>
          </table:table-cell>
          <table:table-cell office:value-type="string">
            <text:p>2013-12-14</text:p>
          </table:table-cell>
          <table:table-cell office:value-type="string">
            <text:p>A</text:p>
          </table:table-cell>
          <table:table-cell table:style-name="ce1" office:value-type="string">
            <text:p>2013-11-12</text:p>
          </table:table-cell>
          <table:table-cell office:value-type="float" office:value="64332194339">
            <text:p>643321943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- monit : 140/88 </text:p>
          </table:table-cell>
          <table:table-cell office:value-type="string">
            <text:p>140/88 </text:p>
          </table:table-cell>
          <table:table-cell office:value-type="string">
            <text:p>, päeval 144/91 , öösel 128/79 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807956">
            <text:p>6807956</text:p>
          </table:table-cell>
          <table:table-cell office:value-type="float" office:value="122335911">
            <text:p>122335911</text:p>
          </table:table-cell>
          <table:table-cell office:value-type="string">
            <text:p>2012-05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6405974062">
            <text:p>1640597406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iglas vererõhud ravi foonil 130-140/80</text:p>
          </table:table-cell>
          <table:table-cell office:value-type="string">
            <text:p>140/80</text:p>
          </table:table-cell>
          <table:table-cell office:value-type="string">
            <text:p>-90 mmHg vahel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1256">
            <text:p>1971256</text:p>
          </table:table-cell>
          <table:table-cell office:value-type="float" office:value="121125953">
            <text:p>121125953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5352498928">
            <text:p>753524989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Enesekontrolli päevikus RR 140-170</text:p>
          </table:table-cell>
          <table:table-cell office:value-type="string">
            <text:p>RR 140-170</text:p>
          </table:table-cell>
          <table:table-cell office:value-type="string">
            <text:p>/. ja puls 50-66 , st puls aeglu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170">
            <text:p>1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071513">
            <text:p>3071513</text:p>
          </table:table-cell>
          <table:table-cell office:value-type="float" office:value="130265461">
            <text:p>130265461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table:style-name="ce1" office:value-type="string">
            <text:p>2012-05-25</text:p>
          </table:table-cell>
          <table:table-cell office:value-type="float" office:value="69014468798">
            <text:p>690144687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140/90 </text:p>
          </table:table-cell>
          <table:table-cell office:value-type="string">
            <text:p>, EhhoKG normis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53022">
            <text:p>253022</text:p>
          </table:table-cell>
          <table:table-cell office:value-type="float" office:value="152832101">
            <text:p>152832101</text:p>
          </table:table-cell>
          <table:table-cell office:value-type="string">
            <text:p>2012-12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8557684056">
            <text:p>2855768405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atud micardis 80 mgx1 , millega vererõhk 140-120mmHg</text:p>
          </table:table-cell>
          <table:table-cell office:value-type="string">
            <text:p>vererõhk 140-120mmHg</text:p>
          </table:table-cell>
          <table:table-cell/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3938">
            <text:p>233938</text:p>
          </table:table-cell>
          <table:table-cell office:value-type="float" office:value="126787388">
            <text:p>126787388</text:p>
          </table:table-cell>
          <table:table-cell office:value-type="string">
            <text:p>2012-06-18</text:p>
          </table:table-cell>
          <table:table-cell office:value-type="string">
            <text:p>S</text:p>
          </table:table-cell>
          <table:table-cell table:style-name="ce1" office:value-type="string">
            <text:p>2012-06-15</text:p>
          </table:table-cell>
          <table:table-cell office:value-type="float" office:value="82036398792">
            <text:p>8203639879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svumine ) Vererõhk ( mm/Hg ) : 140/80 </text:p>
          </table:table-cell>
          <table:table-cell office:value-type="string">
            <text:p>140/80 </text:p>
          </table:table-cell>
          <table:table-cell office:value-type="string">
            <text:p>PSG ALUSELDiagnoositud : Raskeku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535129">
            <text:p>17535129</text:p>
          </table:table-cell>
          <table:table-cell office:value-type="float" office:value="198167919">
            <text:p>198167919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548892784">
            <text:p>415488927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VR 140/90 </text:p>
          </table:table-cell>
          <table:table-cell office:value-type="string">
            <text:p>.</text:p>
          </table:table-cell>
          <table:table-cell office:value-type="string">
            <text:p>V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59417">
            <text:p>19559417</text:p>
          </table:table-cell>
          <table:table-cell office:value-type="float" office:value="199681122">
            <text:p>199681122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5013510">
            <text:p>6730450135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dr - karpaalkanal täpsustamisel 140/100</text:p>
          </table:table-cell>
          <table:table-cell office:value-type="string">
            <text:p>140/100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098669">
            <text:p>10098669</text:p>
          </table:table-cell>
          <table:table-cell office:value-type="float" office:value="182029290">
            <text:p>182029290</text:p>
          </table:table-cell>
          <table:table-cell office:value-type="string">
            <text:p>2013-06-07</text:p>
          </table:table-cell>
          <table:table-cell office:value-type="string">
            <text:p>S</text:p>
          </table:table-cell>
          <table:table-cell table:style-name="ce1" office:value-type="string">
            <text:p>2011-01-12</text:p>
          </table:table-cell>
          <table:table-cell office:value-type="float" office:value="673044855607">
            <text:p>67304485560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Südametöö regulaarne , RR 140/90mmHg</text:p>
          </table:table-cell>
          <table:table-cell office:value-type="string">
            <text:p>RR 140/90mmHg</text:p>
          </table:table-cell>
          <table:table-cell office:value-type="string">
            <text:p><text:s/>Kõht pehme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215653">
            <text:p>15215653</text:p>
          </table:table-cell>
          <table:table-cell office:value-type="float" office:value="160962903">
            <text:p>160962903</text:p>
          </table:table-cell>
          <table:table-cell office:value-type="string">
            <text:p>2013-02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8408384679">
            <text:p>6840838467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R : 130/80 -&gt; 180/80 -&gt; 140/90 mmHg</text:p>
          </table:table-cell>
          <table:table-cell office:value-type="string">
            <text:p>140/90 mmHg</text:p>
          </table:table-cell>
          <table:table-cell office:value-type="string">
            <text:p><text:s/>, reaktsioon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86622">
            <text:p>9486622</text:p>
          </table:table-cell>
          <table:table-cell office:value-type="float" office:value="197123924">
            <text:p>197123924</text:p>
          </table:table-cell>
          <table:table-cell office:value-type="string">
            <text:p>2013-09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3744884">
            <text:p>67304374488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0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291442">
            <text:p>20291442</text:p>
          </table:table-cell>
          <table:table-cell office:value-type="float" office:value="196278466">
            <text:p>196278466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table:style-name="ce1" office:value-type="string">
            <text:p>2013-08-23</text:p>
          </table:table-cell>
          <table:table-cell office:value-type="float" office:value="24141028730">
            <text:p>241410287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0/85 </text:p>
          </table:table-cell>
          <table:table-cell office:value-type="string">
            <text:p>Cor - toonid regul , fr 78x , Pu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969221">
            <text:p>9969221</text:p>
          </table:table-cell>
          <table:table-cell office:value-type="float" office:value="181373980">
            <text:p>181373980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1298955044">
            <text:p>7129895504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Vererõhk 140/80 mmHg</text:p>
          </table:table-cell>
          <table:table-cell/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151044">
            <text:p>16151044</text:p>
          </table:table-cell>
          <table:table-cell office:value-type="float" office:value="180664474">
            <text:p>180664474</text:p>
          </table:table-cell>
          <table:table-cell office:value-type="string">
            <text:p>2013-05-31</text:p>
          </table:table-cell>
          <table:table-cell office:value-type="string">
            <text:p>S</text:p>
          </table:table-cell>
          <table:table-cell table:style-name="ce1" office:value-type="string">
            <text:p>2013-05-28</text:p>
          </table:table-cell>
          <table:table-cell office:value-type="float" office:value="673045219956">
            <text:p>6730452199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Õhupuudus , h fr 24 x/min , RR-140/80 mmHg</text:p>
          </table:table-cell>
          <table:table-cell office:value-type="string">
            <text:p>RR-14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355561">
            <text:p>21355561</text:p>
          </table:table-cell>
          <table:table-cell office:value-type="float" office:value="206376150">
            <text:p>206376150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17097">
            <text:p>6730303170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jätkab RR ravi , hoida RR alla 140/90 </text:p>
          </table:table-cell>
          <table:table-cell office:value-type="string">
            <text:p>140/90 </text:p>
          </table:table-cell>
          <table:table-cell office:value-type="string">
            <text:p>, aastas 1x kontr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12312">
            <text:p>18912312</text:p>
          </table:table-cell>
          <table:table-cell office:value-type="float" office:value="167387845">
            <text:p>167387845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6539981753">
            <text:p>865399817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=140/9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876158">
            <text:p>17876158</text:p>
          </table:table-cell>
          <table:table-cell office:value-type="float" office:value="194477544">
            <text:p>194477544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36318">
            <text:p>6730303363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RR 140/80 mm hg</text:p>
          </table:table-cell>
          <table:table-cell office:value-type="string">
            <text:p>RR 140/80 mm hg</text:p>
          </table:table-cell>
          <table:table-cell office:value-type="string">
            <text:p><text:s/>, cor fr 76 xmin , toonid reg ,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022893">
            <text:p>17022893</text:p>
          </table:table-cell>
          <table:table-cell office:value-type="float" office:value="156352477">
            <text:p>156352477</text:p>
          </table:table-cell>
          <table:table-cell office:value-type="string">
            <text:p>2012-08-09</text:p>
          </table:table-cell>
          <table:table-cell office:value-type="string">
            <text:p>A</text:p>
          </table:table-cell>
          <table:table-cell table:style-name="ce1" office:value-type="string">
            <text:p>2012-08-09</text:p>
          </table:table-cell>
          <table:table-cell office:value-type="float" office:value="59962065714">
            <text:p>599620657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t Pt-i sõnul halb olla kui RR &lt; 140/80 mmHg</text:p>
          </table:table-cell>
          <table:table-cell office:value-type="string">
            <text:p>140/80 mmHg</text:p>
          </table:table-cell>
          <table:table-cell office:value-type="string">
            <text:p><text:s/>, seetõttu hiab rõhku 150-160/8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092681">
            <text:p>3092681</text:p>
          </table:table-cell>
          <table:table-cell office:value-type="float" office:value="121360564">
            <text:p>121360564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table:style-name="ce1" office:value-type="string">
            <text:p>2012-05-22</text:p>
          </table:table-cell>
          <table:table-cell office:value-type="float" office:value="49110538508">
            <text:p>491105385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78 x min , RR 140/84 mmHg</text:p>
          </table:table-cell>
          <table:table-cell office:value-type="string">
            <text:p>RR 140/84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0702">
            <text:p>1900702</text:p>
          </table:table-cell>
          <table:table-cell office:value-type="float" office:value="124020692">
            <text:p>124020692</text:p>
          </table:table-cell>
          <table:table-cell office:value-type="string">
            <text:p>2012-04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6168843052">
            <text:p>561688430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odus 130-140/80 </text:p>
          </table:table-cell>
          <table:table-cell office:value-type="string">
            <text:p>140/8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57111">
            <text:p>18657111</text:p>
          </table:table-cell>
          <table:table-cell office:value-type="float" office:value="168339972">
            <text:p>168339972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01161">
            <text:p>6730304011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12.02.2013 <text:s text:c="2"/>: RR 140/90 mm Hg</text:p>
          </table:table-cell>
          <table:table-cell office:value-type="string">
            <text:p>RR 140/9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723687">
            <text:p>11723687</text:p>
          </table:table-cell>
          <table:table-cell office:value-type="float" office:value="177028834">
            <text:p>177028834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881983163">
            <text:p>878819831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25.04.2013 <text:s text:c="2"/>: Võetud vered , RR 140/90 </text:p>
          </table:table-cell>
          <table:table-cell office:value-type="string">
            <text:p>RR 140/90 </text:p>
          </table:table-cell>
          <table:table-cell office:value-type="string">
            <text:p>, kaal - 83kg pikkus - 180cm v ü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429839">
            <text:p>17429839</text:p>
          </table:table-cell>
          <table:table-cell office:value-type="float" office:value="181876665">
            <text:p>181876665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0153177780">
            <text:p>601531777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fr|siinusrütm|SR|süs/dia))\s*(\-|=|oli|olnud)?\s*(?P&lt;systolic&gt;(([12][0-9]{2})|([3-9][0-9])))[.-]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<text:s/>uuringut Üldseisund rahuldav . RR 140-80</text:p>
          </table:table-cell>
          <table:table-cell office:value-type="string">
            <text:p>RR 140-80</text:p>
          </table:table-cell>
          <table:table-cell office:value-type="string">
            <text:p><text:s/>. fr-62 Südametoonid rütmilised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642890">
            <text:p>17642890</text:p>
          </table:table-cell>
          <table:table-cell office:value-type="float" office:value="164514755">
            <text:p>164514755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79868">
            <text:p>6730303798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159356">
            <text:p>10159356</text:p>
          </table:table-cell>
          <table:table-cell office:value-type="float" office:value="170262869">
            <text:p>170262869</text:p>
          </table:table-cell>
          <table:table-cell office:value-type="string">
            <text:p>2013-04-04</text:p>
          </table:table-cell>
          <table:table-cell office:value-type="string">
            <text:p>S</text:p>
          </table:table-cell>
          <table:table-cell table:style-name="ce1" office:value-type="string">
            <text:p>2013-04-01</text:p>
          </table:table-cell>
          <table:table-cell office:value-type="float" office:value="673041456160">
            <text:p>67304145616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130 - 140 / 80 </text:p>
          </table:table-cell>
          <table:table-cell office:value-type="string">
            <text:p>140 / 80 </text:p>
          </table:table-cell>
          <table:table-cell office:value-type="string">
            <text:p>- 90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90585">
            <text:p>6590585</text:p>
          </table:table-cell>
          <table:table-cell office:value-type="float" office:value="97173196">
            <text:p>97173196</text:p>
          </table:table-cell>
          <table:table-cell office:value-type="string">
            <text:p>2012-04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3467043931">
            <text:p>7346704393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Cor : RR 140/95mmHg</text:p>
          </table:table-cell>
          <table:table-cell office:value-type="string">
            <text:p>RR 140/95mmHg</text:p>
          </table:table-cell>
          <table:table-cell office:value-type="string">
            <text:p><text:s/>, Auskultatoorselt toonid regul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1653">
            <text:p>1861653</text:p>
          </table:table-cell>
          <table:table-cell office:value-type="float" office:value="122342072">
            <text:p>122342072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4408093318">
            <text:p>544080933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leid : RR sin 140/94 </text:p>
          </table:table-cell>
          <table:table-cell office:value-type="string">
            <text:p>140/94 </text:p>
          </table:table-cell>
          <table:table-cell office:value-type="string">
            <text:p>, dex 128/98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360628">
            <text:p>20360628</text:p>
          </table:table-cell>
          <table:table-cell office:value-type="float" office:value="203774325">
            <text:p>203774325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table:style-name="ce1" office:value-type="string">
            <text:p>2013-07-15</text:p>
          </table:table-cell>
          <table:table-cell office:value-type="float" office:value="673032049408">
            <text:p>6730320494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lamades 140/85 mm Hg</text:p>
          </table:table-cell>
          <table:table-cell office:value-type="string">
            <text:p>140/85 mm 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62054">
            <text:p>262054</text:p>
          </table:table-cell>
          <table:table-cell office:value-type="float" office:value="147543730">
            <text:p>147543730</text:p>
          </table:table-cell>
          <table:table-cell office:value-type="string">
            <text:p>2012-08-21</text:p>
          </table:table-cell>
          <table:table-cell office:value-type="string">
            <text:p>S</text:p>
          </table:table-cell>
          <table:table-cell table:style-name="ce1" office:value-type="string">
            <text:p>2012-08-17</text:p>
          </table:table-cell>
          <table:table-cell office:value-type="float" office:value="81050494995">
            <text:p>8105049499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: 120/90 - 140/90 mmHg</text:p>
          </table:table-cell>
          <table:table-cell office:value-type="string">
            <text:p>140/9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140418">
            <text:p>6140418</text:p>
          </table:table-cell>
          <table:table-cell office:value-type="float" office:value="95639326">
            <text:p>95639326</text:p>
          </table:table-cell>
          <table:table-cell office:value-type="string">
            <text:p>2012-04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2245916327">
            <text:p>7224591632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0/90 mmHG</text:p>
          </table:table-cell>
          <table:table-cell office:value-type="string">
            <text:p><text:s/>Kõht palpat pehme , valutu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434133">
            <text:p>3434133</text:p>
          </table:table-cell>
          <table:table-cell office:value-type="float" office:value="143221816">
            <text:p>143221816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table:style-name="ce1" office:value-type="string">
            <text:p>2012-09-27</text:p>
          </table:table-cell>
          <table:table-cell office:value-type="float" office:value="73844524053">
            <text:p>738445240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i fikseeru rütmihäirseid , art RR 140/80 mmHg</text:p>
          </table:table-cell>
          <table:table-cell office:value-type="string">
            <text:p>RR 14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509801">
            <text:p>10509801</text:p>
          </table:table-cell>
          <table:table-cell office:value-type="float" office:value="161090621">
            <text:p>161090621</text:p>
          </table:table-cell>
          <table:table-cell office:value-type="string">
            <text:p>2013-02-04</text:p>
          </table:table-cell>
          <table:table-cell office:value-type="string">
            <text:p>S</text:p>
          </table:table-cell>
          <table:table-cell table:style-name="ce1" office:value-type="string">
            <text:p>2013-02-04</text:p>
          </table:table-cell>
          <table:table-cell office:value-type="float" office:value="673035523716">
            <text:p>67303552371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ndate tabletti oli normis : 100-140/60</text:p>
          </table:table-cell>
          <table:table-cell office:value-type="string">
            <text:p>140/60</text:p>
          </table:table-cell>
          <table:table-cell office:value-type="string">
            <text:p>-80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308944">
            <text:p>11308944</text:p>
          </table:table-cell>
          <table:table-cell office:value-type="float" office:value="174903107">
            <text:p>174903107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2198485430">
            <text:p>221984854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0/89/75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5389951">
            <text:p>5389951</text:p>
          </table:table-cell>
          <table:table-cell office:value-type="float" office:value="123202798">
            <text:p>123202798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table:style-name="ce1" office:value-type="string">
            <text:p>2012-05-21</text:p>
          </table:table-cell>
          <table:table-cell office:value-type="float" office:value="93492639448">
            <text:p>9349263944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0/10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195427">
            <text:p>24195427</text:p>
          </table:table-cell>
          <table:table-cell office:value-type="float" office:value="174036811">
            <text:p>174036811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4069688975">
            <text:p>740696889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lg - max koormus - taastumine ) 140/80 </text:p>
          </table:table-cell>
          <table:table-cell office:value-type="string">
            <text:p>140/80 </text:p>
          </table:table-cell>
          <table:table-cell office:value-type="string">
            <text:p>, 150/80 , 125/70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747907">
            <text:p>6747907</text:p>
          </table:table-cell>
          <table:table-cell office:value-type="float" office:value="141218064">
            <text:p>141218064</text:p>
          </table:table-cell>
          <table:table-cell office:value-type="string">
            <text:p>2012-10-10</text:p>
          </table:table-cell>
          <table:table-cell office:value-type="string">
            <text:p>S</text:p>
          </table:table-cell>
          <table:table-cell table:style-name="ce1" office:value-type="string">
            <text:p>2012-01-20</text:p>
          </table:table-cell>
          <table:table-cell office:value-type="float" office:value="24551581745">
            <text:p>2455158174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186019">
            <text:p>10186019</text:p>
          </table:table-cell>
          <table:table-cell office:value-type="float" office:value="155288665">
            <text:p>155288665</text:p>
          </table:table-cell>
          <table:table-cell office:value-type="string">
            <text:p>2013-01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4495115936">
            <text:p>1449511593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0/6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63718">
            <text:p>19663718</text:p>
          </table:table-cell>
          <table:table-cell office:value-type="float" office:value="174409313">
            <text:p>174409313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table:style-name="ce1" office:value-type="string">
            <text:p>2013-04-29</text:p>
          </table:table-cell>
          <table:table-cell office:value-type="float" office:value="78134024515">
            <text:p>781340245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õlad , fr 68 ` , regulaarsed ; RR 140/70 mm Hg</text:p>
          </table:table-cell>
          <table:table-cell office:value-type="string">
            <text:p>RR 140/70 mm Hg</text:p>
          </table:table-cell>
          <table:table-cell office:value-type="string">
            <text:p><text:s/>D=S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1957">
            <text:p>1851957</text:p>
          </table:table-cell>
          <table:table-cell office:value-type="float" office:value="125023616">
            <text:p>125023616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293899764">
            <text:p>242938997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arasematel mõõtmistel 140/150 </text:p>
          </table:table-cell>
          <table:table-cell office:value-type="string">
            <text:p>140/150 </text:p>
          </table:table-cell>
          <table:table-cell office:value-type="string">
            <text:p>/.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450062">
            <text:p>11450062</text:p>
          </table:table-cell>
          <table:table-cell office:value-type="float" office:value="211279384">
            <text:p>211279384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table:style-name="ce1" office:value-type="string">
            <text:p>2013-09-26</text:p>
          </table:table-cell>
          <table:table-cell office:value-type="float" office:value="673030315911">
            <text:p>6730303159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Cor toonis tasased , kahinata RR 140/80 mmHg</text:p>
          </table:table-cell>
          <table:table-cell office:value-type="string">
            <text:p>RR 140/80 mmHg</text:p>
          </table:table-cell>
          <table:table-cell office:value-type="string">
            <text:p><text:s/>fr 70 xmin regulaarne . EKg sii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05939">
            <text:p>7705939</text:p>
          </table:table-cell>
          <table:table-cell office:value-type="float" office:value="90670777">
            <text:p>90670777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table:style-name="ce1" office:value-type="string">
            <text:p>2012-04-10</text:p>
          </table:table-cell>
          <table:table-cell office:value-type="float" office:value="54679386194">
            <text:p>5467938619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463725">
            <text:p>3463725</text:p>
          </table:table-cell>
          <table:table-cell office:value-type="float" office:value="138930626">
            <text:p>138930626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table:style-name="ce1" office:value-type="string">
            <text:p>2012-08-03</text:p>
          </table:table-cell>
          <table:table-cell office:value-type="float" office:value="10946733469">
            <text:p>109467334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72xmin , RR 140/70mm/Hg</text:p>
          </table:table-cell>
          <table:table-cell office:value-type="string">
            <text:p>RR 140/70mm/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00750">
            <text:p>1700750</text:p>
          </table:table-cell>
          <table:table-cell office:value-type="float" office:value="152407074">
            <text:p>152407074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0448923791">
            <text:p>10448923791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R : 120/90 -&gt; 190/100 -&gt; 140/90 mmHg</text:p>
          </table:table-cell>
          <table:table-cell office:value-type="string">
            <text:p>140/90 mmHg</text:p>
          </table:table-cell>
          <table:table-cell office:value-type="string">
            <text:p><text:s/>, reaktsioon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74029">
            <text:p>19674029</text:p>
          </table:table-cell>
          <table:table-cell office:value-type="float" office:value="183663971">
            <text:p>183663971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414825262">
            <text:p>474148252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0/92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2">
            <text:p>9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68745">
            <text:p>19168745</text:p>
          </table:table-cell>
          <table:table-cell office:value-type="float" office:value="166686333">
            <text:p>166686333</text:p>
          </table:table-cell>
          <table:table-cell office:value-type="string">
            <text:p>2011-04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27357">
            <text:p>6730304273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0/80 </text:p>
          </table:table-cell>
          <table:table-cell office:value-type="string">
            <text:p>, perif pulsid palp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22895">
            <text:p>2222895</text:p>
          </table:table-cell>
          <table:table-cell office:value-type="float" office:value="87705445">
            <text:p>87705445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3522466783">
            <text:p>735224667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TRATŠ : RR dex 150/110 , RR sin 142/108 </text:p>
          </table:table-cell>
          <table:table-cell office:value-type="string">
            <text:p>142/108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85371">
            <text:p>2485371</text:p>
          </table:table-cell>
          <table:table-cell office:value-type="float" office:value="143548337">
            <text:p>143548337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2482583006">
            <text:p>924825830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ÕDE : RR 142/82mmHg</text:p>
          </table:table-cell>
          <table:table-cell office:value-type="string">
            <text:p>RR 142/82mmHg</text:p>
          </table:table-cell>
          <table:table-cell office:value-type="string">
            <text:p><text:s/>, kaal - 113kg , pikkus - 169,7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2">
            <text:p>142</text:p>
          </table:table-cell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456062">
            <text:p>17456062</text:p>
          </table:table-cell>
          <table:table-cell office:value-type="float" office:value="198449096">
            <text:p>198449096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table:style-name="ce1" office:value-type="string">
            <text:p>2013-06-21</text:p>
          </table:table-cell>
          <table:table-cell office:value-type="float" office:value="30564245619">
            <text:p>305642456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6.2013 ÕDE <text:s/>: 1 . vereproovid , RR 142/80mmHg</text:p>
          </table:table-cell>
          <table:table-cell office:value-type="string">
            <text:p>RR 142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2">
            <text:p>142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445615">
            <text:p>13445615</text:p>
          </table:table-cell>
          <table:table-cell office:value-type="float" office:value="175827695">
            <text:p>175827695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table:style-name="ce1" office:value-type="string">
            <text:p>2013-05-06</text:p>
          </table:table-cell>
          <table:table-cell office:value-type="float" office:value="17719432872">
            <text:p>177194328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: RR 142/78 mmHg</text:p>
          </table:table-cell>
          <table:table-cell office:value-type="string">
            <text:p>RR 142/78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2">
            <text:p>142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5960">
            <text:p>1685960</text:p>
          </table:table-cell>
          <table:table-cell office:value-type="float" office:value="136106474">
            <text:p>136106474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306014424">
            <text:p>3230601442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Fr 81x ' , RR 143/85 mmHg</text:p>
          </table:table-cell>
          <table:table-cell office:value-type="string">
            <text:p>RR 143/85 mmHg</text:p>
          </table:table-cell>
          <table:table-cell office:value-type="string">
            <text:p><text:s/>, temp 36,6 C , SpO296 %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3">
            <text:p>143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42786">
            <text:p>18842786</text:p>
          </table:table-cell>
          <table:table-cell office:value-type="float" office:value="219134767">
            <text:p>219134767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table:style-name="ce1" office:value-type="string">
            <text:p>2013-11-20</text:p>
          </table:table-cell>
          <table:table-cell office:value-type="float" office:value="673030365476">
            <text:p>6730303654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robleem JA/VÕI kaebus analüsid RR 143/72</text:p>
          </table:table-cell>
          <table:table-cell office:value-type="string">
            <text:p>RR 143/72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3">
            <text:p>143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095785">
            <text:p>16095785</text:p>
          </table:table-cell>
          <table:table-cell office:value-type="float" office:value="176025624">
            <text:p>176025624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2111070929">
            <text:p>921110709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4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4">
            <text:p>144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462914">
            <text:p>5462914</text:p>
          </table:table-cell>
          <table:table-cell office:value-type="float" office:value="86413720">
            <text:p>86413720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table:style-name="ce1" office:value-type="string">
            <text:p>2012-01-26</text:p>
          </table:table-cell>
          <table:table-cell office:value-type="float" office:value="34261681150">
            <text:p>3426168115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144/103mmHg</text:p>
          </table:table-cell>
          <table:table-cell office:value-type="string">
            <text:p><text:s/>pulss 89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4">
            <text:p>144</text:p>
          </table:table-cell>
          <table:table-cell office:value-type="float" office:value="103">
            <text:p>10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79687">
            <text:p>18979687</text:p>
          </table:table-cell>
          <table:table-cell office:value-type="float" office:value="186390989">
            <text:p>186390989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2570590338">
            <text:p>725705903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x 197/99 mmHgPäevaajal keskmine 144/81 mmHg</text:p>
          </table:table-cell>
          <table:table-cell office:value-type="string">
            <text:p>144/81 mmHg</text:p>
          </table:table-cell>
          <table:table-cell office:value-type="string">
            <text:p><text:s/>, max 172/99mmHgÖöajal keskmine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4">
            <text:p>144</text:p>
          </table:table-cell>
          <table:table-cell office:value-type="float" office:value="81">
            <text:p>8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95326">
            <text:p>7395326</text:p>
          </table:table-cell>
          <table:table-cell office:value-type="float" office:value="124185356">
            <text:p>124185356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table:style-name="ce1" office:value-type="string">
            <text:p>2012-03-29</text:p>
          </table:table-cell>
          <table:table-cell office:value-type="float" office:value="83352877181">
            <text:p>8335287718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stoolse osas hüpertooniliseks : 145/95mmHg</text:p>
          </table:table-cell>
          <table:table-cell office:value-type="string">
            <text:p>145/95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830839">
            <text:p>22830839</text:p>
          </table:table-cell>
          <table:table-cell office:value-type="float" office:value="178062782">
            <text:p>178062782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table:style-name="ce1" office:value-type="string">
            <text:p>2013-03-12</text:p>
          </table:table-cell>
          <table:table-cell office:value-type="float" office:value="86007851426">
            <text:p>860078514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5/85 mmHg</text:p>
          </table:table-cell>
          <table:table-cell office:value-type="string">
            <text:p><text:s/>, pulss regulaarne , 68 x/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134229">
            <text:p>18134229</text:p>
          </table:table-cell>
          <table:table-cell office:value-type="float" office:value="156592123">
            <text:p>156592123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7282651">
            <text:p>6730472826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RR kõigub-kõrge on ta pidevalt-145/100</text:p>
          </table:table-cell>
          <table:table-cell office:value-type="string">
            <text:p>145/100</text:p>
          </table:table-cell>
          <table:table-cell office:value-type="string">
            <text:p>--&gt; 190/145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58494">
            <text:p>18958494</text:p>
          </table:table-cell>
          <table:table-cell office:value-type="float" office:value="172685498">
            <text:p>172685498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89504">
            <text:p>6730304895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17.04.2013 ARIJA RIMBENIECE : RR 145 / 85 </text:p>
          </table:table-cell>
          <table:table-cell office:value-type="string">
            <text:p>RR 145 / 85 </text:p>
          </table:table-cell>
          <table:table-cell office:value-type="string">
            <text:p>mmhG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96184">
            <text:p>896184</text:p>
          </table:table-cell>
          <table:table-cell office:value-type="float" office:value="85127968">
            <text:p>85127968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4085457933">
            <text:p>64085457933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Fr 73x ' RR 145/64 mmHg</text:p>
          </table:table-cell>
          <table:table-cell office:value-type="string">
            <text:p>RR 145/64 mmHg</text:p>
          </table:table-cell>
          <table:table-cell office:value-type="string">
            <text:p><text:s/>, temp 36 C , SpO291 %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64">
            <text:p>6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957193">
            <text:p>9957193</text:p>
          </table:table-cell>
          <table:table-cell office:value-type="float" office:value="201576849">
            <text:p>201576849</text:p>
          </table:table-cell>
          <table:table-cell office:value-type="string">
            <text:p>2013-10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0774598032">
            <text:p>3077459803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, kõhukatted pehmed , valutud , RR 146/75 </text:p>
          </table:table-cell>
          <table:table-cell office:value-type="string">
            <text:p>RR 146/75 </text:p>
          </table:table-cell>
          <table:table-cell office:value-type="string">
            <text:p>, südametegevus reg , fr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6">
            <text:p>146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21981">
            <text:p>921981</text:p>
          </table:table-cell>
          <table:table-cell office:value-type="float" office:value="84148077">
            <text:p>84148077</text:p>
          </table:table-cell>
          <table:table-cell office:value-type="string">
            <text:p>2011-12-07</text:p>
          </table:table-cell>
          <table:table-cell office:value-type="string">
            <text:p>A</text:p>
          </table:table-cell>
          <table:table-cell table:style-name="ce1" office:value-type="string">
            <text:p>2012-01-02</text:p>
          </table:table-cell>
          <table:table-cell office:value-type="float" office:value="70551989983">
            <text:p>70551989983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äevaajal keskmine RR 146/97 mmHg</text:p>
          </table:table-cell>
          <table:table-cell office:value-type="string">
            <text:p>RR 146/97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6">
            <text:p>146</text:p>
          </table:table-cell>
          <table:table-cell office:value-type="float" office:value="97">
            <text:p>9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064998">
            <text:p>17064998</text:p>
          </table:table-cell>
          <table:table-cell office:value-type="float" office:value="216233314">
            <text:p>216233314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table:style-name="ce1" office:value-type="string">
            <text:p>2012-11-25</text:p>
          </table:table-cell>
          <table:table-cell office:value-type="float" office:value="49468432334">
            <text:p>494684323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Täna RR 147/70 --&gt; 147/69 </text:p>
          </table:table-cell>
          <table:table-cell office:value-type="string">
            <text:p>147/69 </text:p>
          </table:table-cell>
          <table:table-cell office:value-type="string">
            <text:p>; FR 76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7">
            <text:p>147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06998">
            <text:p>18706998</text:p>
          </table:table-cell>
          <table:table-cell office:value-type="float" office:value="215539794">
            <text:p>215539794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39421">
            <text:p>6730303394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148/90 </text:p>
          </table:table-cell>
          <table:table-cell office:value-type="string">
            <text:p>, p-70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8">
            <text:p>148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84212">
            <text:p>9484212</text:p>
          </table:table-cell>
          <table:table-cell office:value-type="float" office:value="184018941">
            <text:p>184018941</text:p>
          </table:table-cell>
          <table:table-cell office:value-type="string">
            <text:p>2013-06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1774296936">
            <text:p>7177429693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=148/109 mm/Hg</text:p>
          </table:table-cell>
          <table:table-cell office:value-type="string">
            <text:p><text:s/>Pulmonum : kaebusi pole , hinga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117675">
            <text:p>9117675</text:p>
          </table:table-cell>
          <table:table-cell office:value-type="float" office:value="176216425">
            <text:p>176216425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5106813567">
            <text:p>1510681356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RR päeval süst max-212 mmHg min-148 mmHg</text:p>
          </table:table-cell>
          <table:table-cell office:value-type="string">
            <text:p>148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8">
            <text:p>148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397141">
            <text:p>3397141</text:p>
          </table:table-cell>
          <table:table-cell office:value-type="float" office:value="151481605">
            <text:p>151481605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table:style-name="ce1" office:value-type="string">
            <text:p>2012-11-02</text:p>
          </table:table-cell>
          <table:table-cell office:value-type="float" office:value="19499858743">
            <text:p>194998587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48/94 mmHg</text:p>
          </table:table-cell>
          <table:table-cell office:value-type="string">
            <text:p><text:s/>, Teeb nüüd ehho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8">
            <text:p>148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053579">
            <text:p>17053579</text:p>
          </table:table-cell>
          <table:table-cell office:value-type="float" office:value="207860955">
            <text:p>207860955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9138594850">
            <text:p>191385948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.2013 <text:s/>KUMEL Tuleb analüüsidele RR 150/80 </text:p>
          </table:table-cell>
          <table:table-cell office:value-type="string">
            <text:p>RR 150/80 </text:p>
          </table:table-cell>
          <table:table-cell office:value-type="string">
            <text:p>. Kaebuseks sage urineerimine öö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021190">
            <text:p>21021190</text:p>
          </table:table-cell>
          <table:table-cell office:value-type="float" office:value="202470704">
            <text:p>202470704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27450">
            <text:p>6730305274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Vererõhk 150/80 mmHg</text:p>
          </table:table-cell>
          <table:table-cell/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97867">
            <text:p>19697867</text:p>
          </table:table-cell>
          <table:table-cell office:value-type="float" office:value="203658019">
            <text:p>203658019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0079337620">
            <text:p>500793376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s kõhus , mis kiirgub kubemesse RR 150/70 </text:p>
          </table:table-cell>
          <table:table-cell office:value-type="string">
            <text:p>RR 150/70 </text:p>
          </table:table-cell>
          <table:table-cell office:value-type="string">
            <text:p>, cor ebaregul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085447">
            <text:p>3085447</text:p>
          </table:table-cell>
          <table:table-cell office:value-type="float" office:value="122652446">
            <text:p>122652446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2341639604">
            <text:p>523416396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Meil praegu RR 150/90 mmHg</text:p>
          </table:table-cell>
          <table:table-cell office:value-type="string">
            <text:p>RR 150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4947">
            <text:p>944947</text:p>
          </table:table-cell>
          <table:table-cell office:value-type="float" office:value="85034045">
            <text:p>85034045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table:style-name="ce1" office:value-type="string">
            <text:p>2012-01-30</text:p>
          </table:table-cell>
          <table:table-cell office:value-type="float" office:value="44964060281">
            <text:p>44964060281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8 .' 150/90 </text:p>
          </table:table-cell>
          <table:table-cell office:value-type="string">
            <text:p>150/90 </text:p>
          </table:table-cell>
          <table:table-cell office:value-type="string">
            <text:p>)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233472">
            <text:p>15233472</text:p>
          </table:table-cell>
          <table:table-cell office:value-type="float" office:value="176906672">
            <text:p>176906672</text:p>
          </table:table-cell>
          <table:table-cell office:value-type="string">
            <text:p>2013-05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6811682076">
            <text:p>56811682076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mmHg , maksimaalne RR väärtus = 150/90 mmHg</text:p>
          </table:table-cell>
          <table:table-cell office:value-type="string">
            <text:p>150/9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200833">
            <text:p>10200833</text:p>
          </table:table-cell>
          <table:table-cell office:value-type="float" office:value="164188003">
            <text:p>164188003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2870526479">
            <text:p>7287052647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= 150/80mm/Hg</text:p>
          </table:table-cell>
          <table:table-cell office:value-type="string">
            <text:p><text:s/>, Ps = 80/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16884">
            <text:p>17916884</text:p>
          </table:table-cell>
          <table:table-cell office:value-type="float" office:value="197626185">
            <text:p>197626185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table:style-name="ce1" office:value-type="string">
            <text:p>2013-09-03</text:p>
          </table:table-cell>
          <table:table-cell office:value-type="float" office:value="14129953902">
            <text:p>141299539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50/10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27528">
            <text:p>1727528</text:p>
          </table:table-cell>
          <table:table-cell office:value-type="float" office:value="147140314">
            <text:p>147140314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4861075953">
            <text:p>1486107595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50/98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8">
            <text:p>9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86475">
            <text:p>18886475</text:p>
          </table:table-cell>
          <table:table-cell office:value-type="float" office:value="159272702">
            <text:p>159272702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04314">
            <text:p>6730303043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5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976139">
            <text:p>19976139</text:p>
          </table:table-cell>
          <table:table-cell office:value-type="float" office:value="197279393">
            <text:p>197279393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97648">
            <text:p>6730304976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id on normis , Seisund rahuldav VR 150/90 mmHg</text:p>
          </table:table-cell>
          <table:table-cell office:value-type="string">
            <text:p>VR 150/90 mmHg</text:p>
          </table:table-cell>
          <table:table-cell/>
          <table:table-cell office:value-type="string">
            <text:p>V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766370">
            <text:p>17766370</text:p>
          </table:table-cell>
          <table:table-cell office:value-type="float" office:value="215472836">
            <text:p>215472836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table:style-name="ce1" office:value-type="string">
            <text:p>2013-11-21</text:p>
          </table:table-cell>
          <table:table-cell office:value-type="float" office:value="673042592475">
            <text:p>6730425924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odus 140 - 150/70 mmHg</text:p>
          </table:table-cell>
          <table:table-cell office:value-type="string">
            <text:p>150/7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45263">
            <text:p>18345263</text:p>
          </table:table-cell>
          <table:table-cell office:value-type="float" office:value="167856474">
            <text:p>167856474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table:style-name="ce1" office:value-type="string">
            <text:p>2013-02-22</text:p>
          </table:table-cell>
          <table:table-cell office:value-type="float" office:value="673030326101">
            <text:p>6730303261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11.03.2013 : RR 150/90mmHG</text:p>
          </table:table-cell>
          <table:table-cell office:value-type="string">
            <text:p>RR 150/9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865428">
            <text:p>2865428</text:p>
          </table:table-cell>
          <table:table-cell office:value-type="float" office:value="122178420">
            <text:p>122178420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table:style-name="ce1" office:value-type="string">
            <text:p>2012-04-09</text:p>
          </table:table-cell>
          <table:table-cell office:value-type="float" office:value="79527213987">
            <text:p>795272139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saab : VR 150/90mmgh</text:p>
          </table:table-cell>
          <table:table-cell office:value-type="string">
            <text:p>VR 150/90mmgh</text:p>
          </table:table-cell>
          <table:table-cell office:value-type="string">
            <text:p><text:s/>ps 78/min</text:p>
          </table:table-cell>
          <table:table-cell office:value-type="string">
            <text:p>VR</text:p>
          </table:table-cell>
          <table:table-cell table:number-columns-repeated="3" office:value-type="string">
            <text:p>NULL</text:p>
          </table:table-cell>
          <table:table-cell office:value-type="string">
            <text:p>mmgh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38619">
            <text:p>7438619</text:p>
          </table:table-cell>
          <table:table-cell office:value-type="float" office:value="125065928">
            <text:p>125065928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table:style-name="ce1" office:value-type="string">
            <text:p>2012-04-17</text:p>
          </table:table-cell>
          <table:table-cell office:value-type="float" office:value="79894254125">
            <text:p>7989425412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table:number-columns-repeated="2" office:value-type="string">
            <text:p>RR 150/100</text:p>
          </table:table-cell>
          <table:table-cell office:value-type="string">
            <text:p>Cor - toonid regul tasased tuhmi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725260">
            <text:p>17725260</text:p>
          </table:table-cell>
          <table:table-cell office:value-type="float" office:value="167532063">
            <text:p>167532063</text:p>
          </table:table-cell>
          <table:table-cell office:value-type="string">
            <text:p>2009-06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9043569351">
            <text:p>690435693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esuhkur 5,3 mmol/l ; Uriin - N RR - 150 / 88 mmHg</text:p>
          </table:table-cell>
          <table:table-cell office:value-type="string">
            <text:p>RR - 150 / 88 mmHg</text:p>
          </table:table-cell>
          <table:table-cell office:value-type="string">
            <text:p><text:s/>; EKG - s siinusrütm 69x min Mu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194868">
            <text:p>13194868</text:p>
          </table:table-cell>
          <table:table-cell office:value-type="float" office:value="165462798">
            <text:p>165462798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2123648">
            <text:p>6730421236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04.03.2013 <text:s text:c="2"/>: RR 150/95</text:p>
          </table:table-cell>
          <table:table-cell office:value-type="string">
            <text:p>RR 150/95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31304">
            <text:p>19531304</text:p>
          </table:table-cell>
          <table:table-cell office:value-type="float" office:value="212876990">
            <text:p>212876990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0817084355">
            <text:p>60817084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õltuvalt RR näitajale Kui RR on 150/80</text:p>
          </table:table-cell>
          <table:table-cell office:value-type="string">
            <text:p>150/80</text:p>
          </table:table-cell>
          <table:table-cell office:value-type="string">
            <text:p>-pts tunneb ennas hästi , kui RR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127154">
            <text:p>9127154</text:p>
          </table:table-cell>
          <table:table-cell office:value-type="float" office:value="176274950">
            <text:p>176274950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69716">
            <text:p>67303056971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äevaajal keskmine RR 150/89 mmHg</text:p>
          </table:table-cell>
          <table:table-cell office:value-type="string">
            <text:p>RR 150/89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9">
            <text:p>8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449169">
            <text:p>6449169</text:p>
          </table:table-cell>
          <table:table-cell office:value-type="float" office:value="138901106">
            <text:p>138901106</text:p>
          </table:table-cell>
          <table:table-cell office:value-type="string">
            <text:p>2012-09-26</text:p>
          </table:table-cell>
          <table:table-cell office:value-type="string">
            <text:p>S</text:p>
          </table:table-cell>
          <table:table-cell table:style-name="ce1" office:value-type="string">
            <text:p>2012-09-20</text:p>
          </table:table-cell>
          <table:table-cell office:value-type="float" office:value="34632792749">
            <text:p>3463279274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Cor fr reg 111x ` -&gt; 88x ` RR 150/110 </text:p>
          </table:table-cell>
          <table:table-cell office:value-type="string">
            <text:p>RR 150/11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78662">
            <text:p>4978662</text:p>
          </table:table-cell>
          <table:table-cell office:value-type="float" office:value="137510552">
            <text:p>137510552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table:style-name="ce1" office:value-type="string">
            <text:p>2008-08-22</text:p>
          </table:table-cell>
          <table:table-cell office:value-type="float" office:value="67712136185">
            <text:p>677121361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ne RR dex ( mm/Hg ) : 130/90--&gt; 150/80</text:p>
          </table:table-cell>
          <table:table-cell office:value-type="string">
            <text:p>150/80</text:p>
          </table:table-cell>
          <table:table-cell office:value-type="string">
            <text:p>--&gt; 124/84 ; Arteriaalne RR sin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76012">
            <text:p>19076012</text:p>
          </table:table-cell>
          <table:table-cell office:value-type="float" office:value="218655751">
            <text:p>218655751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00576">
            <text:p>6730304005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ekventsiga , perif turseteta , AVR = 150/95mmHg</text:p>
          </table:table-cell>
          <table:table-cell office:value-type="string">
            <text:p>AVR = 150/95mmHg</text:p>
          </table:table-cell>
          <table:table-cell/>
          <table:table-cell office:value-type="string">
            <text:p>AV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487291">
            <text:p>8487291</text:p>
          </table:table-cell>
          <table:table-cell office:value-type="float" office:value="151236748">
            <text:p>151236748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ce1" office:value-type="string">
            <text:p>2009-06-16</text:p>
          </table:table-cell>
          <table:table-cell office:value-type="float" office:value="57284572449">
            <text:p>5728457244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rteriaalne RR sin ( mmHg ) : 150/100 </text:p>
          </table:table-cell>
          <table:table-cell office:value-type="string">
            <text:p>150/10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48374">
            <text:p>5248374</text:p>
          </table:table-cell>
          <table:table-cell office:value-type="float" office:value="146916032">
            <text:p>146916032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1019521494">
            <text:p>110195214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160 - 150 / 60 mm Hg</text:p>
          </table:table-cell>
          <table:table-cell office:value-type="string">
            <text:p>150 / 60 mm Hg</text:p>
          </table:table-cell>
          <table:table-cell office:value-type="string">
            <text:p><text:s/>. Valud vasakul pool rindkeres </text:p>
          </table:table-cell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493766">
            <text:p>5493766</text:p>
          </table:table-cell>
          <table:table-cell office:value-type="float" office:value="87640527">
            <text:p>87640527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table:style-name="ce1" office:value-type="string">
            <text:p>2012-03-27</text:p>
          </table:table-cell>
          <table:table-cell office:value-type="float" office:value="20392510934">
            <text:p>2039251093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50 / 95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532423">
            <text:p>10532423</text:p>
          </table:table-cell>
          <table:table-cell office:value-type="float" office:value="173196118">
            <text:p>173196118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table:style-name="ce1" office:value-type="string">
            <text:p>2013-04-18</text:p>
          </table:table-cell>
          <table:table-cell office:value-type="float" office:value="673038311189">
            <text:p>67303831118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50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828670">
            <text:p>6828670</text:p>
          </table:table-cell>
          <table:table-cell office:value-type="float" office:value="127487144">
            <text:p>127487144</text:p>
          </table:table-cell>
          <table:table-cell office:value-type="string">
            <text:p>2012-06-30</text:p>
          </table:table-cell>
          <table:table-cell office:value-type="string">
            <text:p>S</text:p>
          </table:table-cell>
          <table:table-cell table:style-name="ce1" office:value-type="string">
            <text:p>2012-06-27</text:p>
          </table:table-cell>
          <table:table-cell office:value-type="float" office:value="78090635556">
            <text:p>7809063555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52/66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2">
            <text:p>152</text:p>
          </table:table-cell>
          <table:table-cell office:value-type="float" office:value="66">
            <text:p>6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97336">
            <text:p>19597336</text:p>
          </table:table-cell>
          <table:table-cell office:value-type="float" office:value="201220101">
            <text:p>201220101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6220964284">
            <text:p>862209642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ererõhk : 152/80</text:p>
          </table:table-cell>
          <table:table-cell office:value-type="string">
            <text:p>152/80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2">
            <text:p>152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538200">
            <text:p>10538200</text:p>
          </table:table-cell>
          <table:table-cell office:value-type="float" office:value="158944415">
            <text:p>158944415</text:p>
          </table:table-cell>
          <table:table-cell office:value-type="string">
            <text:p>2013-01-14</text:p>
          </table:table-cell>
          <table:table-cell office:value-type="string">
            <text:p>S</text:p>
          </table:table-cell>
          <table:table-cell table:style-name="ce1" office:value-type="string">
            <text:p>2013-01-10</text:p>
          </table:table-cell>
          <table:table-cell office:value-type="float" office:value="673034151431">
            <text:p>67303415143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52/5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05698">
            <text:p>5605698</text:p>
          </table:table-cell>
          <table:table-cell office:value-type="float" office:value="83471651">
            <text:p>83471651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table:style-name="ce1" office:value-type="string">
            <text:p>2012-02-15</text:p>
          </table:table-cell>
          <table:table-cell office:value-type="float" office:value="96244279112">
            <text:p>9624427911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d = s = 154/96 mmHg</text:p>
          </table:table-cell>
          <table:table-cell office:value-type="string">
            <text:p>154/96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4">
            <text:p>154</text:p>
          </table:table-cell>
          <table:table-cell office:value-type="float" office:value="96">
            <text:p>9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465484">
            <text:p>18465484</text:p>
          </table:table-cell>
          <table:table-cell office:value-type="float" office:value="187340655">
            <text:p>187340655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4196120">
            <text:p>6730341961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luring : minimaalne hüpereemia RR 155 / 90 mmHg</text:p>
          </table:table-cell>
          <table:table-cell office:value-type="string">
            <text:p>RR 155 / 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5">
            <text:p>15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035028">
            <text:p>9035028</text:p>
          </table:table-cell>
          <table:table-cell office:value-type="float" office:value="214704110">
            <text:p>214704110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6630998873">
            <text:p>7663099887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Fr 76 RR 155/95 </text:p>
          </table:table-cell>
          <table:table-cell office:value-type="string">
            <text:p>RR 155/95 </text:p>
          </table:table-cell>
          <table:table-cell office:value-type="string">
            <text:p>seistes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5">
            <text:p>155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641127">
            <text:p>2641127</text:p>
          </table:table-cell>
          <table:table-cell office:value-type="float" office:value="143946192">
            <text:p>143946192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838071795">
            <text:p>788380717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16.10.2012 : RR 156/59 mmHg</text:p>
          </table:table-cell>
          <table:table-cell office:value-type="string">
            <text:p>RR 156/59 mmHg</text:p>
          </table:table-cell>
          <table:table-cell office:value-type="string">
            <text:p><text:s/>, fr 75 x ` , täna ravim võtmat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6">
            <text:p>156</text:p>
          </table:table-cell>
          <table:table-cell office:value-type="float" office:value="59">
            <text:p>5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273692">
            <text:p>6273692</text:p>
          </table:table-cell>
          <table:table-cell office:value-type="float" office:value="95657473">
            <text:p>95657473</text:p>
          </table:table-cell>
          <table:table-cell office:value-type="string">
            <text:p>2012-04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8807586116">
            <text:p>6880758611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57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7">
            <text:p>157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622901">
            <text:p>8622901</text:p>
          </table:table-cell>
          <table:table-cell office:value-type="float" office:value="143468688">
            <text:p>143468688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table:style-name="ce1" office:value-type="string">
            <text:p>2010-09-02</text:p>
          </table:table-cell>
          <table:table-cell office:value-type="float" office:value="80429181112">
            <text:p>8042918111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opsudes VHK RR dex 158/90 </text:p>
          </table:table-cell>
          <table:table-cell office:value-type="string">
            <text:p>158/90 </text:p>
          </table:table-cell>
          <table:table-cell office:value-type="string">
            <text:p>sin 162/90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8">
            <text:p>158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852340">
            <text:p>8852340</text:p>
          </table:table-cell>
          <table:table-cell office:value-type="float" office:value="176971711">
            <text:p>176971711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290913177">
            <text:p>3229091317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160/80 </text:p>
          </table:table-cell>
          <table:table-cell office:value-type="string">
            <text:p>) , taastumisel jääb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969407">
            <text:p>3969407</text:p>
          </table:table-cell>
          <table:table-cell office:value-type="float" office:value="95752744">
            <text:p>95752744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1426870265">
            <text:p>614268702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Liikuvsu 160/90/70</text:p>
          </table:table-cell>
          <table:table-cell office:value-type="string">
            <text:p>160/90/70</text:p>
          </table:table-cell>
          <table:table-cell office:value-type="string">
            <text:p><text:s/>. , lihased parema õlavöötmes k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1966257">
            <text:p>1966257</text:p>
          </table:table-cell>
          <table:table-cell office:value-type="float" office:value="120158531">
            <text:p>120158531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table:style-name="ce1" office:value-type="string">
            <text:p>2012-05-15</text:p>
          </table:table-cell>
          <table:table-cell office:value-type="float" office:value="18444356811">
            <text:p>184443568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uv resteptid , moodan vererohku 160/90 </text:p>
          </table:table-cell>
          <table:table-cell office:value-type="string">
            <text:p>160/90 </text:p>
          </table:table-cell>
          <table:table-cell office:value-type="string">
            <text:p>, on antud soovitused - dieet ,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63058">
            <text:p>19863058</text:p>
          </table:table-cell>
          <table:table-cell office:value-type="float" office:value="184392175">
            <text:p>184392175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1049022469">
            <text:p>910490224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pillaaride laiendeid rohkelt , RR 160/60 </text:p>
          </table:table-cell>
          <table:table-cell office:value-type="string">
            <text:p>RR 160/60 </text:p>
          </table:table-cell>
          <table:table-cell office:value-type="string">
            <text:p>, hiljem 144/70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22227">
            <text:p>2322227</text:p>
          </table:table-cell>
          <table:table-cell office:value-type="float" office:value="86406833">
            <text:p>86406833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2806089013">
            <text:p>528060890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sin 160/90 </text:p>
          </table:table-cell>
          <table:table-cell office:value-type="string">
            <text:p>160/90 </text:p>
          </table:table-cell>
          <table:table-cell office:value-type="string">
            <text:p>, pulss regulaarne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29823">
            <text:p>1029823</text:p>
          </table:table-cell>
          <table:table-cell office:value-type="float" office:value="147836972">
            <text:p>147836972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9547889495">
            <text:p>69547889495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160/103 mm HG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103">
            <text:p>10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8630">
            <text:p>1968630</text:p>
          </table:table-cell>
          <table:table-cell office:value-type="float" office:value="125795948">
            <text:p>125795948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5933699299">
            <text:p>959336992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sel ajal olnud kõrgemad , kuni 160/90 </text:p>
          </table:table-cell>
          <table:table-cell office:value-type="string">
            <text:p>160/9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29316">
            <text:p>18329316</text:p>
          </table:table-cell>
          <table:table-cell office:value-type="float" office:value="170319616">
            <text:p>170319616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ce1" office:value-type="string">
            <text:p>2013-03-28</text:p>
          </table:table-cell>
          <table:table-cell office:value-type="float" office:value="86989655437">
            <text:p>869896554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alud on vähem , RR 160/80 mm Hg</text:p>
          </table:table-cell>
          <table:table-cell office:value-type="string">
            <text:p>RR 160/80 mm Hg</text:p>
          </table:table-cell>
          <table:table-cell office:value-type="string">
            <text:p><text:s/>D=S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170581">
            <text:p>16170581</text:p>
          </table:table-cell>
          <table:table-cell office:value-type="float" office:value="189664878">
            <text:p>189664878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3647889">
            <text:p>6730436478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drug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07.00 - RR 160/70 mmHg</text:p>
          </table:table-cell>
          <table:table-cell office:value-type="string">
            <text:p>RR 16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306791">
            <text:p>23306791</text:p>
          </table:table-cell>
          <table:table-cell office:value-type="float" office:value="213207937">
            <text:p>213207937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5241180341">
            <text:p>752411803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60/90 </text:p>
          </table:table-cell>
          <table:table-cell office:value-type="string">
            <text:p>, stress , viimasel aastal nõrku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45097">
            <text:p>1745097</text:p>
          </table:table-cell>
          <table:table-cell office:value-type="float" office:value="145043930">
            <text:p>145043930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8940335135">
            <text:p>1894033513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3-minutiks taastub art RR 160/80 mmHg</text:p>
          </table:table-cell>
          <table:table-cell office:value-type="string">
            <text:p>RR 160/80 mmHg</text:p>
          </table:table-cell>
          <table:table-cell office:value-type="string">
            <text:p><text:s/>, südamesagedus 69 lööki/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416071">
            <text:p>18416071</text:p>
          </table:table-cell>
          <table:table-cell office:value-type="float" office:value="185707320">
            <text:p>185707320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71741">
            <text:p>6730305717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kuulmekiled n , vaiku ei ole , RR 160/90 mmhg</text:p>
          </table:table-cell>
          <table:table-cell office:value-type="string">
            <text:p>RR 160/90 mmhg</text:p>
          </table:table-cell>
          <table:table-cell office:value-type="string">
            <text:p><text:s/>, kodus mõõdetuna 130 , alumist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689437">
            <text:p>6689437</text:p>
          </table:table-cell>
          <table:table-cell office:value-type="float" office:value="141543344">
            <text:p>141543344</text:p>
          </table:table-cell>
          <table:table-cell office:value-type="string">
            <text:p>2012-10-11</text:p>
          </table:table-cell>
          <table:table-cell office:value-type="string">
            <text:p>S</text:p>
          </table:table-cell>
          <table:table-cell table:style-name="ce1" office:value-type="string">
            <text:p>2012-09-28</text:p>
          </table:table-cell>
          <table:table-cell office:value-type="float" office:value="18795378832">
            <text:p>1879537883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Täna visiidi ajal 160/90 mmhg</text:p>
          </table:table-cell>
          <table:table-cell office:value-type="string">
            <text:p>160/9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32579">
            <text:p>18532579</text:p>
          </table:table-cell>
          <table:table-cell office:value-type="float" office:value="171878010">
            <text:p>171878010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016329078">
            <text:p>570163290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- 160/10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33427">
            <text:p>7033427</text:p>
          </table:table-cell>
          <table:table-cell office:value-type="float" office:value="125068561">
            <text:p>125068561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table:style-name="ce1" office:value-type="string">
            <text:p>2012-05-15</text:p>
          </table:table-cell>
          <table:table-cell office:value-type="float" office:value="43520918905">
            <text:p>4352091890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table:number-columns-repeated="2" office:value-type="string">
            <text:p>RR160/100</text:p>
          </table:table-cell>
          <table:table-cell office:value-type="string">
            <text:p>fr 66x , Ravi korrigeeritud - as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526082">
            <text:p>20526082</text:p>
          </table:table-cell>
          <table:table-cell office:value-type="float" office:value="178432433">
            <text:p>178432433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6823414824">
            <text:p>868234148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isiidil 161/108 </text:p>
          </table:table-cell>
          <table:table-cell office:value-type="string">
            <text:p>161/108 </text:p>
          </table:table-cell>
          <table:table-cell office:value-type="string">
            <text:p>vahel võtnud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1">
            <text:p>161</text:p>
          </table:table-cell>
          <table:table-cell office:value-type="float" office:value="108">
            <text:p>108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76490">
            <text:p>17976490</text:p>
          </table:table-cell>
          <table:table-cell office:value-type="float" office:value="189370296">
            <text:p>189370296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4000634">
            <text:p>6730440006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idid eemaldatud , haav korras , RR 162/80</text:p>
          </table:table-cell>
          <table:table-cell office:value-type="string">
            <text:p>RR 162/8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2">
            <text:p>162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741544">
            <text:p>5741544</text:p>
          </table:table-cell>
          <table:table-cell office:value-type="float" office:value="145767571">
            <text:p>145767571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table:style-name="ce1" office:value-type="string">
            <text:p>2012-11-09</text:p>
          </table:table-cell>
          <table:table-cell office:value-type="float" office:value="62577188427">
            <text:p>6257718842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laarsed , tugevad FR - 76 L/min RR 162/90 mmHg</text:p>
          </table:table-cell>
          <table:table-cell office:value-type="string">
            <text:p>RR 162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2">
            <text:p>162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664389">
            <text:p>10664389</text:p>
          </table:table-cell>
          <table:table-cell office:value-type="float" office:value="171268455">
            <text:p>171268455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25975">
            <text:p>6730304259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ool tundi peale ravimi võtmist RR 162/90 </text:p>
          </table:table-cell>
          <table:table-cell office:value-type="string">
            <text:p>RR 162/90 </text:p>
          </table:table-cell>
          <table:table-cell office:value-type="string">
            <text:p>Pt-le antud vererõhupäevik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2">
            <text:p>162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421294">
            <text:p>18421294</text:p>
          </table:table-cell>
          <table:table-cell office:value-type="float" office:value="169590798">
            <text:p>169590798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6533672097">
            <text:p>465336720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Mõõtnud apteegis RR 185/104 ja 164/92mmhg</text:p>
          </table:table-cell>
          <table:table-cell office:value-type="string">
            <text:p>164/92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4">
            <text:p>164</text:p>
          </table:table-cell>
          <table:table-cell office:value-type="float" office:value="92">
            <text:p>9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079792">
            <text:p>17079792</text:p>
          </table:table-cell>
          <table:table-cell office:value-type="float" office:value="199578916">
            <text:p>199578916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37318">
            <text:p>6730303373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- AVR = 164/69 mmHg</text:p>
          </table:table-cell>
          <table:table-cell office:value-type="string">
            <text:p>AVR = 164/69 mmHg</text:p>
          </table:table-cell>
          <table:table-cell office:value-type="string">
            <text:p><text:s/>( ravimid võtmata ) , cor 67x ,</text:p>
          </table:table-cell>
          <table:table-cell office:value-type="string">
            <text:p>AV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4">
            <text:p>164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584621">
            <text:p>20584621</text:p>
          </table:table-cell>
          <table:table-cell office:value-type="float" office:value="154859530">
            <text:p>154859530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table:style-name="ce1" office:value-type="string">
            <text:p>2012-12-18</text:p>
          </table:table-cell>
          <table:table-cell office:value-type="float" office:value="673043096450">
            <text:p>6730430964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odus RR 164/70 </text:p>
          </table:table-cell>
          <table:table-cell office:value-type="string">
            <text:p>RR 164/70 </text:p>
          </table:table-cell>
          <table:table-cell office:value-type="string">
            <text:p>, 152/78 , 140/64 , 175/82 mmHg 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4">
            <text:p>164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32190">
            <text:p>2232190</text:p>
          </table:table-cell>
          <table:table-cell office:value-type="float" office:value="81242796">
            <text:p>81242796</text:p>
          </table:table-cell>
          <table:table-cell office:value-type="string">
            <text:p>2011-11-28</text:p>
          </table:table-cell>
          <table:table-cell office:value-type="string">
            <text:p>A</text:p>
          </table:table-cell>
          <table:table-cell table:style-name="ce1" office:value-type="string">
            <text:p>2011-11-28</text:p>
          </table:table-cell>
          <table:table-cell office:value-type="float" office:value="40652271861">
            <text:p>406522718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erif turse , õhupuudus ruttu , RR 165/90 mmHg</text:p>
          </table:table-cell>
          <table:table-cell office:value-type="string">
            <text:p>RR 165/90 mmHg</text:p>
          </table:table-cell>
          <table:table-cell office:value-type="string">
            <text:p><text:s/>ordin juurde Lercapin 510 mgx1õ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5">
            <text:p>16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158688">
            <text:p>9158688</text:p>
          </table:table-cell>
          <table:table-cell office:value-type="float" office:value="203591843">
            <text:p>203591843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44721">
            <text:p>67303034472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66/92 mmHg</text:p>
          </table:table-cell>
          <table:table-cell office:value-type="string">
            <text:p><text:s/>, väidetavalt esimest korda elu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6">
            <text:p>166</text:p>
          </table:table-cell>
          <table:table-cell office:value-type="float" office:value="92">
            <text:p>9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858745">
            <text:p>3858745</text:p>
          </table:table-cell>
          <table:table-cell office:value-type="float" office:value="149814035">
            <text:p>149814035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8769741686">
            <text:p>187697416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KG normis , RR 166/103 mm/Hg</text:p>
          </table:table-cell>
          <table:table-cell office:value-type="string">
            <text:p>RR 166/103 mm/Hg</text:p>
          </table:table-cell>
          <table:table-cell office:value-type="string">
            <text:p><text:s/>, P88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6">
            <text:p>166</text:p>
          </table:table-cell>
          <table:table-cell office:value-type="float" office:value="103">
            <text:p>103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605589">
            <text:p>17605589</text:p>
          </table:table-cell>
          <table:table-cell office:value-type="float" office:value="165406365">
            <text:p>165406365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table:style-name="ce1" office:value-type="string">
            <text:p>2013-01-17</text:p>
          </table:table-cell>
          <table:table-cell office:value-type="float" office:value="75339164860">
            <text:p>753391648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67/96/65</text:p>
          </table:table-cell>
          <table:table-cell office:value-type="string">
            <text:p><text:s/>, kõrvad ii , kopsudes puhas hk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7">
            <text:p>167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8380947">
            <text:p>8380947</text:p>
          </table:table-cell>
          <table:table-cell office:value-type="float" office:value="136348136">
            <text:p>136348136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table:style-name="ce1" office:value-type="string">
            <text:p>2012-08-31</text:p>
          </table:table-cell>
          <table:table-cell office:value-type="float" office:value="79104086840">
            <text:p>7910408684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 vasakul käel ( mm/Hg ) : 168/80 </text:p>
          </table:table-cell>
          <table:table-cell office:value-type="string">
            <text:p>168/8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8">
            <text:p>168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592585">
            <text:p>9592585</text:p>
          </table:table-cell>
          <table:table-cell office:value-type="float" office:value="166042607">
            <text:p>166042607</text:p>
          </table:table-cell>
          <table:table-cell office:value-type="string">
            <text:p>2013-03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4728425509">
            <text:p>147284255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69/100</text:p>
          </table:table-cell>
          <table:table-cell office:value-type="string">
            <text:p>-le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9">
            <text:p>169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27817">
            <text:p>1927817</text:p>
          </table:table-cell>
          <table:table-cell office:value-type="float" office:value="129901338">
            <text:p>129901338</text:p>
          </table:table-cell>
          <table:table-cell office:value-type="string">
            <text:p>2012-07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6644743457">
            <text:p>666447434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d , pärasoolt uurida ei soovi , RR 170/80 </text:p>
          </table:table-cell>
          <table:table-cell office:value-type="string">
            <text:p>RR 170/80 </text:p>
          </table:table-cell>
          <table:table-cell office:value-type="string">
            <text:p>cor 70 regul kopsudes bilat vesi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829033">
            <text:p>5829033</text:p>
          </table:table-cell>
          <table:table-cell office:value-type="float" office:value="142037580">
            <text:p>142037580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395757104">
            <text:p>4139575710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uoleku tahhükardia ( 108x ' ) , RR 170/90mmHg</text:p>
          </table:table-cell>
          <table:table-cell office:value-type="string">
            <text:p>RR 170/9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936816">
            <text:p>9936816</text:p>
          </table:table-cell>
          <table:table-cell office:value-type="float" office:value="191478179">
            <text:p>191478179</text:p>
          </table:table-cell>
          <table:table-cell office:value-type="string">
            <text:p>2013-08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6229409">
            <text:p>6730362294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, normofrekventne ( 88/min ) , RR 170/85 mmHg</text:p>
          </table:table-cell>
          <table:table-cell office:value-type="string">
            <text:p>RR 170/8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862485">
            <text:p>3862485</text:p>
          </table:table-cell>
          <table:table-cell office:value-type="float" office:value="153926460">
            <text:p>153926460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table:style-name="ce1" office:value-type="string">
            <text:p>2012-12-21</text:p>
          </table:table-cell>
          <table:table-cell office:value-type="float" office:value="42370365515">
            <text:p>423703655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70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00022">
            <text:p>20800022</text:p>
          </table:table-cell>
          <table:table-cell office:value-type="float" office:value="207247040">
            <text:p>207247040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9865568882">
            <text:p>298655688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l nädalatel RR väärtused õhtuti 170/105 </text:p>
          </table:table-cell>
          <table:table-cell office:value-type="string">
            <text:p>170/105 </text:p>
          </table:table-cell>
          <table:table-cell office:value-type="string">
            <text:p>Seetõttu raviskeemi lisatud Nebi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105">
            <text:p>10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833108">
            <text:p>8833108</text:p>
          </table:table-cell>
          <table:table-cell office:value-type="float" office:value="213923747">
            <text:p>213923747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83712">
            <text:p>67303058371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70/10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105">
            <text:p>10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5594">
            <text:p>225594</text:p>
          </table:table-cell>
          <table:table-cell office:value-type="float" office:value="141709136">
            <text:p>141709136</text:p>
          </table:table-cell>
          <table:table-cell office:value-type="string">
            <text:p>2012-10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6039837044">
            <text:p>760398370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70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151642">
            <text:p>18151642</text:p>
          </table:table-cell>
          <table:table-cell office:value-type="float" office:value="213894614">
            <text:p>213894614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83824">
            <text:p>6730305838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k on punane , Seisund rahuldav VR 170/90mmHg</text:p>
          </table:table-cell>
          <table:table-cell office:value-type="string">
            <text:p>VR 170/90mmHg</text:p>
          </table:table-cell>
          <table:table-cell/>
          <table:table-cell office:value-type="string">
            <text:p>V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394458">
            <text:p>17394458</text:p>
          </table:table-cell>
          <table:table-cell office:value-type="float" office:value="208880237">
            <text:p>208880237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34486">
            <text:p>6730304344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13.11.2013 <text:s text:c="2"/>: RR 170/80mmHg</text:p>
          </table:table-cell>
          <table:table-cell office:value-type="string">
            <text:p>RR 170/80mmHg</text:p>
          </table:table-cell>
          <table:table-cell office:value-type="string">
            <text:p><text:s/>Selg , � lav��de valutab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457265">
            <text:p>18457265</text:p>
          </table:table-cell>
          <table:table-cell office:value-type="float" office:value="211570081">
            <text:p>211570081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3057754">
            <text:p>6730430577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Pt kusagil m��tnud RR , saanud RR 170 / 80mmHg</text:p>
          </table:table-cell>
          <table:table-cell office:value-type="string">
            <text:p>RR 170 / 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128473">
            <text:p>10128473</text:p>
          </table:table-cell>
          <table:table-cell office:value-type="float" office:value="209114142">
            <text:p>209114142</text:p>
          </table:table-cell>
          <table:table-cell office:value-type="string">
            <text:p>2013-11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5379714">
            <text:p>67304537971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7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244442">
            <text:p>17244442</text:p>
          </table:table-cell>
          <table:table-cell office:value-type="float" office:value="159841892">
            <text:p>159841892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65841">
            <text:p>6730303658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* 08.01.2013 <text:s text:c="2"/>: RR 170/95 </text:p>
          </table:table-cell>
          <table:table-cell office:value-type="string">
            <text:p>RR 170/95 </text:p>
          </table:table-cell>
          <table:table-cell office:value-type="string">
            <text:p>, kaebab iiveldust , veri , sono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880705">
            <text:p>15880705</text:p>
          </table:table-cell>
          <table:table-cell office:value-type="float" office:value="187271475">
            <text:p>187271475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4351416">
            <text:p>6730443514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ne keskmine RR 141/80mmHg , Max 171/94mmHg</text:p>
          </table:table-cell>
          <table:table-cell office:value-type="string">
            <text:p>171/94mmHg</text:p>
          </table:table-cell>
          <table:table-cell office:value-type="string">
            <text:p><text:s/>ja Min 121/70mmHg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1">
            <text:p>171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615344">
            <text:p>8615344</text:p>
          </table:table-cell>
          <table:table-cell office:value-type="float" office:value="150006893">
            <text:p>150006893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table:style-name="ce1" office:value-type="string">
            <text:p>2012-11-20</text:p>
          </table:table-cell>
          <table:table-cell office:value-type="float" office:value="33614925548">
            <text:p>336149255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4 tervisekontrollis minu juures 172/100</text:p>
          </table:table-cell>
          <table:table-cell office:value-type="string">
            <text:p>172/100</text:p>
          </table:table-cell>
          <table:table-cell office:value-type="string">
            <text:p>-184/120mmHg ! ) ja 2a tagasi sa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2">
            <text:p>17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591474">
            <text:p>8591474</text:p>
          </table:table-cell>
          <table:table-cell office:value-type="float" office:value="145890729">
            <text:p>145890729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table:style-name="ce1" office:value-type="string">
            <text:p>2012-07-10</text:p>
          </table:table-cell>
          <table:table-cell office:value-type="float" office:value="53611137078">
            <text:p>536111370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73/114mmHg</text:p>
          </table:table-cell>
          <table:table-cell office:value-type="string">
            <text:p><text:s/>, fr 87x ´ Vajalik vererõhuravi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3">
            <text:p>173</text:p>
          </table:table-cell>
          <table:table-cell office:value-type="float" office:value="114">
            <text:p>11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533602">
            <text:p>9533602</text:p>
          </table:table-cell>
          <table:table-cell office:value-type="float" office:value="179456090">
            <text:p>179456090</text:p>
          </table:table-cell>
          <table:table-cell office:value-type="string">
            <text:p>2013-05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1876317">
            <text:p>67304187631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Hemodünaamika stabiilne , RR=173/90mmHg</text:p>
          </table:table-cell>
          <table:table-cell office:value-type="string">
            <text:p>RR=173/90mmHg</text:p>
          </table:table-cell>
          <table:table-cell office:value-type="string">
            <text:p><text:s/>EMO intensiivsaalis haige intub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3">
            <text:p>173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48341">
            <text:p>10948341</text:p>
          </table:table-cell>
          <table:table-cell office:value-type="float" office:value="219549103">
            <text:p>219549103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ce1" office:value-type="string">
            <text:p>2013-11-20</text:p>
          </table:table-cell>
          <table:table-cell office:value-type="float" office:value="97000188899">
            <text:p>970001888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Max BP : 178/89 </text:p>
          </table:table-cell>
          <table:table-cell office:value-type="string">
            <text:p>178/89 </text:p>
          </table:table-cell>
          <table:table-cell office:value-type="string">
            <text:p>Maximum Workload : 10.20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8">
            <text:p>178</text:p>
          </table:table-cell>
          <table:table-cell office:value-type="float" office:value="89">
            <text:p>89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80627">
            <text:p>20980627</text:p>
          </table:table-cell>
          <table:table-cell office:value-type="float" office:value="197604443">
            <text:p>197604443</text:p>
          </table:table-cell>
          <table:table-cell office:value-type="string">
            <text:p>2013-09-14</text:p>
          </table:table-cell>
          <table:table-cell office:value-type="string">
            <text:p>A</text:p>
          </table:table-cell>
          <table:table-cell table:style-name="ce1" office:value-type="string">
            <text:p>2013-09-13</text:p>
          </table:table-cell>
          <table:table-cell office:value-type="float" office:value="673045149159">
            <text:p>6730451491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ulss 63 , SpO298 , RR 178/97 </text:p>
          </table:table-cell>
          <table:table-cell office:value-type="string">
            <text:p>RR 178/97 </text:p>
          </table:table-cell>
          <table:table-cell office:value-type="string">
            <text:p>, T 36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8">
            <text:p>178</text:p>
          </table:table-cell>
          <table:table-cell office:value-type="float" office:value="97">
            <text:p>97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84389">
            <text:p>19884389</text:p>
          </table:table-cell>
          <table:table-cell office:value-type="float" office:value="207489290">
            <text:p>207489290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4457572723">
            <text:p>744575727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iimasel ajal RR kuni 180/100 </text:p>
          </table:table-cell>
          <table:table-cell office:value-type="string">
            <text:p>180/10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224198">
            <text:p>20224198</text:p>
          </table:table-cell>
          <table:table-cell office:value-type="float" office:value="172294405">
            <text:p>172294405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table:style-name="ce1" office:value-type="string">
            <text:p>2013-04-17</text:p>
          </table:table-cell>
          <table:table-cell office:value-type="float" office:value="20667234305">
            <text:p>206672343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: EKG dünamikata , RR 180/80 mmHg</text:p>
          </table:table-cell>
          <table:table-cell office:value-type="string">
            <text:p>RR 180/80 mmHg</text:p>
          </table:table-cell>
          <table:table-cell office:value-type="string">
            <text:p><text:s/>( täna tabl võtmata ) , tursed 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911343">
            <text:p>11911343</text:p>
          </table:table-cell>
          <table:table-cell office:value-type="float" office:value="214885728">
            <text:p>214885728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498258863">
            <text:p>934982588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- 180/90 </text:p>
          </table:table-cell>
          <table:table-cell office:value-type="float" office:value="0">
            <text:p>0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46494">
            <text:p>19746494</text:p>
          </table:table-cell>
          <table:table-cell office:value-type="float" office:value="179594801">
            <text:p>179594801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4635493565">
            <text:p>946354935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: 9001 RR on kõrgenenud õhtuti 180/120 </text:p>
          </table:table-cell>
          <table:table-cell office:value-type="string">
            <text:p>180/120 </text:p>
          </table:table-cell>
          <table:table-cell office:value-type="string">
            <text:p>Valu kõhuse üles paremal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51033">
            <text:p>2251033</text:p>
          </table:table-cell>
          <table:table-cell office:value-type="float" office:value="87903727">
            <text:p>87903727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741042845">
            <text:p>247410428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80/95 </text:p>
          </table:table-cell>
          <table:table-cell office:value-type="string">
            <text:p>fc regul , gly 5,8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218431">
            <text:p>12218431</text:p>
          </table:table-cell>
          <table:table-cell office:value-type="float" office:value="192239078">
            <text:p>192239078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table:style-name="ce1" office:value-type="string">
            <text:p>2013-08-13</text:p>
          </table:table-cell>
          <table:table-cell office:value-type="float" office:value="74408971036">
            <text:p>744089710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RRR 180/82 </text:p>
          </table:table-cell>
          <table:table-cell office:value-type="string">
            <text:p>RR 180/82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997663">
            <text:p>20997663</text:p>
          </table:table-cell>
          <table:table-cell office:value-type="float" office:value="200041077">
            <text:p>200041077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2156244549">
            <text:p>921562445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<text:s/>valud rinnus , raske hingata , vererõhk 180/90</text:p>
          </table:table-cell>
          <table:table-cell office:value-type="string">
            <text:p>vererõhk 180/90</text:p>
          </table:table-cell>
          <table:table-cell office:value-type="string">
            <text:p>-160/98 mm Hg , sama moodi kaota</text:p>
          </table:table-cell>
          <table:table-cell office:value-type="string">
            <text:p>vererõhk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462421">
            <text:p>10462421</text:p>
          </table:table-cell>
          <table:table-cell office:value-type="float" office:value="157709015">
            <text:p>157709015</text:p>
          </table:table-cell>
          <table:table-cell office:value-type="string">
            <text:p>2013-01-18</text:p>
          </table:table-cell>
          <table:table-cell office:value-type="string">
            <text:p>S</text:p>
          </table:table-cell>
          <table:table-cell table:style-name="ce1" office:value-type="string">
            <text:p>2013-01-09</text:p>
          </table:table-cell>
          <table:table-cell office:value-type="float" office:value="91833973487">
            <text:p>918339734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09.01.2013 - RR 180/110 mmHg</text:p>
          </table:table-cell>
          <table:table-cell office:value-type="string">
            <text:p>RR 180/11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970368">
            <text:p>19970368</text:p>
          </table:table-cell>
          <table:table-cell office:value-type="float" office:value="189235618">
            <text:p>189235618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834577785">
            <text:p>398345777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Obj '-lt : RR 182/96 </text:p>
          </table:table-cell>
          <table:table-cell office:value-type="string">
            <text:p>RR 182/96 </text:p>
          </table:table-cell>
          <table:table-cell office:value-type="string">
            <text:p>sin ; Captorpil 25 mg p/o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2">
            <text:p>182</text:p>
          </table:table-cell>
          <table:table-cell office:value-type="float" office:value="96">
            <text:p>96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615345">
            <text:p>8615345</text:p>
          </table:table-cell>
          <table:table-cell office:value-type="float" office:value="150006893">
            <text:p>150006893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table:style-name="ce1" office:value-type="string">
            <text:p>2012-11-20</text:p>
          </table:table-cell>
          <table:table-cell office:value-type="float" office:value="33614925548">
            <text:p>336149255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kontrollis minu juures 172/100-184/120mmHg</text:p>
          </table:table-cell>
          <table:table-cell office:value-type="string">
            <text:p>184/120mmHg</text:p>
          </table:table-cell>
          <table:table-cell office:value-type="string">
            <text:p><text:s/>! ) ja 2a tagasi saanud ka 3 ku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4">
            <text:p>184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71715">
            <text:p>9471715</text:p>
          </table:table-cell>
          <table:table-cell office:value-type="float" office:value="207578712">
            <text:p>207578712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0755757">
            <text:p>67303075575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NIHSS 3p Vererõhk 187/104mmHG</text:p>
          </table:table-cell>
          <table:table-cell office:value-type="string">
            <text:p>Vererõhk 187/104mmHG</text:p>
          </table:table-cell>
          <table:table-cell office:value-type="string">
            <text:p><text:s/>, EKG-s siinusrütm sagedusega 7</text:p>
          </table:table-cell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7">
            <text:p>187</text:p>
          </table:table-cell>
          <table:table-cell office:value-type="float" office:value="104">
            <text:p>10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66463">
            <text:p>4066463</text:p>
          </table:table-cell>
          <table:table-cell office:value-type="float" office:value="127129466">
            <text:p>127129466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table:style-name="ce1" office:value-type="string">
            <text:p>2012-06-11</text:p>
          </table:table-cell>
          <table:table-cell office:value-type="float" office:value="99895078177">
            <text:p>998950781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Patsiendi vererõhk on 187/124 </text:p>
          </table:table-cell>
          <table:table-cell office:value-type="string">
            <text:p>187/124 </text:p>
          </table:table-cell>
          <table:table-cell office:value-type="string">
            <text:p>, patsient on saadud koju ja tul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7">
            <text:p>187</text:p>
          </table:table-cell>
          <table:table-cell office:value-type="float" office:value="124">
            <text:p>12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925177">
            <text:p>8925177</text:p>
          </table:table-cell>
          <table:table-cell office:value-type="float" office:value="186501314">
            <text:p>186501314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4667622741">
            <text:p>5466762274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x koormus - taastumine ) 125/88,188/110</text:p>
          </table:table-cell>
          <table:table-cell office:value-type="string">
            <text:p>188/110</text:p>
          </table:table-cell>
          <table:table-cell office:value-type="string">
            <text:p>,130/80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8">
            <text:p>188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17427">
            <text:p>19517427</text:p>
          </table:table-cell>
          <table:table-cell office:value-type="float" office:value="206616041">
            <text:p>206616041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4446465284">
            <text:p>144464652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190/100 </text:p>
          </table:table-cell>
          <table:table-cell office:value-type="string">
            <text:p>. 23.09.13 Abd sonogr :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215700">
            <text:p>3215700</text:p>
          </table:table-cell>
          <table:table-cell office:value-type="float" office:value="80448419">
            <text:p>80448419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table:style-name="ce1" office:value-type="string">
            <text:p>2012-01-12</text:p>
          </table:table-cell>
          <table:table-cell office:value-type="float" office:value="13231329514">
            <text:p>132313295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S1 innervatsiooni alal vasakul RR 191/112 mmHg</text:p>
          </table:table-cell>
          <table:table-cell office:value-type="string">
            <text:p>RR 191/112 mmHg</text:p>
          </table:table-cell>
          <table:table-cell office:value-type="string">
            <text:p><text:s/>,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91">
            <text:p>191</text:p>
          </table:table-cell>
          <table:table-cell office:value-type="float" office:value="112">
            <text:p>112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280975">
            <text:p>17280975</text:p>
          </table:table-cell>
          <table:table-cell office:value-type="float" office:value="199825039">
            <text:p>199825039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63115">
            <text:p>6730303631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ntud metoprolol 50mg EKG fr 120 RR195/100 </text:p>
          </table:table-cell>
          <table:table-cell office:value-type="string">
            <text:p>RR195/100 </text:p>
          </table:table-cell>
          <table:table-cell office:value-type="string">
            <text:p>isheemia tagaseinas ord imdur 30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95">
            <text:p>195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36760">
            <text:p>1736760</text:p>
          </table:table-cell>
          <table:table-cell office:value-type="float" office:value="145016200">
            <text:p>145016200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9693522175">
            <text:p>7969352217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?\s*(?P&lt;pulse&gt;(([12][0-9]{2})|([3-9][0-9]))))\s*(?P&lt;unit&gt;(((l</text:p>
          </table:table-cell>
          <table:table-cell office:value-type="string">
            <text:p>NULL</text:p>
          </table:table-cell>
          <table:table-cell office:value-type="string">
            <text:p><text:s/>koormus - taastumine ) 150/105-195/120</text:p>
          </table:table-cell>
          <table:table-cell office:value-type="string">
            <text:p>195/120</text:p>
          </table:table-cell>
          <table:table-cell office:value-type="string">
            <text:p>-150/100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95">
            <text:p>195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890161">
            <text:p>9890161</text:p>
          </table:table-cell>
          <table:table-cell office:value-type="float" office:value="169534082">
            <text:p>169534082</text:p>
          </table:table-cell>
          <table:table-cell office:value-type="string">
            <text:p>2013-03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3972893411">
            <text:p>2397289341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est süvenenud RR tõusuga ( kuni 200/100mmHg</text:p>
          </table:table-cell>
          <table:table-cell office:value-type="string">
            <text:p>200/100mmHg</text:p>
          </table:table-cell>
          <table:table-cell office:value-type="string">
            <text:p><text:s/>, tavaliselt 140/80mmHg ) kaasa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33440">
            <text:p>2033440</text:p>
          </table:table-cell>
          <table:table-cell office:value-type="float" office:value="101216357">
            <text:p>101216357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6467293756">
            <text:p>464672937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200/10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905888">
            <text:p>3905888</text:p>
          </table:table-cell>
          <table:table-cell office:value-type="float" office:value="139159101">
            <text:p>139159101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1317999016">
            <text:p>813179990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<text:s/>järsku tekib vererõhu tõus üle 200 mmHg</text:p>
          </table:table-cell>
          <table:table-cell office:value-type="string">
            <text:p>200 mmHg</text:p>
          </table:table-cell>
          <table:table-cell office:value-type="string">
            <text:p>Seoses abikaasa raske haigusega 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20361">
            <text:p>6520361</text:p>
          </table:table-cell>
          <table:table-cell office:value-type="float" office:value="132302455">
            <text:p>132302455</text:p>
          </table:table-cell>
          <table:table-cell office:value-type="string">
            <text:p>2012-08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6443811588">
            <text:p>3644381158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al kodus oli olnud vererõhk üle 200/100mmHg</text:p>
          </table:table-cell>
          <table:table-cell office:value-type="string">
            <text:p>200/100mmHg</text:p>
          </table:table-cell>
          <table:table-cell office:value-type="string">
            <text:p><text:s/>, siis kaasnesid ka tasakaaluhä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012066">
            <text:p>18012066</text:p>
          </table:table-cell>
          <table:table-cell office:value-type="float" office:value="183997848">
            <text:p>183997848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3273842171">
            <text:p>432738421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RR väärtused korduvalt üle 200 mmHg</text:p>
          </table:table-cell>
          <table:table-cell office:value-type="string">
            <text:p>20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652459">
            <text:p>17652459</text:p>
          </table:table-cell>
          <table:table-cell office:value-type="float" office:value="159582883">
            <text:p>159582883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646853195">
            <text:p>476468531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16.01.2013 : vererõhu tõus kuni 200 mmHg</text:p>
          </table:table-cell>
          <table:table-cell office:value-type="string">
            <text:p>20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147665">
            <text:p>9147665</text:p>
          </table:table-cell>
          <table:table-cell office:value-type="float" office:value="206850456">
            <text:p>206850456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0910578269">
            <text:p>50910578269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u RR 120/78 mmHg , maksimaalne RR 200/84 mmHg</text:p>
          </table:table-cell>
          <table:table-cell office:value-type="string">
            <text:p>RR 200/84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39216">
            <text:p>1539216</text:p>
          </table:table-cell>
          <table:table-cell office:value-type="float" office:value="81247591">
            <text:p>81247591</text:p>
          </table:table-cell>
          <table:table-cell office:value-type="string">
            <text:p>2012-01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1869517235">
            <text:p>51869517235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1 min 203/100</text:p>
          </table:table-cell>
          <table:table-cell office:value-type="string">
            <text:p>203/100</text:p>
          </table:table-cell>
          <table:table-cell office:value-type="float" office:value="57">
            <text:p>57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3">
            <text:p>203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24416">
            <text:p>1724416</text:p>
          </table:table-cell>
          <table:table-cell office:value-type="float" office:value="136295368">
            <text:p>136295368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6993564612">
            <text:p>2699356461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u RR 150/90 mmHg , maksimaalne RR 210/110 mmHg</text:p>
          </table:table-cell>
          <table:table-cell office:value-type="string">
            <text:p>RR 210/11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10">
            <text:p>21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653590">
            <text:p>3653590</text:p>
          </table:table-cell>
          <table:table-cell office:value-type="float" office:value="146787593">
            <text:p>146787593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6731242921">
            <text:p>867312429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<text:s/>mm Hg - 200/100 mm Hg , peavaluVR - 210/110 mm Hg</text:p>
          </table:table-cell>
          <table:table-cell office:value-type="string">
            <text:p>VR - 210/110 mm Hg</text:p>
          </table:table-cell>
          <table:table-cell office:value-type="string">
            <text:p><text:s/>- 200/100 mm Hg , peavalu</text:p>
          </table:table-cell>
          <table:table-cell office:value-type="string">
            <text:p>V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10">
            <text:p>21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29905">
            <text:p>329905</text:p>
          </table:table-cell>
          <table:table-cell office:value-type="float" office:value="138551628">
            <text:p>138551628</text:p>
          </table:table-cell>
          <table:table-cell office:value-type="string">
            <text:p>2012-09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0872415125">
            <text:p>108724151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vererõhu näitajad tõusmine kuni 220/120 </text:p>
          </table:table-cell>
          <table:table-cell office:value-type="string">
            <text:p>220/120 </text:p>
          </table:table-cell>
          <table:table-cell office:value-type="string">
            <text:p>, diagnoositi p-l hüpertooniatõb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20">
            <text:p>220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01989">
            <text:p>1601989</text:p>
          </table:table-cell>
          <table:table-cell office:value-type="float" office:value="130090412">
            <text:p>130090412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821630132">
            <text:p>4182163013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ku RR 140/85 mmHg , maksimaalne RR 220/105 mmHg</text:p>
          </table:table-cell>
          <table:table-cell office:value-type="string">
            <text:p>RR 220/10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20">
            <text:p>220</text:p>
          </table:table-cell>
          <table:table-cell office:value-type="float" office:value="105">
            <text:p>10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051428">
            <text:p>6051428</text:p>
          </table:table-cell>
          <table:table-cell office:value-type="float" office:value="89032364">
            <text:p>89032364</text:p>
          </table:table-cell>
          <table:table-cell office:value-type="string">
            <text:p>2012-04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8010488517">
            <text:p>7801048851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ga kaasuvalt vererõhu tõus kuni 220/120mmHg</text:p>
          </table:table-cell>
          <table:table-cell office:value-type="string">
            <text:p>220/120mmHg</text:p>
          </table:table-cell>
          <table:table-cell office:value-type="string">
            <text:p><text:s/>ja peavalu korduvalt pöördunud 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20">
            <text:p>220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431616">
            <text:p>9431616</text:p>
          </table:table-cell>
          <table:table-cell office:value-type="float" office:value="191807446">
            <text:p>191807446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846273814">
            <text:p>4484627381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Max BP : 220/80 </text:p>
          </table:table-cell>
          <table:table-cell office:value-type="string">
            <text:p>220/80 </text:p>
          </table:table-cell>
          <table:table-cell office:value-type="string">
            <text:p>Maximum Workload : 10.20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20">
            <text:p>2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944561">
            <text:p>8944561</text:p>
          </table:table-cell>
          <table:table-cell office:value-type="float" office:value="218108654">
            <text:p>218108654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6623451">
            <text:p>67304662345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table:number-columns-repeated="2" office:value-type="string">
            <text:p>RR 235/131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35">
            <text:p>235</text:p>
          </table:table-cell>
          <table:table-cell office:value-type="float" office:value="131">
            <text:p>131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100872">
            <text:p>9100872</text:p>
          </table:table-cell>
          <table:table-cell office:value-type="float" office:value="200581052">
            <text:p>200581052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45917">
            <text:p>67303054591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u RR 140/100 mmHg , maksimaalne RR 240/115 mmHg</text:p>
          </table:table-cell>
          <table:table-cell office:value-type="string">
            <text:p>RR 240/11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40">
            <text:p>240</text:p>
          </table:table-cell>
          <table:table-cell office:value-type="float" office:value="115">
            <text:p>115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892379">
            <text:p>23892379</text:p>
          </table:table-cell>
          <table:table-cell office:value-type="float" office:value="181181648">
            <text:p>181181648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table:style-name="ce1" office:value-type="string">
            <text:p>2013-06-04</text:p>
          </table:table-cell>
          <table:table-cell office:value-type="float" office:value="673030322802">
            <text:p>6730303228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fr|siinusrütm|SR|süs/dia))\s*(\-|=|oli|olnud)?\s*)?(?P&lt;systolic&gt;(([12][0-9]{2})|([3-9][0-9])))\s*/\s*(?P&lt;diastolic&gt;(([12][0-9]{2})|([3-9][0-9])))(\s*(/\s*(?P&lt;pulse&gt;(([12][0-9]{2})|([3-9][0-9]))))?(?P&lt;unit&gt;(mm|Mm|</text:p>
          </table:table-cell>
          <table:table-cell office:value-type="string">
            <text:p>NULL</text:p>
          </table:table-cell>
          <table:table-cell office:value-type="string">
            <text:p>Max vererõhk koormusel 242/104 mmHg</text:p>
          </table:table-cell>
          <table:table-cell office:value-type="string">
            <text:p>242/104 mmHg</text:p>
          </table:table-cell>
          <table:table-cell office:value-type="string">
            <text:p><text:s/>.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42">
            <text:p>242</text:p>
          </table:table-cell>
          <table:table-cell office:value-type="float" office:value="104">
            <text:p>104</text:p>
          </table:table-cell>
          <table:table-cell office:value-type="string">
            <text:p>NULL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.00.0000</text:date>, <text:time style:data-style-name="N2" text:time-value="0000-00-00T19:21:53.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6T12:17:14.82</dc:date>
    <meta:generator>LibreOffice/4.0.0.3$Windows_x86 LibreOffice_project/7545bee9c2a0782548772a21bc84a9dcc583b89</meta:generator>
    <meta:document-statistic meta:table-count="1" meta:cell-count="14929" meta:object-count="0"/>
  </office:meta>
</office:document-meta>
</file>